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9in"/>
    </style:style>
    <style:style style:name="co3" style:family="table-column">
      <style:table-column-properties fo:break-before="auto" style:column-width="0.3339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572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1.8902in"/>
    </style:style>
    <style:style style:name="co8" style:family="table-column">
      <style:table-column-properties fo:break-before="auto" style:column-width="4.1055in"/>
    </style:style>
    <style:style style:name="co9" style:family="table-column">
      <style:table-column-properties fo:break-before="auto" style:column-width="1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6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0">
      <style:table-cell-properties fo:background-color="#ffff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99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7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1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1" table:default-cell-style-name="ce5"/>
        <table:table-column table:style-name="co1" table:default-cell-style-name="ce7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3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11"/>
        <table:table-column table:style-name="co1" table:number-columns-repeated="16369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hms</text:p>
          </table:table-cell>
          <table:table-cell table:style-name="ce1" office:value-type="string" calcext:value-type="string">
            <text:p>Farads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I</text:p>
          </table:table-cell>
          <table:table-cell table:style-name="ce1" office:value-type="string" calcext:value-type="string">
            <text:p>Volts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Amps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Image</text:p>
          </table:table-cell>
          <table:table-cell table:style-name="ce9" office:value-type="string" calcext:value-type="string">
            <text:p>Link (Ctrl click)</text:p>
          </table:table-cell>
          <table:table-cell table:style-name="ce12"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]+[.C2]" office:value-type="float" office:value="0" calcext:value-type="float">
            <text:p>0</text:p>
          </table:table-cell>
          <table:table-cell table:style-name="ce6" table:formula="of:=IF([.D2]&gt;=1000000; TEXT([.D2]/1000000; &quot;0.0#&quot;)&amp;&quot; M&quot;; IF([.D2]&gt;=1000; TEXT([.D2]/1000; &quot;0.0#&quot;)&amp;&quot; k&quot;;  IF([.D2]&gt;=1; TEXT([.D2]; &quot;0.0#&quot;);IF([.D2]&gt;=0.001; TEXT([.D2]*1000; &quot;0.0#&quot;)&amp;&quot; m&quot;; IF([.D2]&gt;=0.000001; TEXT([.D2]*1000000; &quot;0.0#&quot;)&amp;&quot; µ&quot;;IF([.D2]&gt;=0.000000001; TEXT([.D2]*1000000000; &quot;0.0#&quot;)&amp;&quot; n&quot;; IF([.D2]&gt;=0.000000000001; TEXT([.D2]*1000000000000; &quot;0.0#&quot;)&amp;&quot; p&quot;;TEXT([.D2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]+[.C3]" office:value-type="float" office:value="1" calcext:value-type="float">
            <text:p>1</text:p>
          </table:table-cell>
          <table:table-cell table:style-name="ce6" table:formula="of:=IF([.D3]&gt;=1000000; TEXT([.D3]/1000000; &quot;0.0#&quot;)&amp;&quot; M&quot;; IF([.D3]&gt;=1000; TEXT([.D3]/1000; &quot;0.0#&quot;)&amp;&quot; k&quot;;  IF([.D3]&gt;=1; TEXT([.D3]; &quot;0.0#&quot;);IF([.D3]&gt;=0.001; TEXT([.D3]*1000; &quot;0.0#&quot;)&amp;&quot; m&quot;; IF([.D3]&gt;=0.000001; TEXT([.D3]*1000000; &quot;0.0#&quot;)&amp;&quot; µ&quot;;IF([.D3]&gt;=0.000000001; TEXT([.D3]*1000000000; &quot;0.0#&quot;)&amp;&quot; n&quot;; IF([.D3]&gt;=0.000000000001; TEXT([.D3]*1000000000000; &quot;0.0#&quot;)&amp;&quot; p&quot;;TEXT([.D3]; &quot;0.0#&quot;))))))))" office:value-type="string" office:string-value="1.0" calcext:value-type="string">
            <text:p>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[.B4]+[.C4]" office:value-type="float" office:value="1.1" calcext:value-type="float">
            <text:p>1.1</text:p>
          </table:table-cell>
          <table:table-cell table:style-name="ce6" table:formula="of:=IF([.D4]&gt;=1000000; TEXT([.D4]/1000000; &quot;0.0#&quot;)&amp;&quot; M&quot;; IF([.D4]&gt;=1000; TEXT([.D4]/1000; &quot;0.0#&quot;)&amp;&quot; k&quot;;  IF([.D4]&gt;=1; TEXT([.D4]; &quot;0.0#&quot;);IF([.D4]&gt;=0.001; TEXT([.D4]*1000; &quot;0.0#&quot;)&amp;&quot; m&quot;; IF([.D4]&gt;=0.000001; TEXT([.D4]*1000000; &quot;0.0#&quot;)&amp;&quot; µ&quot;;IF([.D4]&gt;=0.000000001; TEXT([.D4]*1000000000; &quot;0.0#&quot;)&amp;&quot; n&quot;; IF([.D4]&gt;=0.000000000001; TEXT([.D4]*1000000000000; &quot;0.0#&quot;)&amp;&quot; p&quot;;TEXT([.D4]; &quot;0.0#&quot;))))))))" office:value-type="string" office:string-value="1.1" calcext:value-type="string">
            <text:p>1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B5]+[.C5]" office:value-type="float" office:value="1.2" calcext:value-type="float">
            <text:p>1.2</text:p>
          </table:table-cell>
          <table:table-cell table:style-name="ce6" table:formula="of:=IF([.D5]&gt;=1000000; TEXT([.D5]/1000000; &quot;0.0#&quot;)&amp;&quot; M&quot;; IF([.D5]&gt;=1000; TEXT([.D5]/1000; &quot;0.0#&quot;)&amp;&quot; k&quot;;  IF([.D5]&gt;=1; TEXT([.D5]; &quot;0.0#&quot;);IF([.D5]&gt;=0.001; TEXT([.D5]*1000; &quot;0.0#&quot;)&amp;&quot; m&quot;; IF([.D5]&gt;=0.000001; TEXT([.D5]*1000000; &quot;0.0#&quot;)&amp;&quot; µ&quot;;IF([.D5]&gt;=0.000000001; TEXT([.D5]*1000000000; &quot;0.0#&quot;)&amp;&quot; n&quot;; IF([.D5]&gt;=0.000000000001; TEXT([.D5]*1000000000000; &quot;0.0#&quot;)&amp;&quot; p&quot;;TEXT([.D5]; &quot;0.0#&quot;))))))))" office:value-type="string" office:string-value="1.2" calcext:value-type="string">
            <text:p>1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.1" calcext:value-type="float">
            <text:p>9.1</text:p>
          </table:table-cell>
          <table:table-cell/>
          <table:table-cell table:formula="of:=[.B6]+[.C6]" office:value-type="float" office:value="9.1" calcext:value-type="float">
            <text:p>9.1</text:p>
          </table:table-cell>
          <table:table-cell table:style-name="ce6" table:formula="of:=IF([.D6]&gt;=1000000; TEXT([.D6]/1000000; &quot;0.0#&quot;)&amp;&quot; M&quot;; IF([.D6]&gt;=1000; TEXT([.D6]/1000; &quot;0.0#&quot;)&amp;&quot; k&quot;;  IF([.D6]&gt;=1; TEXT([.D6]; &quot;0.0#&quot;);IF([.D6]&gt;=0.001; TEXT([.D6]*1000; &quot;0.0#&quot;)&amp;&quot; m&quot;; IF([.D6]&gt;=0.000001; TEXT([.D6]*1000000; &quot;0.0#&quot;)&amp;&quot; µ&quot;;IF([.D6]&gt;=0.000000001; TEXT([.D6]*1000000000; &quot;0.0#&quot;)&amp;&quot; n&quot;; IF([.D6]&gt;=0.000000000001; TEXT([.D6]*1000000000000; &quot;0.0#&quot;)&amp;&quot; p&quot;;TEXT([.D6]; &quot;0.0#&quot;))))))))" office:value-type="string" office:string-value="9.1" calcext:value-type="string">
            <text:p>9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7]+[.C7]" office:value-type="float" office:value="10" calcext:value-type="float">
            <text:p>10</text:p>
          </table:table-cell>
          <table:table-cell table:style-name="ce6" table:formula="of:=IF([.D7]&gt;=1000000; TEXT([.D7]/1000000; &quot;0.0#&quot;)&amp;&quot; M&quot;; IF([.D7]&gt;=1000; TEXT([.D7]/1000; &quot;0.0#&quot;)&amp;&quot; k&quot;;  IF([.D7]&gt;=1; TEXT([.D7]; &quot;0.0#&quot;);IF([.D7]&gt;=0.001; TEXT([.D7]*1000; &quot;0.0#&quot;)&amp;&quot; m&quot;; IF([.D7]&gt;=0.000001; TEXT([.D7]*1000000; &quot;0.0#&quot;)&amp;&quot; µ&quot;;IF([.D7]&gt;=0.000000001; TEXT([.D7]*1000000000; &quot;0.0#&quot;)&amp;&quot; n&quot;; IF([.D7]&gt;=0.000000000001; TEXT([.D7]*1000000000000; &quot;0.0#&quot;)&amp;&quot; p&quot;;TEXT([.D7]; &quot;0.0#&quot;))))))))" office:value-type="string" office:string-value="10.0" calcext:value-type="string">
            <text:p>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8]+[.C8]" office:value-type="float" office:value="11" calcext:value-type="float">
            <text:p>11</text:p>
          </table:table-cell>
          <table:table-cell table:style-name="ce6" table:formula="of:=IF([.D8]&gt;=1000000; TEXT([.D8]/1000000; &quot;0.0#&quot;)&amp;&quot; M&quot;; IF([.D8]&gt;=1000; TEXT([.D8]/1000; &quot;0.0#&quot;)&amp;&quot; k&quot;;  IF([.D8]&gt;=1; TEXT([.D8]; &quot;0.0#&quot;);IF([.D8]&gt;=0.001; TEXT([.D8]*1000; &quot;0.0#&quot;)&amp;&quot; m&quot;; IF([.D8]&gt;=0.000001; TEXT([.D8]*1000000; &quot;0.0#&quot;)&amp;&quot; µ&quot;;IF([.D8]&gt;=0.000000001; TEXT([.D8]*1000000000; &quot;0.0#&quot;)&amp;&quot; n&quot;; IF([.D8]&gt;=0.000000000001; TEXT([.D8]*1000000000000; &quot;0.0#&quot;)&amp;&quot; p&quot;;TEXT([.D8]; &quot;0.0#&quot;))))))))" office:value-type="string" office:string-value="11.0" calcext:value-type="string">
            <text:p>1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9]+[.C9]" office:value-type="float" office:value="12" calcext:value-type="float">
            <text:p>12</text:p>
          </table:table-cell>
          <table:table-cell table:style-name="ce6" table:formula="of:=IF([.D9]&gt;=1000000; TEXT([.D9]/1000000; &quot;0.0#&quot;)&amp;&quot; M&quot;; IF([.D9]&gt;=1000; TEXT([.D9]/1000; &quot;0.0#&quot;)&amp;&quot; k&quot;;  IF([.D9]&gt;=1; TEXT([.D9]; &quot;0.0#&quot;);IF([.D9]&gt;=0.001; TEXT([.D9]*1000; &quot;0.0#&quot;)&amp;&quot; m&quot;; IF([.D9]&gt;=0.000001; TEXT([.D9]*1000000; &quot;0.0#&quot;)&amp;&quot; µ&quot;;IF([.D9]&gt;=0.000000001; TEXT([.D9]*1000000000; &quot;0.0#&quot;)&amp;&quot; n&quot;; IF([.D9]&gt;=0.000000000001; TEXT([.D9]*1000000000000; &quot;0.0#&quot;)&amp;&quot; p&quot;;TEXT([.D9]; &quot;0.0#&quot;))))))))" office:value-type="string" office:string-value="12.0" calcext:value-type="string">
            <text:p>1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10]+[.C10]" office:value-type="float" office:value="82" calcext:value-type="float">
            <text:p>82</text:p>
          </table:table-cell>
          <table:table-cell table:style-name="ce6" table:formula="of:=IF([.D10]&gt;=1000000; TEXT([.D10]/1000000; &quot;0.0#&quot;)&amp;&quot; M&quot;; IF([.D10]&gt;=1000; TEXT([.D10]/1000; &quot;0.0#&quot;)&amp;&quot; k&quot;;  IF([.D10]&gt;=1; TEXT([.D10]; &quot;0.0#&quot;);IF([.D10]&gt;=0.001; TEXT([.D10]*1000; &quot;0.0#&quot;)&amp;&quot; m&quot;; IF([.D10]&gt;=0.000001; TEXT([.D10]*1000000; &quot;0.0#&quot;)&amp;&quot; µ&quot;;IF([.D10]&gt;=0.000000001; TEXT([.D10]*1000000000; &quot;0.0#&quot;)&amp;&quot; n&quot;; IF([.D10]&gt;=0.000000000001; TEXT([.D10]*1000000000000; &quot;0.0#&quot;)&amp;&quot; p&quot;;TEXT([.D10]; &quot;0.0#&quot;))))))))" office:value-type="string" office:string-value="82.0" calcext:value-type="string">
            <text:p>8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B11]+[.C11]" office:value-type="float" office:value="91" calcext:value-type="float">
            <text:p>91</text:p>
          </table:table-cell>
          <table:table-cell table:style-name="ce6" table:formula="of:=IF([.D11]&gt;=1000000; TEXT([.D11]/1000000; &quot;0.0#&quot;)&amp;&quot; M&quot;; IF([.D11]&gt;=1000; TEXT([.D11]/1000; &quot;0.0#&quot;)&amp;&quot; k&quot;;  IF([.D11]&gt;=1; TEXT([.D11]; &quot;0.0#&quot;);IF([.D11]&gt;=0.001; TEXT([.D11]*1000; &quot;0.0#&quot;)&amp;&quot; m&quot;; IF([.D11]&gt;=0.000001; TEXT([.D11]*1000000; &quot;0.0#&quot;)&amp;&quot; µ&quot;;IF([.D11]&gt;=0.000000001; TEXT([.D11]*1000000000; &quot;0.0#&quot;)&amp;&quot; n&quot;; IF([.D11]&gt;=0.000000000001; TEXT([.D11]*1000000000000; &quot;0.0#&quot;)&amp;&quot; p&quot;;TEXT([.D11]; &quot;0.0#&quot;))))))))" office:value-type="string" office:string-value="91.0" calcext:value-type="string">
            <text:p>9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12]+[.C12]" office:value-type="float" office:value="100" calcext:value-type="float">
            <text:p>100</text:p>
          </table:table-cell>
          <table:table-cell table:style-name="ce6" table:formula="of:=IF([.D12]&gt;=1000000; TEXT([.D12]/1000000; &quot;0.0#&quot;)&amp;&quot; M&quot;; IF([.D12]&gt;=1000; TEXT([.D12]/1000; &quot;0.0#&quot;)&amp;&quot; k&quot;;  IF([.D12]&gt;=1; TEXT([.D12]; &quot;0.0#&quot;);IF([.D12]&gt;=0.001; TEXT([.D12]*1000; &quot;0.0#&quot;)&amp;&quot; m&quot;; IF([.D12]&gt;=0.000001; TEXT([.D12]*1000000; &quot;0.0#&quot;)&amp;&quot; µ&quot;;IF([.D12]&gt;=0.000000001; TEXT([.D12]*1000000000; &quot;0.0#&quot;)&amp;&quot; n&quot;; IF([.D12]&gt;=0.000000000001; TEXT([.D12]*1000000000000; &quot;0.0#&quot;)&amp;&quot; p&quot;;TEXT([.D12]; &quot;0.0#&quot;))))))))" office:value-type="string" office:string-value="100.0" calcext:value-type="string">
            <text:p>1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13]+[.C13]" office:value-type="float" office:value="100" calcext:value-type="float">
            <text:p>100</text:p>
          </table:table-cell>
          <table:table-cell table:style-name="ce6" table:formula="of:=IF([.D13]&gt;=1000000; TEXT([.D13]/1000000; &quot;0.0#&quot;)&amp;&quot; M&quot;; IF([.D13]&gt;=1000; TEXT([.D13]/1000; &quot;0.0#&quot;)&amp;&quot; k&quot;;  IF([.D13]&gt;=1; TEXT([.D13]; &quot;0.0#&quot;);IF([.D13]&gt;=0.001; TEXT([.D13]*1000; &quot;0.0#&quot;)&amp;&quot; m&quot;; IF([.D13]&gt;=0.000001; TEXT([.D13]*1000000; &quot;0.0#&quot;)&amp;&quot; µ&quot;;IF([.D13]&gt;=0.000000001; TEXT([.D13]*1000000000; &quot;0.0#&quot;)&amp;&quot; n&quot;; IF([.D13]&gt;=0.000000000001; TEXT([.D13]*1000000000000; &quot;0.0#&quot;)&amp;&quot; p&quot;;TEXT([.D13]; &quot;0.0#&quot;))))))))" office:value-type="string" office:string-value="100.0" calcext:value-type="string">
            <text:p>100.0</text:p>
          </table:table-cell>
          <table:table-cell/>
          <table:table-cell table:style-name="ce21" office:value-type="string" calcext:value-type="string">
            <text:p>½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HALF WAT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B14]+[.C14]" office:value-type="float" office:value="680" calcext:value-type="float">
            <text:p>680</text:p>
          </table:table-cell>
          <table:table-cell table:style-name="ce6" table:formula="of:=IF([.D14]&gt;=1000000; TEXT([.D14]/1000000; &quot;0.0#&quot;)&amp;&quot; M&quot;; IF([.D14]&gt;=1000; TEXT([.D14]/1000; &quot;0.0#&quot;)&amp;&quot; k&quot;;  IF([.D14]&gt;=1; TEXT([.D14]; &quot;0.0#&quot;);IF([.D14]&gt;=0.001; TEXT([.D14]*1000; &quot;0.0#&quot;)&amp;&quot; m&quot;; IF([.D14]&gt;=0.000001; TEXT([.D14]*1000000; &quot;0.0#&quot;)&amp;&quot; µ&quot;;IF([.D14]&gt;=0.000000001; TEXT([.D14]*1000000000; &quot;0.0#&quot;)&amp;&quot; n&quot;; IF([.D14]&gt;=0.000000000001; TEXT([.D14]*1000000000000; &quot;0.0#&quot;)&amp;&quot; p&quot;;TEXT([.D14]; &quot;0.0#&quot;))))))))" office:value-type="string" office:string-value="680.0" calcext:value-type="string">
            <text:p>6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[.B15]+[.C15]" office:value-type="float" office:value="750" calcext:value-type="float">
            <text:p>750</text:p>
          </table:table-cell>
          <table:table-cell table:style-name="ce6" table:formula="of:=IF([.D15]&gt;=1000000; TEXT([.D15]/1000000; &quot;0.0#&quot;)&amp;&quot; M&quot;; IF([.D15]&gt;=1000; TEXT([.D15]/1000; &quot;0.0#&quot;)&amp;&quot; k&quot;;  IF([.D15]&gt;=1; TEXT([.D15]; &quot;0.0#&quot;);IF([.D15]&gt;=0.001; TEXT([.D15]*1000; &quot;0.0#&quot;)&amp;&quot; m&quot;; IF([.D15]&gt;=0.000001; TEXT([.D15]*1000000; &quot;0.0#&quot;)&amp;&quot; µ&quot;;IF([.D15]&gt;=0.000000001; TEXT([.D15]*1000000000; &quot;0.0#&quot;)&amp;&quot; n&quot;; IF([.D15]&gt;=0.000000000001; TEXT([.D15]*1000000000000; &quot;0.0#&quot;)&amp;&quot; p&quot;;TEXT([.D15]; &quot;0.0#&quot;))))))))" office:value-type="string" office:string-value="750.0" calcext:value-type="string">
            <text:p>7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" calcext:value-type="float">
            <text:p>820</text:p>
          </table:table-cell>
          <table:table-cell/>
          <table:table-cell table:formula="of:=[.B16]+[.C16]" office:value-type="float" office:value="820" calcext:value-type="float">
            <text:p>820</text:p>
          </table:table-cell>
          <table:table-cell table:style-name="ce6" table:formula="of:=IF([.D16]&gt;=1000000; TEXT([.D16]/1000000; &quot;0.0#&quot;)&amp;&quot; M&quot;; IF([.D16]&gt;=1000; TEXT([.D16]/1000; &quot;0.0#&quot;)&amp;&quot; k&quot;;  IF([.D16]&gt;=1; TEXT([.D16]; &quot;0.0#&quot;);IF([.D16]&gt;=0.001; TEXT([.D16]*1000; &quot;0.0#&quot;)&amp;&quot; m&quot;; IF([.D16]&gt;=0.000001; TEXT([.D16]*1000000; &quot;0.0#&quot;)&amp;&quot; µ&quot;;IF([.D16]&gt;=0.000000001; TEXT([.D16]*1000000000; &quot;0.0#&quot;)&amp;&quot; n&quot;; IF([.D16]&gt;=0.000000000001; TEXT([.D16]*1000000000000; &quot;0.0#&quot;)&amp;&quot; p&quot;;TEXT([.D16]; &quot;0.0#&quot;))))))))" office:value-type="string" office:string-value="820.0" calcext:value-type="string">
            <text:p>8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10" calcext:value-type="float">
            <text:p>910</text:p>
          </table:table-cell>
          <table:table-cell/>
          <table:table-cell table:formula="of:=[.B17]+[.C17]" office:value-type="float" office:value="910" calcext:value-type="float">
            <text:p>910</text:p>
          </table:table-cell>
          <table:table-cell table:style-name="ce6" table:formula="of:=IF([.D17]&gt;=1000000; TEXT([.D17]/1000000; &quot;0.0#&quot;)&amp;&quot; M&quot;; IF([.D17]&gt;=1000; TEXT([.D17]/1000; &quot;0.0#&quot;)&amp;&quot; k&quot;;  IF([.D17]&gt;=1; TEXT([.D17]; &quot;0.0#&quot;);IF([.D17]&gt;=0.001; TEXT([.D17]*1000; &quot;0.0#&quot;)&amp;&quot; m&quot;; IF([.D17]&gt;=0.000001; TEXT([.D17]*1000000; &quot;0.0#&quot;)&amp;&quot; µ&quot;;IF([.D17]&gt;=0.000000001; TEXT([.D17]*1000000000; &quot;0.0#&quot;)&amp;&quot; n&quot;; IF([.D17]&gt;=0.000000000001; TEXT([.D17]*1000000000000; &quot;0.0#&quot;)&amp;&quot; p&quot;;TEXT([.D17]; &quot;0.0#&quot;))))))))" office:value-type="string" office:string-value="910.0" calcext:value-type="string">
            <text:p>9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" calcext:value-type="float">
            <text:p>6800</text:p>
          </table:table-cell>
          <table:table-cell/>
          <table:table-cell table:formula="of:=[.B18]+[.C18]" office:value-type="float" office:value="6800" calcext:value-type="float">
            <text:p>6800</text:p>
          </table:table-cell>
          <table:table-cell table:style-name="ce6" table:formula="of:=IF([.D18]&gt;=1000000; TEXT([.D18]/1000000; &quot;0.0#&quot;)&amp;&quot; M&quot;; IF([.D18]&gt;=1000; TEXT([.D18]/1000; &quot;0.0#&quot;)&amp;&quot; k&quot;;  IF([.D18]&gt;=1; TEXT([.D18]; &quot;0.0#&quot;);IF([.D18]&gt;=0.001; TEXT([.D18]*1000; &quot;0.0#&quot;)&amp;&quot; m&quot;; IF([.D18]&gt;=0.000001; TEXT([.D18]*1000000; &quot;0.0#&quot;)&amp;&quot; µ&quot;;IF([.D18]&gt;=0.000000001; TEXT([.D18]*1000000000; &quot;0.0#&quot;)&amp;&quot; n&quot;; IF([.D18]&gt;=0.000000000001; TEXT([.D18]*1000000000000; &quot;0.0#&quot;)&amp;&quot; p&quot;;TEXT([.D18]; &quot;0.0#&quot;))))))))" office:value-type="string" office:string-value="6.8 k" calcext:value-type="string">
            <text:p>6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" calcext:value-type="float">
            <text:p>7500</text:p>
          </table:table-cell>
          <table:table-cell/>
          <table:table-cell table:formula="of:=[.B19]+[.C19]" office:value-type="float" office:value="7500" calcext:value-type="float">
            <text:p>7500</text:p>
          </table:table-cell>
          <table:table-cell table:style-name="ce6" table:formula="of:=IF([.D19]&gt;=1000000; TEXT([.D19]/1000000; &quot;0.0#&quot;)&amp;&quot; M&quot;; IF([.D19]&gt;=1000; TEXT([.D19]/1000; &quot;0.0#&quot;)&amp;&quot; k&quot;;  IF([.D19]&gt;=1; TEXT([.D19]; &quot;0.0#&quot;);IF([.D19]&gt;=0.001; TEXT([.D19]*1000; &quot;0.0#&quot;)&amp;&quot; m&quot;; IF([.D19]&gt;=0.000001; TEXT([.D19]*1000000; &quot;0.0#&quot;)&amp;&quot; µ&quot;;IF([.D19]&gt;=0.000000001; TEXT([.D19]*1000000000; &quot;0.0#&quot;)&amp;&quot; n&quot;; IF([.D19]&gt;=0.000000000001; TEXT([.D19]*1000000000000; &quot;0.0#&quot;)&amp;&quot; p&quot;;TEXT([.D19]; &quot;0.0#&quot;))))))))" office:value-type="string" office:string-value="7.5 k" calcext:value-type="string">
            <text:p>7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" calcext:value-type="float">
            <text:p>8200</text:p>
          </table:table-cell>
          <table:table-cell/>
          <table:table-cell table:formula="of:=[.B20]+[.C20]" office:value-type="float" office:value="8200" calcext:value-type="float">
            <text:p>8200</text:p>
          </table:table-cell>
          <table:table-cell table:style-name="ce6" table:formula="of:=IF([.D20]&gt;=1000000; TEXT([.D20]/1000000; &quot;0.0#&quot;)&amp;&quot; M&quot;; IF([.D20]&gt;=1000; TEXT([.D20]/1000; &quot;0.0#&quot;)&amp;&quot; k&quot;;  IF([.D20]&gt;=1; TEXT([.D20]; &quot;0.0#&quot;);IF([.D20]&gt;=0.001; TEXT([.D20]*1000; &quot;0.0#&quot;)&amp;&quot; m&quot;; IF([.D20]&gt;=0.000001; TEXT([.D20]*1000000; &quot;0.0#&quot;)&amp;&quot; µ&quot;;IF([.D20]&gt;=0.000000001; TEXT([.D20]*1000000000; &quot;0.0#&quot;)&amp;&quot; n&quot;; IF([.D20]&gt;=0.000000000001; TEXT([.D20]*1000000000000; &quot;0.0#&quot;)&amp;&quot; p&quot;;TEXT([.D20]; &quot;0.0#&quot;))))))))" office:value-type="string" office:string-value="8.2 k" calcext:value-type="string">
            <text:p>8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100" calcext:value-type="float">
            <text:p>9100</text:p>
          </table:table-cell>
          <table:table-cell/>
          <table:table-cell table:formula="of:=[.B21]+[.C21]" office:value-type="float" office:value="9100" calcext:value-type="float">
            <text:p>9100</text:p>
          </table:table-cell>
          <table:table-cell table:style-name="ce6" table:formula="of:=IF([.D21]&gt;=1000000; TEXT([.D21]/1000000; &quot;0.0#&quot;)&amp;&quot; M&quot;; IF([.D21]&gt;=1000; TEXT([.D21]/1000; &quot;0.0#&quot;)&amp;&quot; k&quot;;  IF([.D21]&gt;=1; TEXT([.D21]; &quot;0.0#&quot;);IF([.D21]&gt;=0.001; TEXT([.D21]*1000; &quot;0.0#&quot;)&amp;&quot; m&quot;; IF([.D21]&gt;=0.000001; TEXT([.D21]*1000000; &quot;0.0#&quot;)&amp;&quot; µ&quot;;IF([.D21]&gt;=0.000000001; TEXT([.D21]*1000000000; &quot;0.0#&quot;)&amp;&quot; n&quot;; IF([.D21]&gt;=0.000000000001; TEXT([.D21]*1000000000000; &quot;0.0#&quot;)&amp;&quot; p&quot;;TEXT([.D21]; &quot;0.0#&quot;))))))))" office:value-type="string" office:string-value="9.1 k" calcext:value-type="string">
            <text:p>9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" calcext:value-type="float">
            <text:p>75000</text:p>
          </table:table-cell>
          <table:table-cell/>
          <table:table-cell table:formula="of:=[.B22]+[.C22]" office:value-type="float" office:value="75000" calcext:value-type="float">
            <text:p>75000</text:p>
          </table:table-cell>
          <table:table-cell table:style-name="ce6" table:formula="of:=IF([.D22]&gt;=1000000; TEXT([.D22]/1000000; &quot;0.0#&quot;)&amp;&quot; M&quot;; IF([.D22]&gt;=1000; TEXT([.D22]/1000; &quot;0.0#&quot;)&amp;&quot; k&quot;;  IF([.D22]&gt;=1; TEXT([.D22]; &quot;0.0#&quot;);IF([.D22]&gt;=0.001; TEXT([.D22]*1000; &quot;0.0#&quot;)&amp;&quot; m&quot;; IF([.D22]&gt;=0.000001; TEXT([.D22]*1000000; &quot;0.0#&quot;)&amp;&quot; µ&quot;;IF([.D22]&gt;=0.000000001; TEXT([.D22]*1000000000; &quot;0.0#&quot;)&amp;&quot; n&quot;; IF([.D22]&gt;=0.000000000001; TEXT([.D22]*1000000000000; &quot;0.0#&quot;)&amp;&quot; p&quot;;TEXT([.D22]; &quot;0.0#&quot;))))))))" office:value-type="string" office:string-value="75.0 k" calcext:value-type="string">
            <text:p>7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0" calcext:value-type="float">
            <text:p>82000</text:p>
          </table:table-cell>
          <table:table-cell/>
          <table:table-cell table:formula="of:=[.B23]+[.C23]" office:value-type="float" office:value="82000" calcext:value-type="float">
            <text:p>82000</text:p>
          </table:table-cell>
          <table:table-cell table:style-name="ce6" table:formula="of:=IF([.D23]&gt;=1000000; TEXT([.D23]/1000000; &quot;0.0#&quot;)&amp;&quot; M&quot;; IF([.D23]&gt;=1000; TEXT([.D23]/1000; &quot;0.0#&quot;)&amp;&quot; k&quot;;  IF([.D23]&gt;=1; TEXT([.D23]; &quot;0.0#&quot;);IF([.D23]&gt;=0.001; TEXT([.D23]*1000; &quot;0.0#&quot;)&amp;&quot; m&quot;; IF([.D23]&gt;=0.000001; TEXT([.D23]*1000000; &quot;0.0#&quot;)&amp;&quot; µ&quot;;IF([.D23]&gt;=0.000000001; TEXT([.D23]*1000000000; &quot;0.0#&quot;)&amp;&quot; n&quot;; IF([.D23]&gt;=0.000000000001; TEXT([.D23]*1000000000000; &quot;0.0#&quot;)&amp;&quot; p&quot;;TEXT([.D23]; &quot;0.0#&quot;))))))))" office:value-type="string" office:string-value="82.0 k" calcext:value-type="string">
            <text:p>8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[.B24]+[.C24]" office:value-type="float" office:value="100000" calcext:value-type="float">
            <text:p>100000</text:p>
          </table:table-cell>
          <table:table-cell table:style-name="ce6" table:formula="of:=IF([.D24]&gt;=1000000; TEXT([.D24]/1000000; &quot;0.0#&quot;)&amp;&quot; M&quot;; IF([.D24]&gt;=1000; TEXT([.D24]/1000; &quot;0.0#&quot;)&amp;&quot; k&quot;;  IF([.D24]&gt;=1; TEXT([.D24]; &quot;0.0#&quot;);IF([.D24]&gt;=0.001; TEXT([.D24]*1000; &quot;0.0#&quot;)&amp;&quot; m&quot;; IF([.D24]&gt;=0.000001; TEXT([.D24]*1000000; &quot;0.0#&quot;)&amp;&quot; µ&quot;;IF([.D24]&gt;=0.000000001; TEXT([.D24]*1000000000; &quot;0.0#&quot;)&amp;&quot; n&quot;; IF([.D24]&gt;=0.000000000001; TEXT([.D24]*1000000000000; &quot;0.0#&quot;)&amp;&quot; p&quot;;TEXT([.D24]; &quot;0.0#&quot;))))))))" office:value-type="string" office:string-value="100.0 k" calcext:value-type="string">
            <text:p>1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0" calcext:value-type="float">
            <text:p>110000</text:p>
          </table:table-cell>
          <table:table-cell/>
          <table:table-cell table:formula="of:=[.B25]+[.C25]" office:value-type="float" office:value="110000" calcext:value-type="float">
            <text:p>110000</text:p>
          </table:table-cell>
          <table:table-cell table:style-name="ce6" table:formula="of:=IF([.D25]&gt;=1000000; TEXT([.D25]/1000000; &quot;0.0#&quot;)&amp;&quot; M&quot;; IF([.D25]&gt;=1000; TEXT([.D25]/1000; &quot;0.0#&quot;)&amp;&quot; k&quot;;  IF([.D25]&gt;=1; TEXT([.D25]; &quot;0.0#&quot;);IF([.D25]&gt;=0.001; TEXT([.D25]*1000; &quot;0.0#&quot;)&amp;&quot; m&quot;; IF([.D25]&gt;=0.000001; TEXT([.D25]*1000000; &quot;0.0#&quot;)&amp;&quot; µ&quot;;IF([.D25]&gt;=0.000000001; TEXT([.D25]*1000000000; &quot;0.0#&quot;)&amp;&quot; n&quot;; IF([.D25]&gt;=0.000000000001; TEXT([.D25]*1000000000000; &quot;0.0#&quot;)&amp;&quot; p&quot;;TEXT([.D25]; &quot;0.0#&quot;))))))))" office:value-type="string" office:string-value="110.0 k" calcext:value-type="string">
            <text:p>1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B26]+[.C26]" office:value-type="float" office:value="1.3" calcext:value-type="float">
            <text:p>1.3</text:p>
          </table:table-cell>
          <table:table-cell table:style-name="ce6" table:formula="of:=IF([.D26]&gt;=1000000; TEXT([.D26]/1000000; &quot;0.0#&quot;)&amp;&quot; M&quot;; IF([.D26]&gt;=1000; TEXT([.D26]/1000; &quot;0.0#&quot;)&amp;&quot; k&quot;;  IF([.D26]&gt;=1; TEXT([.D26]; &quot;0.0#&quot;);IF([.D26]&gt;=0.001; TEXT([.D26]*1000; &quot;0.0#&quot;)&amp;&quot; m&quot;; IF([.D26]&gt;=0.000001; TEXT([.D26]*1000000; &quot;0.0#&quot;)&amp;&quot; µ&quot;;IF([.D26]&gt;=0.000000001; TEXT([.D26]*1000000000; &quot;0.0#&quot;)&amp;&quot; n&quot;; IF([.D26]&gt;=0.000000000001; TEXT([.D26]*1000000000000; &quot;0.0#&quot;)&amp;&quot; p&quot;;TEXT([.D26]; &quot;0.0#&quot;))))))))" office:value-type="string" office:string-value="1.3" calcext:value-type="string">
            <text:p>1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B27]+[.C27]" office:value-type="float" office:value="1.5" calcext:value-type="float">
            <text:p>1.5</text:p>
          </table:table-cell>
          <table:table-cell table:style-name="ce6" table:formula="of:=IF([.D27]&gt;=1000000; TEXT([.D27]/1000000; &quot;0.0#&quot;)&amp;&quot; M&quot;; IF([.D27]&gt;=1000; TEXT([.D27]/1000; &quot;0.0#&quot;)&amp;&quot; k&quot;;  IF([.D27]&gt;=1; TEXT([.D27]; &quot;0.0#&quot;);IF([.D27]&gt;=0.001; TEXT([.D27]*1000; &quot;0.0#&quot;)&amp;&quot; m&quot;; IF([.D27]&gt;=0.000001; TEXT([.D27]*1000000; &quot;0.0#&quot;)&amp;&quot; µ&quot;;IF([.D27]&gt;=0.000000001; TEXT([.D27]*1000000000; &quot;0.0#&quot;)&amp;&quot; n&quot;; IF([.D27]&gt;=0.000000000001; TEXT([.D27]*1000000000000; &quot;0.0#&quot;)&amp;&quot; p&quot;;TEXT([.D27]; &quot;0.0#&quot;))))))))" office:value-type="string" office:string-value="1.5" calcext:value-type="string">
            <text:p>1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B28]+[.C28]" office:value-type="float" office:value="1.6" calcext:value-type="float">
            <text:p>1.6</text:p>
          </table:table-cell>
          <table:table-cell table:style-name="ce6" table:formula="of:=IF([.D28]&gt;=1000000; TEXT([.D28]/1000000; &quot;0.0#&quot;)&amp;&quot; M&quot;; IF([.D28]&gt;=1000; TEXT([.D28]/1000; &quot;0.0#&quot;)&amp;&quot; k&quot;;  IF([.D28]&gt;=1; TEXT([.D28]; &quot;0.0#&quot;);IF([.D28]&gt;=0.001; TEXT([.D28]*1000; &quot;0.0#&quot;)&amp;&quot; m&quot;; IF([.D28]&gt;=0.000001; TEXT([.D28]*1000000; &quot;0.0#&quot;)&amp;&quot; µ&quot;;IF([.D28]&gt;=0.000000001; TEXT([.D28]*1000000000; &quot;0.0#&quot;)&amp;&quot; n&quot;; IF([.D28]&gt;=0.000000000001; TEXT([.D28]*1000000000000; &quot;0.0#&quot;)&amp;&quot; p&quot;;TEXT([.D28]; &quot;0.0#&quot;))))))))" office:value-type="string" office:string-value="1.6" calcext:value-type="string">
            <text:p>1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B29]+[.C29]" office:value-type="float" office:value="1.8" calcext:value-type="float">
            <text:p>1.8</text:p>
          </table:table-cell>
          <table:table-cell table:style-name="ce6" table:formula="of:=IF([.D29]&gt;=1000000; TEXT([.D29]/1000000; &quot;0.0#&quot;)&amp;&quot; M&quot;; IF([.D29]&gt;=1000; TEXT([.D29]/1000; &quot;0.0#&quot;)&amp;&quot; k&quot;;  IF([.D29]&gt;=1; TEXT([.D29]; &quot;0.0#&quot;);IF([.D29]&gt;=0.001; TEXT([.D29]*1000; &quot;0.0#&quot;)&amp;&quot; m&quot;; IF([.D29]&gt;=0.000001; TEXT([.D29]*1000000; &quot;0.0#&quot;)&amp;&quot; µ&quot;;IF([.D29]&gt;=0.000000001; TEXT([.D29]*1000000000; &quot;0.0#&quot;)&amp;&quot; n&quot;; IF([.D29]&gt;=0.000000000001; TEXT([.D29]*1000000000000; &quot;0.0#&quot;)&amp;&quot; p&quot;;TEXT([.D29]; &quot;0.0#&quot;))))))))" office:value-type="string" office:string-value="1.8" calcext:value-type="string">
            <text:p>1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30]+[.C30]" office:value-type="float" office:value="13" calcext:value-type="float">
            <text:p>13</text:p>
          </table:table-cell>
          <table:table-cell table:style-name="ce6" table:formula="of:=IF([.D30]&gt;=1000000; TEXT([.D30]/1000000; &quot;0.0#&quot;)&amp;&quot; M&quot;; IF([.D30]&gt;=1000; TEXT([.D30]/1000; &quot;0.0#&quot;)&amp;&quot; k&quot;;  IF([.D30]&gt;=1; TEXT([.D30]; &quot;0.0#&quot;);IF([.D30]&gt;=0.001; TEXT([.D30]*1000; &quot;0.0#&quot;)&amp;&quot; m&quot;; IF([.D30]&gt;=0.000001; TEXT([.D30]*1000000; &quot;0.0#&quot;)&amp;&quot; µ&quot;;IF([.D30]&gt;=0.000000001; TEXT([.D30]*1000000000; &quot;0.0#&quot;)&amp;&quot; n&quot;; IF([.D30]&gt;=0.000000000001; TEXT([.D30]*1000000000000; &quot;0.0#&quot;)&amp;&quot; p&quot;;TEXT([.D30]; &quot;0.0#&quot;))))))))" office:value-type="string" office:string-value="13.0" calcext:value-type="string">
            <text:p>1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3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31]+[.C31]" office:value-type="float" office:value="15" calcext:value-type="float">
            <text:p>15</text:p>
          </table:table-cell>
          <table:table-cell table:style-name="ce6" table:formula="of:=IF([.D31]&gt;=1000000; TEXT([.D31]/1000000; &quot;0.0#&quot;)&amp;&quot; M&quot;; IF([.D31]&gt;=1000; TEXT([.D31]/1000; &quot;0.0#&quot;)&amp;&quot; k&quot;;  IF([.D31]&gt;=1; TEXT([.D31]; &quot;0.0#&quot;);IF([.D31]&gt;=0.001; TEXT([.D31]*1000; &quot;0.0#&quot;)&amp;&quot; m&quot;; IF([.D31]&gt;=0.000001; TEXT([.D31]*1000000; &quot;0.0#&quot;)&amp;&quot; µ&quot;;IF([.D31]&gt;=0.000000001; TEXT([.D31]*1000000000; &quot;0.0#&quot;)&amp;&quot; n&quot;; IF([.D31]&gt;=0.000000000001; TEXT([.D31]*1000000000000; &quot;0.0#&quot;)&amp;&quot; p&quot;;TEXT([.D31]; &quot;0.0#&quot;))))))))" office:value-type="string" office:string-value="15.0" calcext:value-type="string">
            <text:p>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3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32]+[.C32]" office:value-type="float" office:value="16" calcext:value-type="float">
            <text:p>16</text:p>
          </table:table-cell>
          <table:table-cell table:style-name="ce6" table:formula="of:=IF([.D32]&gt;=1000000; TEXT([.D32]/1000000; &quot;0.0#&quot;)&amp;&quot; M&quot;; IF([.D32]&gt;=1000; TEXT([.D32]/1000; &quot;0.0#&quot;)&amp;&quot; k&quot;;  IF([.D32]&gt;=1; TEXT([.D32]; &quot;0.0#&quot;);IF([.D32]&gt;=0.001; TEXT([.D32]*1000; &quot;0.0#&quot;)&amp;&quot; m&quot;; IF([.D32]&gt;=0.000001; TEXT([.D32]*1000000; &quot;0.0#&quot;)&amp;&quot; µ&quot;;IF([.D32]&gt;=0.000000001; TEXT([.D32]*1000000000; &quot;0.0#&quot;)&amp;&quot; n&quot;; IF([.D32]&gt;=0.000000000001; TEXT([.D32]*1000000000000; &quot;0.0#&quot;)&amp;&quot; p&quot;;TEXT([.D32]; &quot;0.0#&quot;))))))))" office:value-type="string" office:string-value="16.0" calcext:value-type="string">
            <text:p>1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3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33]+[.C33]" office:value-type="float" office:value="18" calcext:value-type="float">
            <text:p>18</text:p>
          </table:table-cell>
          <table:table-cell table:style-name="ce6" table:formula="of:=IF([.D33]&gt;=1000000; TEXT([.D33]/1000000; &quot;0.0#&quot;)&amp;&quot; M&quot;; IF([.D33]&gt;=1000; TEXT([.D33]/1000; &quot;0.0#&quot;)&amp;&quot; k&quot;;  IF([.D33]&gt;=1; TEXT([.D33]; &quot;0.0#&quot;);IF([.D33]&gt;=0.001; TEXT([.D33]*1000; &quot;0.0#&quot;)&amp;&quot; m&quot;; IF([.D33]&gt;=0.000001; TEXT([.D33]*1000000; &quot;0.0#&quot;)&amp;&quot; µ&quot;;IF([.D33]&gt;=0.000000001; TEXT([.D33]*1000000000; &quot;0.0#&quot;)&amp;&quot; n&quot;; IF([.D33]&gt;=0.000000000001; TEXT([.D33]*1000000000000; &quot;0.0#&quot;)&amp;&quot; p&quot;;TEXT([.D33]; &quot;0.0#&quot;))))))))" office:value-type="string" office:string-value="18.0" calcext:value-type="string">
            <text:p>1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3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34]+[.C34]" office:value-type="float" office:value="100" calcext:value-type="float">
            <text:p>100</text:p>
          </table:table-cell>
          <table:table-cell table:style-name="ce6" table:formula="of:=IF([.D34]&gt;=1000000; TEXT([.D34]/1000000; &quot;0.0#&quot;)&amp;&quot; M&quot;; IF([.D34]&gt;=1000; TEXT([.D34]/1000; &quot;0.0#&quot;)&amp;&quot; k&quot;;  IF([.D34]&gt;=1; TEXT([.D34]; &quot;0.0#&quot;);IF([.D34]&gt;=0.001; TEXT([.D34]*1000; &quot;0.0#&quot;)&amp;&quot; m&quot;; IF([.D34]&gt;=0.000001; TEXT([.D34]*1000000; &quot;0.0#&quot;)&amp;&quot; µ&quot;;IF([.D34]&gt;=0.000000001; TEXT([.D34]*1000000000; &quot;0.0#&quot;)&amp;&quot; n&quot;; IF([.D34]&gt;=0.000000000001; TEXT([.D34]*1000000000000; &quot;0.0#&quot;)&amp;&quot; p&quot;;TEXT([.D34]; &quot;0.0#&quot;))))))))" office:value-type="string" office:string-value="100.0" calcext:value-type="string">
            <text:p>100.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1 Wat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3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B35]+[.C35]" office:value-type="float" office:value="110" calcext:value-type="float">
            <text:p>110</text:p>
          </table:table-cell>
          <table:table-cell table:style-name="ce6" table:formula="of:=IF([.D35]&gt;=1000000; TEXT([.D35]/1000000; &quot;0.0#&quot;)&amp;&quot; M&quot;; IF([.D35]&gt;=1000; TEXT([.D35]/1000; &quot;0.0#&quot;)&amp;&quot; k&quot;;  IF([.D35]&gt;=1; TEXT([.D35]; &quot;0.0#&quot;);IF([.D35]&gt;=0.001; TEXT([.D35]*1000; &quot;0.0#&quot;)&amp;&quot; m&quot;; IF([.D35]&gt;=0.000001; TEXT([.D35]*1000000; &quot;0.0#&quot;)&amp;&quot; µ&quot;;IF([.D35]&gt;=0.000000001; TEXT([.D35]*1000000000; &quot;0.0#&quot;)&amp;&quot; n&quot;; IF([.D35]&gt;=0.000000000001; TEXT([.D35]*1000000000000; &quot;0.0#&quot;)&amp;&quot; p&quot;;TEXT([.D35]; &quot;0.0#&quot;))))))))" office:value-type="string" office:string-value="110.0" calcext:value-type="string">
            <text:p>1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3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B36]+[.C36]" office:value-type="float" office:value="120" calcext:value-type="float">
            <text:p>120</text:p>
          </table:table-cell>
          <table:table-cell table:style-name="ce6" table:formula="of:=IF([.D36]&gt;=1000000; TEXT([.D36]/1000000; &quot;0.0#&quot;)&amp;&quot; M&quot;; IF([.D36]&gt;=1000; TEXT([.D36]/1000; &quot;0.0#&quot;)&amp;&quot; k&quot;;  IF([.D36]&gt;=1; TEXT([.D36]; &quot;0.0#&quot;);IF([.D36]&gt;=0.001; TEXT([.D36]*1000; &quot;0.0#&quot;)&amp;&quot; m&quot;; IF([.D36]&gt;=0.000001; TEXT([.D36]*1000000; &quot;0.0#&quot;)&amp;&quot; µ&quot;;IF([.D36]&gt;=0.000000001; TEXT([.D36]*1000000000; &quot;0.0#&quot;)&amp;&quot; n&quot;; IF([.D36]&gt;=0.000000000001; TEXT([.D36]*1000000000000; &quot;0.0#&quot;)&amp;&quot; p&quot;;TEXT([.D36]; &quot;0.0#&quot;))))))))" office:value-type="string" office:string-value="120.0" calcext:value-type="string">
            <text:p>1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3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B37]+[.C37]" office:value-type="float" office:value="130" calcext:value-type="float">
            <text:p>130</text:p>
          </table:table-cell>
          <table:table-cell table:style-name="ce6" table:formula="of:=IF([.D37]&gt;=1000000; TEXT([.D37]/1000000; &quot;0.0#&quot;)&amp;&quot; M&quot;; IF([.D37]&gt;=1000; TEXT([.D37]/1000; &quot;0.0#&quot;)&amp;&quot; k&quot;;  IF([.D37]&gt;=1; TEXT([.D37]; &quot;0.0#&quot;);IF([.D37]&gt;=0.001; TEXT([.D37]*1000; &quot;0.0#&quot;)&amp;&quot; m&quot;; IF([.D37]&gt;=0.000001; TEXT([.D37]*1000000; &quot;0.0#&quot;)&amp;&quot; µ&quot;;IF([.D37]&gt;=0.000000001; TEXT([.D37]*1000000000; &quot;0.0#&quot;)&amp;&quot; n&quot;; IF([.D37]&gt;=0.000000000001; TEXT([.D37]*1000000000000; &quot;0.0#&quot;)&amp;&quot; p&quot;;TEXT([.D37]; &quot;0.0#&quot;))))))))" office:value-type="string" office:string-value="130.0" calcext:value-type="string">
            <text:p>1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3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B38]+[.C38]" office:value-type="float" office:value="1000" calcext:value-type="float">
            <text:p>1000</text:p>
          </table:table-cell>
          <table:table-cell table:style-name="ce6" table:formula="of:=IF([.D38]&gt;=1000000; TEXT([.D38]/1000000; &quot;0.0#&quot;)&amp;&quot; M&quot;; IF([.D38]&gt;=1000; TEXT([.D38]/1000; &quot;0.0#&quot;)&amp;&quot; k&quot;;  IF([.D38]&gt;=1; TEXT([.D38]; &quot;0.0#&quot;);IF([.D38]&gt;=0.001; TEXT([.D38]*1000; &quot;0.0#&quot;)&amp;&quot; m&quot;; IF([.D38]&gt;=0.000001; TEXT([.D38]*1000000; &quot;0.0#&quot;)&amp;&quot; µ&quot;;IF([.D38]&gt;=0.000000001; TEXT([.D38]*1000000000; &quot;0.0#&quot;)&amp;&quot; n&quot;; IF([.D38]&gt;=0.000000000001; TEXT([.D38]*1000000000000; &quot;0.0#&quot;)&amp;&quot; p&quot;;TEXT([.D38]; &quot;0.0#&quot;))))))))" office:value-type="string" office:string-value="1.0 k" calcext:value-type="string">
            <text:p>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3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B39]+[.C39]" office:value-type="float" office:value="1000" calcext:value-type="float">
            <text:p>1000</text:p>
          </table:table-cell>
          <table:table-cell table:style-name="ce6" table:formula="of:=IF([.D39]&gt;=1000000; TEXT([.D39]/1000000; &quot;0.0#&quot;)&amp;&quot; M&quot;; IF([.D39]&gt;=1000; TEXT([.D39]/1000; &quot;0.0#&quot;)&amp;&quot; k&quot;;  IF([.D39]&gt;=1; TEXT([.D39]; &quot;0.0#&quot;);IF([.D39]&gt;=0.001; TEXT([.D39]*1000; &quot;0.0#&quot;)&amp;&quot; m&quot;; IF([.D39]&gt;=0.000001; TEXT([.D39]*1000000; &quot;0.0#&quot;)&amp;&quot; µ&quot;;IF([.D39]&gt;=0.000000001; TEXT([.D39]*1000000000; &quot;0.0#&quot;)&amp;&quot; n&quot;; IF([.D39]&gt;=0.000000000001; TEXT([.D39]*1000000000000; &quot;0.0#&quot;)&amp;&quot; p&quot;;TEXT([.D39]; &quot;0.0#&quot;))))))))" office:value-type="string" office:string-value="1.0 k" calcext:value-type="string">
            <text:p>1.0 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1 Wat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3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" calcext:value-type="float">
            <text:p>1100</text:p>
          </table:table-cell>
          <table:table-cell/>
          <table:table-cell table:formula="of:=[.B40]+[.C40]" office:value-type="float" office:value="1100" calcext:value-type="float">
            <text:p>1100</text:p>
          </table:table-cell>
          <table:table-cell table:style-name="ce6" table:formula="of:=IF([.D40]&gt;=1000000; TEXT([.D40]/1000000; &quot;0.0#&quot;)&amp;&quot; M&quot;; IF([.D40]&gt;=1000; TEXT([.D40]/1000; &quot;0.0#&quot;)&amp;&quot; k&quot;;  IF([.D40]&gt;=1; TEXT([.D40]; &quot;0.0#&quot;);IF([.D40]&gt;=0.001; TEXT([.D40]*1000; &quot;0.0#&quot;)&amp;&quot; m&quot;; IF([.D40]&gt;=0.000001; TEXT([.D40]*1000000; &quot;0.0#&quot;)&amp;&quot; µ&quot;;IF([.D40]&gt;=0.000000001; TEXT([.D40]*1000000000; &quot;0.0#&quot;)&amp;&quot; n&quot;; IF([.D40]&gt;=0.000000000001; TEXT([.D40]*1000000000000; &quot;0.0#&quot;)&amp;&quot; p&quot;;TEXT([.D40]; &quot;0.0#&quot;))))))))" office:value-type="string" office:string-value="1.1 k" calcext:value-type="string">
            <text:p>1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4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" calcext:value-type="float">
            <text:p>1200</text:p>
          </table:table-cell>
          <table:table-cell/>
          <table:table-cell table:formula="of:=[.B41]+[.C41]" office:value-type="float" office:value="1200" calcext:value-type="float">
            <text:p>1200</text:p>
          </table:table-cell>
          <table:table-cell table:style-name="ce6" table:formula="of:=IF([.D41]&gt;=1000000; TEXT([.D41]/1000000; &quot;0.0#&quot;)&amp;&quot; M&quot;; IF([.D41]&gt;=1000; TEXT([.D41]/1000; &quot;0.0#&quot;)&amp;&quot; k&quot;;  IF([.D41]&gt;=1; TEXT([.D41]; &quot;0.0#&quot;);IF([.D41]&gt;=0.001; TEXT([.D41]*1000; &quot;0.0#&quot;)&amp;&quot; m&quot;; IF([.D41]&gt;=0.000001; TEXT([.D41]*1000000; &quot;0.0#&quot;)&amp;&quot; µ&quot;;IF([.D41]&gt;=0.000000001; TEXT([.D41]*1000000000; &quot;0.0#&quot;)&amp;&quot; n&quot;; IF([.D41]&gt;=0.000000000001; TEXT([.D41]*1000000000000; &quot;0.0#&quot;)&amp;&quot; p&quot;;TEXT([.D41]; &quot;0.0#&quot;))))))))" office:value-type="string" office:string-value="1.2 k" calcext:value-type="string">
            <text:p>1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4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B42]+[.C42]" office:value-type="float" office:value="10000" calcext:value-type="float">
            <text:p>10000</text:p>
          </table:table-cell>
          <table:table-cell table:style-name="ce6" table:formula="of:=IF([.D42]&gt;=1000000; TEXT([.D42]/1000000; &quot;0.0#&quot;)&amp;&quot; M&quot;; IF([.D42]&gt;=1000; TEXT([.D42]/1000; &quot;0.0#&quot;)&amp;&quot; k&quot;;  IF([.D42]&gt;=1; TEXT([.D42]; &quot;0.0#&quot;);IF([.D42]&gt;=0.001; TEXT([.D42]*1000; &quot;0.0#&quot;)&amp;&quot; m&quot;; IF([.D42]&gt;=0.000001; TEXT([.D42]*1000000; &quot;0.0#&quot;)&amp;&quot; µ&quot;;IF([.D42]&gt;=0.000000001; TEXT([.D42]*1000000000; &quot;0.0#&quot;)&amp;&quot; n&quot;; IF([.D42]&gt;=0.000000000001; TEXT([.D42]*1000000000000; &quot;0.0#&quot;)&amp;&quot; p&quot;;TEXT([.D42]; &quot;0.0#&quot;))))))))" office:value-type="string" office:string-value="10.0 k" calcext:value-type="string">
            <text:p>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4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B43]+[.C43]" office:value-type="float" office:value="11000" calcext:value-type="float">
            <text:p>11000</text:p>
          </table:table-cell>
          <table:table-cell table:style-name="ce6" table:formula="of:=IF([.D43]&gt;=1000000; TEXT([.D43]/1000000; &quot;0.0#&quot;)&amp;&quot; M&quot;; IF([.D43]&gt;=1000; TEXT([.D43]/1000; &quot;0.0#&quot;)&amp;&quot; k&quot;;  IF([.D43]&gt;=1; TEXT([.D43]; &quot;0.0#&quot;);IF([.D43]&gt;=0.001; TEXT([.D43]*1000; &quot;0.0#&quot;)&amp;&quot; m&quot;; IF([.D43]&gt;=0.000001; TEXT([.D43]*1000000; &quot;0.0#&quot;)&amp;&quot; µ&quot;;IF([.D43]&gt;=0.000000001; TEXT([.D43]*1000000000; &quot;0.0#&quot;)&amp;&quot; n&quot;; IF([.D43]&gt;=0.000000000001; TEXT([.D43]*1000000000000; &quot;0.0#&quot;)&amp;&quot; p&quot;;TEXT([.D43]; &quot;0.0#&quot;))))))))" office:value-type="string" office:string-value="11.0 k" calcext:value-type="string">
            <text:p>1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4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[.B44]+[.C44]" office:value-type="float" office:value="12000" calcext:value-type="float">
            <text:p>12000</text:p>
          </table:table-cell>
          <table:table-cell table:style-name="ce6" table:formula="of:=IF([.D44]&gt;=1000000; TEXT([.D44]/1000000; &quot;0.0#&quot;)&amp;&quot; M&quot;; IF([.D44]&gt;=1000; TEXT([.D44]/1000; &quot;0.0#&quot;)&amp;&quot; k&quot;;  IF([.D44]&gt;=1; TEXT([.D44]; &quot;0.0#&quot;);IF([.D44]&gt;=0.001; TEXT([.D44]*1000; &quot;0.0#&quot;)&amp;&quot; m&quot;; IF([.D44]&gt;=0.000001; TEXT([.D44]*1000000; &quot;0.0#&quot;)&amp;&quot; µ&quot;;IF([.D44]&gt;=0.000000001; TEXT([.D44]*1000000000; &quot;0.0#&quot;)&amp;&quot; n&quot;; IF([.D44]&gt;=0.000000000001; TEXT([.D44]*1000000000000; &quot;0.0#&quot;)&amp;&quot; p&quot;;TEXT([.D44]; &quot;0.0#&quot;))))))))" office:value-type="string" office:string-value="12.0 k" calcext:value-type="string">
            <text:p>1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4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/>
          <table:table-cell table:formula="of:=[.B45]+[.C45]" office:value-type="float" office:value="13000" calcext:value-type="float">
            <text:p>13000</text:p>
          </table:table-cell>
          <table:table-cell table:style-name="ce6" table:formula="of:=IF([.D45]&gt;=1000000; TEXT([.D45]/1000000; &quot;0.0#&quot;)&amp;&quot; M&quot;; IF([.D45]&gt;=1000; TEXT([.D45]/1000; &quot;0.0#&quot;)&amp;&quot; k&quot;;  IF([.D45]&gt;=1; TEXT([.D45]; &quot;0.0#&quot;);IF([.D45]&gt;=0.001; TEXT([.D45]*1000; &quot;0.0#&quot;)&amp;&quot; m&quot;; IF([.D45]&gt;=0.000001; TEXT([.D45]*1000000; &quot;0.0#&quot;)&amp;&quot; µ&quot;;IF([.D45]&gt;=0.000000001; TEXT([.D45]*1000000000; &quot;0.0#&quot;)&amp;&quot; n&quot;; IF([.D45]&gt;=0.000000000001; TEXT([.D45]*1000000000000; &quot;0.0#&quot;)&amp;&quot; p&quot;;TEXT([.D45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4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0" calcext:value-type="float">
            <text:p>120000</text:p>
          </table:table-cell>
          <table:table-cell/>
          <table:table-cell table:formula="of:=[.B46]+[.C46]" office:value-type="float" office:value="120000" calcext:value-type="float">
            <text:p>120000</text:p>
          </table:table-cell>
          <table:table-cell table:style-name="ce6" table:formula="of:=IF([.D46]&gt;=1000000; TEXT([.D46]/1000000; &quot;0.0#&quot;)&amp;&quot; M&quot;; IF([.D46]&gt;=1000; TEXT([.D46]/1000; &quot;0.0#&quot;)&amp;&quot; k&quot;;  IF([.D46]&gt;=1; TEXT([.D46]; &quot;0.0#&quot;);IF([.D46]&gt;=0.001; TEXT([.D46]*1000; &quot;0.0#&quot;)&amp;&quot; m&quot;; IF([.D46]&gt;=0.000001; TEXT([.D46]*1000000; &quot;0.0#&quot;)&amp;&quot; µ&quot;;IF([.D46]&gt;=0.000000001; TEXT([.D46]*1000000000; &quot;0.0#&quot;)&amp;&quot; n&quot;; IF([.D46]&gt;=0.000000000001; TEXT([.D46]*1000000000000; &quot;0.0#&quot;)&amp;&quot; p&quot;;TEXT([.D46]; &quot;0.0#&quot;))))))))" office:value-type="string" office:string-value="120.0 k" calcext:value-type="string">
            <text:p>1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4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0" calcext:value-type="float">
            <text:p>130000</text:p>
          </table:table-cell>
          <table:table-cell/>
          <table:table-cell table:formula="of:=[.B47]+[.C47]" office:value-type="float" office:value="130000" calcext:value-type="float">
            <text:p>130000</text:p>
          </table:table-cell>
          <table:table-cell table:style-name="ce6" table:formula="of:=IF([.D47]&gt;=1000000; TEXT([.D47]/1000000; &quot;0.0#&quot;)&amp;&quot; M&quot;; IF([.D47]&gt;=1000; TEXT([.D47]/1000; &quot;0.0#&quot;)&amp;&quot; k&quot;;  IF([.D47]&gt;=1; TEXT([.D47]; &quot;0.0#&quot;);IF([.D47]&gt;=0.001; TEXT([.D47]*1000; &quot;0.0#&quot;)&amp;&quot; m&quot;; IF([.D47]&gt;=0.000001; TEXT([.D47]*1000000; &quot;0.0#&quot;)&amp;&quot; µ&quot;;IF([.D47]&gt;=0.000000001; TEXT([.D47]*1000000000; &quot;0.0#&quot;)&amp;&quot; n&quot;; IF([.D47]&gt;=0.000000000001; TEXT([.D47]*1000000000000; &quot;0.0#&quot;)&amp;&quot; p&quot;;TEXT([.D47]; &quot;0.0#&quot;))))))))" office:value-type="string" office:string-value="130.0 k" calcext:value-type="string">
            <text:p>1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4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0000" calcext:value-type="float">
            <text:p>160000</text:p>
          </table:table-cell>
          <table:table-cell/>
          <table:table-cell table:formula="of:=[.B48]+[.C48]" office:value-type="float" office:value="160000" calcext:value-type="float">
            <text:p>160000</text:p>
          </table:table-cell>
          <table:table-cell table:style-name="ce6" table:formula="of:=IF([.D48]&gt;=1000000; TEXT([.D48]/1000000; &quot;0.0#&quot;)&amp;&quot; M&quot;; IF([.D48]&gt;=1000; TEXT([.D48]/1000; &quot;0.0#&quot;)&amp;&quot; k&quot;;  IF([.D48]&gt;=1; TEXT([.D48]; &quot;0.0#&quot;);IF([.D48]&gt;=0.001; TEXT([.D48]*1000; &quot;0.0#&quot;)&amp;&quot; m&quot;; IF([.D48]&gt;=0.000001; TEXT([.D48]*1000000; &quot;0.0#&quot;)&amp;&quot; µ&quot;;IF([.D48]&gt;=0.000000001; TEXT([.D48]*1000000000; &quot;0.0#&quot;)&amp;&quot; n&quot;; IF([.D48]&gt;=0.000000000001; TEXT([.D48]*1000000000000; &quot;0.0#&quot;)&amp;&quot; p&quot;;TEXT([.D48]; &quot;0.0#&quot;))))))))" office:value-type="string" office:string-value="160.0 k" calcext:value-type="string">
            <text:p>16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4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00" calcext:value-type="float">
            <text:p>180000</text:p>
          </table:table-cell>
          <table:table-cell/>
          <table:table-cell table:formula="of:=[.B49]+[.C49]" office:value-type="float" office:value="180000" calcext:value-type="float">
            <text:p>180000</text:p>
          </table:table-cell>
          <table:table-cell table:style-name="ce6" table:formula="of:=IF([.D49]&gt;=1000000; TEXT([.D49]/1000000; &quot;0.0#&quot;)&amp;&quot; M&quot;; IF([.D49]&gt;=1000; TEXT([.D49]/1000; &quot;0.0#&quot;)&amp;&quot; k&quot;;  IF([.D49]&gt;=1; TEXT([.D49]; &quot;0.0#&quot;);IF([.D49]&gt;=0.001; TEXT([.D49]*1000; &quot;0.0#&quot;)&amp;&quot; m&quot;; IF([.D49]&gt;=0.000001; TEXT([.D49]*1000000; &quot;0.0#&quot;)&amp;&quot; µ&quot;;IF([.D49]&gt;=0.000000001; TEXT([.D49]*1000000000; &quot;0.0#&quot;)&amp;&quot; n&quot;; IF([.D49]&gt;=0.000000000001; TEXT([.D49]*1000000000000; &quot;0.0#&quot;)&amp;&quot; p&quot;;TEXT([.D49]; &quot;0.0#&quot;))))))))" office:value-type="string" office:string-value="180.0 k" calcext:value-type="string">
            <text:p>18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4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0]+[.C50]" office:value-type="float" office:value="2" calcext:value-type="float">
            <text:p>2</text:p>
          </table:table-cell>
          <table:table-cell table:style-name="ce6" table:formula="of:=IF([.D50]&gt;=1000000; TEXT([.D50]/1000000; &quot;0.0#&quot;)&amp;&quot; M&quot;; IF([.D50]&gt;=1000; TEXT([.D50]/1000; &quot;0.0#&quot;)&amp;&quot; k&quot;;  IF([.D50]&gt;=1; TEXT([.D50]; &quot;0.0#&quot;);IF([.D50]&gt;=0.001; TEXT([.D50]*1000; &quot;0.0#&quot;)&amp;&quot; m&quot;; IF([.D50]&gt;=0.000001; TEXT([.D50]*1000000; &quot;0.0#&quot;)&amp;&quot; µ&quot;;IF([.D50]&gt;=0.000000001; TEXT([.D50]*1000000000; &quot;0.0#&quot;)&amp;&quot; n&quot;; IF([.D50]&gt;=0.000000000001; TEXT([.D50]*1000000000000; &quot;0.0#&quot;)&amp;&quot; p&quot;;TEXT([.D50]; &quot;0.0#&quot;))))))))" office:value-type="string" office:string-value="2.0" calcext:value-type="string">
            <text:p>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5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B51]+[.C51]" office:value-type="float" office:value="2.2" calcext:value-type="float">
            <text:p>2.2</text:p>
          </table:table-cell>
          <table:table-cell table:style-name="ce6" table:formula="of:=IF([.D51]&gt;=1000000; TEXT([.D51]/1000000; &quot;0.0#&quot;)&amp;&quot; M&quot;; IF([.D51]&gt;=1000; TEXT([.D51]/1000; &quot;0.0#&quot;)&amp;&quot; k&quot;;  IF([.D51]&gt;=1; TEXT([.D51]; &quot;0.0#&quot;);IF([.D51]&gt;=0.001; TEXT([.D51]*1000; &quot;0.0#&quot;)&amp;&quot; m&quot;; IF([.D51]&gt;=0.000001; TEXT([.D51]*1000000; &quot;0.0#&quot;)&amp;&quot; µ&quot;;IF([.D51]&gt;=0.000000001; TEXT([.D51]*1000000000; &quot;0.0#&quot;)&amp;&quot; n&quot;; IF([.D51]&gt;=0.000000000001; TEXT([.D51]*1000000000000; &quot;0.0#&quot;)&amp;&quot; p&quot;;TEXT([.D51]; &quot;0.0#&quot;))))))))" office:value-type="string" office:string-value="2.2" calcext:value-type="string">
            <text:p>2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5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[.B52]+[.C52]" office:value-type="float" office:value="2.4" calcext:value-type="float">
            <text:p>2.4</text:p>
          </table:table-cell>
          <table:table-cell table:style-name="ce6" table:formula="of:=IF([.D52]&gt;=1000000; TEXT([.D52]/1000000; &quot;0.0#&quot;)&amp;&quot; M&quot;; IF([.D52]&gt;=1000; TEXT([.D52]/1000; &quot;0.0#&quot;)&amp;&quot; k&quot;;  IF([.D52]&gt;=1; TEXT([.D52]; &quot;0.0#&quot;);IF([.D52]&gt;=0.001; TEXT([.D52]*1000; &quot;0.0#&quot;)&amp;&quot; m&quot;; IF([.D52]&gt;=0.000001; TEXT([.D52]*1000000; &quot;0.0#&quot;)&amp;&quot; µ&quot;;IF([.D52]&gt;=0.000000001; TEXT([.D52]*1000000000; &quot;0.0#&quot;)&amp;&quot; n&quot;; IF([.D52]&gt;=0.000000000001; TEXT([.D52]*1000000000000; &quot;0.0#&quot;)&amp;&quot; p&quot;;TEXT([.D52]; &quot;0.0#&quot;))))))))" office:value-type="string" office:string-value="2.4" calcext:value-type="string">
            <text:p>2.4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5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B53]+[.C53]" office:value-type="float" office:value="2.7" calcext:value-type="float">
            <text:p>2.7</text:p>
          </table:table-cell>
          <table:table-cell table:style-name="ce6" table:formula="of:=IF([.D53]&gt;=1000000; TEXT([.D53]/1000000; &quot;0.0#&quot;)&amp;&quot; M&quot;; IF([.D53]&gt;=1000; TEXT([.D53]/1000; &quot;0.0#&quot;)&amp;&quot; k&quot;;  IF([.D53]&gt;=1; TEXT([.D53]; &quot;0.0#&quot;);IF([.D53]&gt;=0.001; TEXT([.D53]*1000; &quot;0.0#&quot;)&amp;&quot; m&quot;; IF([.D53]&gt;=0.000001; TEXT([.D53]*1000000; &quot;0.0#&quot;)&amp;&quot; µ&quot;;IF([.D53]&gt;=0.000000001; TEXT([.D53]*1000000000; &quot;0.0#&quot;)&amp;&quot; n&quot;; IF([.D53]&gt;=0.000000000001; TEXT([.D53]*1000000000000; &quot;0.0#&quot;)&amp;&quot; p&quot;;TEXT([.D53]; &quot;0.0#&quot;))))))))" office:value-type="string" office:string-value="2.7" calcext:value-type="string">
            <text:p>2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5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54]+[.C54]" office:value-type="float" office:value="20" calcext:value-type="float">
            <text:p>20</text:p>
          </table:table-cell>
          <table:table-cell table:style-name="ce6" table:formula="of:=IF([.D54]&gt;=1000000; TEXT([.D54]/1000000; &quot;0.0#&quot;)&amp;&quot; M&quot;; IF([.D54]&gt;=1000; TEXT([.D54]/1000; &quot;0.0#&quot;)&amp;&quot; k&quot;;  IF([.D54]&gt;=1; TEXT([.D54]; &quot;0.0#&quot;);IF([.D54]&gt;=0.001; TEXT([.D54]*1000; &quot;0.0#&quot;)&amp;&quot; m&quot;; IF([.D54]&gt;=0.000001; TEXT([.D54]*1000000; &quot;0.0#&quot;)&amp;&quot; µ&quot;;IF([.D54]&gt;=0.000000001; TEXT([.D54]*1000000000; &quot;0.0#&quot;)&amp;&quot; n&quot;; IF([.D54]&gt;=0.000000000001; TEXT([.D54]*1000000000000; &quot;0.0#&quot;)&amp;&quot; p&quot;;TEXT([.D54]; &quot;0.0#&quot;))))))))" office:value-type="string" office:string-value="20.0" calcext:value-type="string">
            <text:p>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5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55]+[.C55]" office:value-type="float" office:value="20" calcext:value-type="float">
            <text:p>20</text:p>
          </table:table-cell>
          <table:table-cell table:style-name="ce6" table:formula="of:=IF([.D55]&gt;=1000000; TEXT([.D55]/1000000; &quot;0.0#&quot;)&amp;&quot; M&quot;; IF([.D55]&gt;=1000; TEXT([.D55]/1000; &quot;0.0#&quot;)&amp;&quot; k&quot;;  IF([.D55]&gt;=1; TEXT([.D55]; &quot;0.0#&quot;);IF([.D55]&gt;=0.001; TEXT([.D55]*1000; &quot;0.0#&quot;)&amp;&quot; m&quot;; IF([.D55]&gt;=0.000001; TEXT([.D55]*1000000; &quot;0.0#&quot;)&amp;&quot; µ&quot;;IF([.D55]&gt;=0.000000001; TEXT([.D55]*1000000000; &quot;0.0#&quot;)&amp;&quot; n&quot;; IF([.D55]&gt;=0.000000000001; TEXT([.D55]*1000000000000; &quot;0.0#&quot;)&amp;&quot; p&quot;;TEXT([.D55]; &quot;0.0#&quot;))))))))" office:value-type="string" office:string-value="20.0" calcext:value-type="string">
            <text:p>20.0</text:p>
          </table:table-cell>
          <table:table-cell/>
          <table:table-cell table:style-name="ce21" office:value-type="string" calcext:value-type="string">
            <text:p>½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½ Wat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5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56]+[.C56]" office:value-type="float" office:value="22" calcext:value-type="float">
            <text:p>22</text:p>
          </table:table-cell>
          <table:table-cell table:style-name="ce6" table:formula="of:=IF([.D56]&gt;=1000000; TEXT([.D56]/1000000; &quot;0.0#&quot;)&amp;&quot; M&quot;; IF([.D56]&gt;=1000; TEXT([.D56]/1000; &quot;0.0#&quot;)&amp;&quot; k&quot;;  IF([.D56]&gt;=1; TEXT([.D56]; &quot;0.0#&quot;);IF([.D56]&gt;=0.001; TEXT([.D56]*1000; &quot;0.0#&quot;)&amp;&quot; m&quot;; IF([.D56]&gt;=0.000001; TEXT([.D56]*1000000; &quot;0.0#&quot;)&amp;&quot; µ&quot;;IF([.D56]&gt;=0.000000001; TEXT([.D56]*1000000000; &quot;0.0#&quot;)&amp;&quot; n&quot;; IF([.D56]&gt;=0.000000000001; TEXT([.D56]*1000000000000; &quot;0.0#&quot;)&amp;&quot; p&quot;;TEXT([.D56]; &quot;0.0#&quot;))))))))" office:value-type="string" office:string-value="22.0" calcext:value-type="string">
            <text:p>2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5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B57]+[.C57]" office:value-type="float" office:value="24" calcext:value-type="float">
            <text:p>24</text:p>
          </table:table-cell>
          <table:table-cell table:style-name="ce6" table:formula="of:=IF([.D57]&gt;=1000000; TEXT([.D57]/1000000; &quot;0.0#&quot;)&amp;&quot; M&quot;; IF([.D57]&gt;=1000; TEXT([.D57]/1000; &quot;0.0#&quot;)&amp;&quot; k&quot;;  IF([.D57]&gt;=1; TEXT([.D57]; &quot;0.0#&quot;);IF([.D57]&gt;=0.001; TEXT([.D57]*1000; &quot;0.0#&quot;)&amp;&quot; m&quot;; IF([.D57]&gt;=0.000001; TEXT([.D57]*1000000; &quot;0.0#&quot;)&amp;&quot; µ&quot;;IF([.D57]&gt;=0.000000001; TEXT([.D57]*1000000000; &quot;0.0#&quot;)&amp;&quot; n&quot;; IF([.D57]&gt;=0.000000000001; TEXT([.D57]*1000000000000; &quot;0.0#&quot;)&amp;&quot; p&quot;;TEXT([.D57]; &quot;0.0#&quot;))))))))" office:value-type="string" office:string-value="24.0" calcext:value-type="string">
            <text:p>2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5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B58]+[.C58]" office:value-type="float" office:value="150" calcext:value-type="float">
            <text:p>150</text:p>
          </table:table-cell>
          <table:table-cell table:style-name="ce6" table:formula="of:=IF([.D58]&gt;=1000000; TEXT([.D58]/1000000; &quot;0.0#&quot;)&amp;&quot; M&quot;; IF([.D58]&gt;=1000; TEXT([.D58]/1000; &quot;0.0#&quot;)&amp;&quot; k&quot;;  IF([.D58]&gt;=1; TEXT([.D58]; &quot;0.0#&quot;);IF([.D58]&gt;=0.001; TEXT([.D58]*1000; &quot;0.0#&quot;)&amp;&quot; m&quot;; IF([.D58]&gt;=0.000001; TEXT([.D58]*1000000; &quot;0.0#&quot;)&amp;&quot; µ&quot;;IF([.D58]&gt;=0.000000001; TEXT([.D58]*1000000000; &quot;0.0#&quot;)&amp;&quot; n&quot;; IF([.D58]&gt;=0.000000000001; TEXT([.D58]*1000000000000; &quot;0.0#&quot;)&amp;&quot; p&quot;;TEXT([.D58]; &quot;0.0#&quot;))))))))" office:value-type="string" office:string-value="150.0" calcext:value-type="string">
            <text:p>1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5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B59]+[.C59]" office:value-type="float" office:value="160" calcext:value-type="float">
            <text:p>160</text:p>
          </table:table-cell>
          <table:table-cell table:style-name="ce6" table:formula="of:=IF([.D59]&gt;=1000000; TEXT([.D59]/1000000; &quot;0.0#&quot;)&amp;&quot; M&quot;; IF([.D59]&gt;=1000; TEXT([.D59]/1000; &quot;0.0#&quot;)&amp;&quot; k&quot;;  IF([.D59]&gt;=1; TEXT([.D59]; &quot;0.0#&quot;);IF([.D59]&gt;=0.001; TEXT([.D59]*1000; &quot;0.0#&quot;)&amp;&quot; m&quot;; IF([.D59]&gt;=0.000001; TEXT([.D59]*1000000; &quot;0.0#&quot;)&amp;&quot; µ&quot;;IF([.D59]&gt;=0.000000001; TEXT([.D59]*1000000000; &quot;0.0#&quot;)&amp;&quot; n&quot;; IF([.D59]&gt;=0.000000000001; TEXT([.D59]*1000000000000; &quot;0.0#&quot;)&amp;&quot; p&quot;;TEXT([.D59]; &quot;0.0#&quot;))))))))" office:value-type="string" office:string-value="160.0" calcext:value-type="string">
            <text:p>16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5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B60]+[.C60]" office:value-type="float" office:value="180" calcext:value-type="float">
            <text:p>180</text:p>
          </table:table-cell>
          <table:table-cell table:style-name="ce6" table:formula="of:=IF([.D60]&gt;=1000000; TEXT([.D60]/1000000; &quot;0.0#&quot;)&amp;&quot; M&quot;; IF([.D60]&gt;=1000; TEXT([.D60]/1000; &quot;0.0#&quot;)&amp;&quot; k&quot;;  IF([.D60]&gt;=1; TEXT([.D60]; &quot;0.0#&quot;);IF([.D60]&gt;=0.001; TEXT([.D60]*1000; &quot;0.0#&quot;)&amp;&quot; m&quot;; IF([.D60]&gt;=0.000001; TEXT([.D60]*1000000; &quot;0.0#&quot;)&amp;&quot; µ&quot;;IF([.D60]&gt;=0.000000001; TEXT([.D60]*1000000000; &quot;0.0#&quot;)&amp;&quot; n&quot;; IF([.D60]&gt;=0.000000000001; TEXT([.D60]*1000000000000; &quot;0.0#&quot;)&amp;&quot; p&quot;;TEXT([.D60]; &quot;0.0#&quot;))))))))" office:value-type="string" office:string-value="180.0" calcext:value-type="string">
            <text:p>1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6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B61]+[.C61]" office:value-type="float" office:value="200" calcext:value-type="float">
            <text:p>200</text:p>
          </table:table-cell>
          <table:table-cell table:style-name="ce6" table:formula="of:=IF([.D61]&gt;=1000000; TEXT([.D61]/1000000; &quot;0.0#&quot;)&amp;&quot; M&quot;; IF([.D61]&gt;=1000; TEXT([.D61]/1000; &quot;0.0#&quot;)&amp;&quot; k&quot;;  IF([.D61]&gt;=1; TEXT([.D61]; &quot;0.0#&quot;);IF([.D61]&gt;=0.001; TEXT([.D61]*1000; &quot;0.0#&quot;)&amp;&quot; m&quot;; IF([.D61]&gt;=0.000001; TEXT([.D61]*1000000; &quot;0.0#&quot;)&amp;&quot; µ&quot;;IF([.D61]&gt;=0.000000001; TEXT([.D61]*1000000000; &quot;0.0#&quot;)&amp;&quot; n&quot;; IF([.D61]&gt;=0.000000000001; TEXT([.D61]*1000000000000; &quot;0.0#&quot;)&amp;&quot; p&quot;;TEXT([.D61]; &quot;0.0#&quot;))))))))" office:value-type="string" office:string-value="200.0" calcext:value-type="string">
            <text:p>2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6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" calcext:value-type="float">
            <text:p>1300</text:p>
          </table:table-cell>
          <table:table-cell/>
          <table:table-cell table:formula="of:=[.B62]+[.C62]" office:value-type="float" office:value="1300" calcext:value-type="float">
            <text:p>1300</text:p>
          </table:table-cell>
          <table:table-cell table:style-name="ce6" table:formula="of:=IF([.D62]&gt;=1000000; TEXT([.D62]/1000000; &quot;0.0#&quot;)&amp;&quot; M&quot;; IF([.D62]&gt;=1000; TEXT([.D62]/1000; &quot;0.0#&quot;)&amp;&quot; k&quot;;  IF([.D62]&gt;=1; TEXT([.D62]; &quot;0.0#&quot;);IF([.D62]&gt;=0.001; TEXT([.D62]*1000; &quot;0.0#&quot;)&amp;&quot; m&quot;; IF([.D62]&gt;=0.000001; TEXT([.D62]*1000000; &quot;0.0#&quot;)&amp;&quot; µ&quot;;IF([.D62]&gt;=0.000000001; TEXT([.D62]*1000000000; &quot;0.0#&quot;)&amp;&quot; n&quot;; IF([.D62]&gt;=0.000000000001; TEXT([.D62]*1000000000000; &quot;0.0#&quot;)&amp;&quot; p&quot;;TEXT([.D62]; &quot;0.0#&quot;))))))))" office:value-type="string" office:string-value="1.3 k" calcext:value-type="string">
            <text:p>1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6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/>
          <table:table-cell table:formula="of:=[.B63]+[.C63]" office:value-type="float" office:value="1500" calcext:value-type="float">
            <text:p>1500</text:p>
          </table:table-cell>
          <table:table-cell table:style-name="ce6" table:formula="of:=IF([.D63]&gt;=1000000; TEXT([.D63]/1000000; &quot;0.0#&quot;)&amp;&quot; M&quot;; IF([.D63]&gt;=1000; TEXT([.D63]/1000; &quot;0.0#&quot;)&amp;&quot; k&quot;;  IF([.D63]&gt;=1; TEXT([.D63]; &quot;0.0#&quot;);IF([.D63]&gt;=0.001; TEXT([.D63]*1000; &quot;0.0#&quot;)&amp;&quot; m&quot;; IF([.D63]&gt;=0.000001; TEXT([.D63]*1000000; &quot;0.0#&quot;)&amp;&quot; µ&quot;;IF([.D63]&gt;=0.000000001; TEXT([.D63]*1000000000; &quot;0.0#&quot;)&amp;&quot; n&quot;; IF([.D63]&gt;=0.000000000001; TEXT([.D63]*1000000000000; &quot;0.0#&quot;)&amp;&quot; p&quot;;TEXT([.D63]; &quot;0.0#&quot;))))))))" office:value-type="string" office:string-value="1.5 k" calcext:value-type="string">
            <text:p>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6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00" calcext:value-type="float">
            <text:p>1600</text:p>
          </table:table-cell>
          <table:table-cell/>
          <table:table-cell table:formula="of:=[.B64]+[.C64]" office:value-type="float" office:value="1600" calcext:value-type="float">
            <text:p>1600</text:p>
          </table:table-cell>
          <table:table-cell table:style-name="ce6" table:formula="of:=IF([.D64]&gt;=1000000; TEXT([.D64]/1000000; &quot;0.0#&quot;)&amp;&quot; M&quot;; IF([.D64]&gt;=1000; TEXT([.D64]/1000; &quot;0.0#&quot;)&amp;&quot; k&quot;;  IF([.D64]&gt;=1; TEXT([.D64]; &quot;0.0#&quot;);IF([.D64]&gt;=0.001; TEXT([.D64]*1000; &quot;0.0#&quot;)&amp;&quot; m&quot;; IF([.D64]&gt;=0.000001; TEXT([.D64]*1000000; &quot;0.0#&quot;)&amp;&quot; µ&quot;;IF([.D64]&gt;=0.000000001; TEXT([.D64]*1000000000; &quot;0.0#&quot;)&amp;&quot; n&quot;; IF([.D64]&gt;=0.000000000001; TEXT([.D64]*1000000000000; &quot;0.0#&quot;)&amp;&quot; p&quot;;TEXT([.D64]; &quot;0.0#&quot;))))))))" office:value-type="string" office:string-value="1.6 k" calcext:value-type="string">
            <text:p>1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6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" calcext:value-type="float">
            <text:p>1800</text:p>
          </table:table-cell>
          <table:table-cell/>
          <table:table-cell table:formula="of:=[.B65]+[.C65]" office:value-type="float" office:value="1800" calcext:value-type="float">
            <text:p>1800</text:p>
          </table:table-cell>
          <table:table-cell table:style-name="ce6" table:formula="of:=IF([.D65]&gt;=1000000; TEXT([.D65]/1000000; &quot;0.0#&quot;)&amp;&quot; M&quot;; IF([.D65]&gt;=1000; TEXT([.D65]/1000; &quot;0.0#&quot;)&amp;&quot; k&quot;;  IF([.D65]&gt;=1; TEXT([.D65]; &quot;0.0#&quot;);IF([.D65]&gt;=0.001; TEXT([.D65]*1000; &quot;0.0#&quot;)&amp;&quot; m&quot;; IF([.D65]&gt;=0.000001; TEXT([.D65]*1000000; &quot;0.0#&quot;)&amp;&quot; µ&quot;;IF([.D65]&gt;=0.000000001; TEXT([.D65]*1000000000; &quot;0.0#&quot;)&amp;&quot; n&quot;; IF([.D65]&gt;=0.000000000001; TEXT([.D65]*1000000000000; &quot;0.0#&quot;)&amp;&quot; p&quot;;TEXT([.D65]; &quot;0.0#&quot;))))))))" office:value-type="string" office:string-value="1.8 k" calcext:value-type="string">
            <text:p>1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6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[.B66]+[.C66]" office:value-type="float" office:value="15000" calcext:value-type="float">
            <text:p>15000</text:p>
          </table:table-cell>
          <table:table-cell table:style-name="ce6" table:formula="of:=IF([.D66]&gt;=1000000; TEXT([.D66]/1000000; &quot;0.0#&quot;)&amp;&quot; M&quot;; IF([.D66]&gt;=1000; TEXT([.D66]/1000; &quot;0.0#&quot;)&amp;&quot; k&quot;;  IF([.D66]&gt;=1; TEXT([.D66]; &quot;0.0#&quot;);IF([.D66]&gt;=0.001; TEXT([.D66]*1000; &quot;0.0#&quot;)&amp;&quot; m&quot;; IF([.D66]&gt;=0.000001; TEXT([.D66]*1000000; &quot;0.0#&quot;)&amp;&quot; µ&quot;;IF([.D66]&gt;=0.000000001; TEXT([.D66]*1000000000; &quot;0.0#&quot;)&amp;&quot; n&quot;; IF([.D66]&gt;=0.000000000001; TEXT([.D66]*1000000000000; &quot;0.0#&quot;)&amp;&quot; p&quot;;TEXT([.D66]; &quot;0.0#&quot;))))))))" office:value-type="string" office:string-value="15.0 k" calcext:value-type="string">
            <text:p>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6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000" calcext:value-type="float">
            <text:p>16000</text:p>
          </table:table-cell>
          <table:table-cell/>
          <table:table-cell table:formula="of:=[.B67]+[.C67]" office:value-type="float" office:value="16000" calcext:value-type="float">
            <text:p>16000</text:p>
          </table:table-cell>
          <table:table-cell table:style-name="ce6" table:formula="of:=IF([.D67]&gt;=1000000; TEXT([.D67]/1000000; &quot;0.0#&quot;)&amp;&quot; M&quot;; IF([.D67]&gt;=1000; TEXT([.D67]/1000; &quot;0.0#&quot;)&amp;&quot; k&quot;;  IF([.D67]&gt;=1; TEXT([.D67]; &quot;0.0#&quot;);IF([.D67]&gt;=0.001; TEXT([.D67]*1000; &quot;0.0#&quot;)&amp;&quot; m&quot;; IF([.D67]&gt;=0.000001; TEXT([.D67]*1000000; &quot;0.0#&quot;)&amp;&quot; µ&quot;;IF([.D67]&gt;=0.000000001; TEXT([.D67]*1000000000; &quot;0.0#&quot;)&amp;&quot; n&quot;; IF([.D67]&gt;=0.000000000001; TEXT([.D67]*1000000000000; &quot;0.0#&quot;)&amp;&quot; p&quot;;TEXT([.D67]; &quot;0.0#&quot;))))))))" office:value-type="string" office:string-value="16.0 k" calcext:value-type="string">
            <text:p>1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6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0" calcext:value-type="float">
            <text:p>18000</text:p>
          </table:table-cell>
          <table:table-cell/>
          <table:table-cell table:formula="of:=[.B68]+[.C68]" office:value-type="float" office:value="18000" calcext:value-type="float">
            <text:p>18000</text:p>
          </table:table-cell>
          <table:table-cell table:style-name="ce6" table:formula="of:=IF([.D68]&gt;=1000000; TEXT([.D68]/1000000; &quot;0.0#&quot;)&amp;&quot; M&quot;; IF([.D68]&gt;=1000; TEXT([.D68]/1000; &quot;0.0#&quot;)&amp;&quot; k&quot;;  IF([.D68]&gt;=1; TEXT([.D68]; &quot;0.0#&quot;);IF([.D68]&gt;=0.001; TEXT([.D68]*1000; &quot;0.0#&quot;)&amp;&quot; m&quot;; IF([.D68]&gt;=0.000001; TEXT([.D68]*1000000; &quot;0.0#&quot;)&amp;&quot; µ&quot;;IF([.D68]&gt;=0.000000001; TEXT([.D68]*1000000000; &quot;0.0#&quot;)&amp;&quot; n&quot;; IF([.D68]&gt;=0.000000000001; TEXT([.D68]*1000000000000; &quot;0.0#&quot;)&amp;&quot; p&quot;;TEXT([.D68]; &quot;0.0#&quot;))))))))" office:value-type="string" office:string-value="18.0 k" calcext:value-type="string">
            <text:p>1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6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B69]+[.C69]" office:value-type="float" office:value="20000" calcext:value-type="float">
            <text:p>20000</text:p>
          </table:table-cell>
          <table:table-cell table:style-name="ce6" table:formula="of:=IF([.D69]&gt;=1000000; TEXT([.D69]/1000000; &quot;0.0#&quot;)&amp;&quot; M&quot;; IF([.D69]&gt;=1000; TEXT([.D69]/1000; &quot;0.0#&quot;)&amp;&quot; k&quot;;  IF([.D69]&gt;=1; TEXT([.D69]; &quot;0.0#&quot;);IF([.D69]&gt;=0.001; TEXT([.D69]*1000; &quot;0.0#&quot;)&amp;&quot; m&quot;; IF([.D69]&gt;=0.000001; TEXT([.D69]*1000000; &quot;0.0#&quot;)&amp;&quot; µ&quot;;IF([.D69]&gt;=0.000000001; TEXT([.D69]*1000000000; &quot;0.0#&quot;)&amp;&quot; n&quot;; IF([.D69]&gt;=0.000000000001; TEXT([.D69]*1000000000000; &quot;0.0#&quot;)&amp;&quot; p&quot;;TEXT([.D69]; &quot;0.0#&quot;))))))))" office:value-type="string" office:string-value="20.0 k" calcext:value-type="string">
            <text:p>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6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" calcext:value-type="float">
            <text:p>200000</text:p>
          </table:table-cell>
          <table:table-cell/>
          <table:table-cell table:formula="of:=[.B70]+[.C70]" office:value-type="float" office:value="200000" calcext:value-type="float">
            <text:p>200000</text:p>
          </table:table-cell>
          <table:table-cell table:style-name="ce6" table:formula="of:=IF([.D70]&gt;=1000000; TEXT([.D70]/1000000; &quot;0.0#&quot;)&amp;&quot; M&quot;; IF([.D70]&gt;=1000; TEXT([.D70]/1000; &quot;0.0#&quot;)&amp;&quot; k&quot;;  IF([.D70]&gt;=1; TEXT([.D70]; &quot;0.0#&quot;);IF([.D70]&gt;=0.001; TEXT([.D70]*1000; &quot;0.0#&quot;)&amp;&quot; m&quot;; IF([.D70]&gt;=0.000001; TEXT([.D70]*1000000; &quot;0.0#&quot;)&amp;&quot; µ&quot;;IF([.D70]&gt;=0.000000001; TEXT([.D70]*1000000000; &quot;0.0#&quot;)&amp;&quot; n&quot;; IF([.D70]&gt;=0.000000000001; TEXT([.D70]*1000000000000; &quot;0.0#&quot;)&amp;&quot; p&quot;;TEXT([.D70]; &quot;0.0#&quot;))))))))" office:value-type="string" office:string-value="200.0 k" calcext:value-type="string">
            <text:p>2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7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00" calcext:value-type="float">
            <text:p>220000</text:p>
          </table:table-cell>
          <table:table-cell/>
          <table:table-cell table:formula="of:=[.B71]+[.C71]" office:value-type="float" office:value="220000" calcext:value-type="float">
            <text:p>220000</text:p>
          </table:table-cell>
          <table:table-cell table:style-name="ce6" table:formula="of:=IF([.D71]&gt;=1000000; TEXT([.D71]/1000000; &quot;0.0#&quot;)&amp;&quot; M&quot;; IF([.D71]&gt;=1000; TEXT([.D71]/1000; &quot;0.0#&quot;)&amp;&quot; k&quot;;  IF([.D71]&gt;=1; TEXT([.D71]; &quot;0.0#&quot;);IF([.D71]&gt;=0.001; TEXT([.D71]*1000; &quot;0.0#&quot;)&amp;&quot; m&quot;; IF([.D71]&gt;=0.000001; TEXT([.D71]*1000000; &quot;0.0#&quot;)&amp;&quot; µ&quot;;IF([.D71]&gt;=0.000000001; TEXT([.D71]*1000000000; &quot;0.0#&quot;)&amp;&quot; n&quot;; IF([.D71]&gt;=0.000000000001; TEXT([.D71]*1000000000000; &quot;0.0#&quot;)&amp;&quot; p&quot;;TEXT([.D71]; &quot;0.0#&quot;))))))))" office:value-type="string" office:string-value="220.0 k" calcext:value-type="string">
            <text:p>2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7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0000" calcext:value-type="float">
            <text:p>240000</text:p>
          </table:table-cell>
          <table:table-cell/>
          <table:table-cell table:formula="of:=[.B72]+[.C72]" office:value-type="float" office:value="240000" calcext:value-type="float">
            <text:p>240000</text:p>
          </table:table-cell>
          <table:table-cell table:style-name="ce6" table:formula="of:=IF([.D72]&gt;=1000000; TEXT([.D72]/1000000; &quot;0.0#&quot;)&amp;&quot; M&quot;; IF([.D72]&gt;=1000; TEXT([.D72]/1000; &quot;0.0#&quot;)&amp;&quot; k&quot;;  IF([.D72]&gt;=1; TEXT([.D72]; &quot;0.0#&quot;);IF([.D72]&gt;=0.001; TEXT([.D72]*1000; &quot;0.0#&quot;)&amp;&quot; m&quot;; IF([.D72]&gt;=0.000001; TEXT([.D72]*1000000; &quot;0.0#&quot;)&amp;&quot; µ&quot;;IF([.D72]&gt;=0.000000001; TEXT([.D72]*1000000000; &quot;0.0#&quot;)&amp;&quot; n&quot;; IF([.D72]&gt;=0.000000000001; TEXT([.D72]*1000000000000; &quot;0.0#&quot;)&amp;&quot; p&quot;;TEXT([.D72]; &quot;0.0#&quot;))))))))" office:value-type="string" office:string-value="240.0 k" calcext:value-type="string">
            <text:p>24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7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0" calcext:value-type="float">
            <text:p>270000</text:p>
          </table:table-cell>
          <table:table-cell/>
          <table:table-cell table:formula="of:=[.B73]+[.C73]" office:value-type="float" office:value="270000" calcext:value-type="float">
            <text:p>270000</text:p>
          </table:table-cell>
          <table:table-cell table:style-name="ce6" table:formula="of:=IF([.D73]&gt;=1000000; TEXT([.D73]/1000000; &quot;0.0#&quot;)&amp;&quot; M&quot;; IF([.D73]&gt;=1000; TEXT([.D73]/1000; &quot;0.0#&quot;)&amp;&quot; k&quot;;  IF([.D73]&gt;=1; TEXT([.D73]; &quot;0.0#&quot;);IF([.D73]&gt;=0.001; TEXT([.D73]*1000; &quot;0.0#&quot;)&amp;&quot; m&quot;; IF([.D73]&gt;=0.000001; TEXT([.D73]*1000000; &quot;0.0#&quot;)&amp;&quot; µ&quot;;IF([.D73]&gt;=0.000000001; TEXT([.D73]*1000000000; &quot;0.0#&quot;)&amp;&quot; n&quot;; IF([.D73]&gt;=0.000000000001; TEXT([.D73]*1000000000000; &quot;0.0#&quot;)&amp;&quot; p&quot;;TEXT([.D73]; &quot;0.0#&quot;))))))))" office:value-type="string" office:string-value="270.0 k" calcext:value-type="string">
            <text:p>27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7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74]+[.C74]" office:value-type="float" office:value="3" calcext:value-type="float">
            <text:p>3</text:p>
          </table:table-cell>
          <table:table-cell table:style-name="ce6" table:formula="of:=IF([.D74]&gt;=1000000; TEXT([.D74]/1000000; &quot;0.0#&quot;)&amp;&quot; M&quot;; IF([.D74]&gt;=1000; TEXT([.D74]/1000; &quot;0.0#&quot;)&amp;&quot; k&quot;;  IF([.D74]&gt;=1; TEXT([.D74]; &quot;0.0#&quot;);IF([.D74]&gt;=0.001; TEXT([.D74]*1000; &quot;0.0#&quot;)&amp;&quot; m&quot;; IF([.D74]&gt;=0.000001; TEXT([.D74]*1000000; &quot;0.0#&quot;)&amp;&quot; µ&quot;;IF([.D74]&gt;=0.000000001; TEXT([.D74]*1000000000; &quot;0.0#&quot;)&amp;&quot; n&quot;; IF([.D74]&gt;=0.000000000001; TEXT([.D74]*1000000000000; &quot;0.0#&quot;)&amp;&quot; p&quot;;TEXT([.D74]; &quot;0.0#&quot;))))))))" office:value-type="string" office:string-value="3.0" calcext:value-type="string">
            <text:p>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7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B75]+[.C75]" office:value-type="float" office:value="3.3" calcext:value-type="float">
            <text:p>3.3</text:p>
          </table:table-cell>
          <table:table-cell table:style-name="ce6" table:formula="of:=IF([.D75]&gt;=1000000; TEXT([.D75]/1000000; &quot;0.0#&quot;)&amp;&quot; M&quot;; IF([.D75]&gt;=1000; TEXT([.D75]/1000; &quot;0.0#&quot;)&amp;&quot; k&quot;;  IF([.D75]&gt;=1; TEXT([.D75]; &quot;0.0#&quot;);IF([.D75]&gt;=0.001; TEXT([.D75]*1000; &quot;0.0#&quot;)&amp;&quot; m&quot;; IF([.D75]&gt;=0.000001; TEXT([.D75]*1000000; &quot;0.0#&quot;)&amp;&quot; µ&quot;;IF([.D75]&gt;=0.000000001; TEXT([.D75]*1000000000; &quot;0.0#&quot;)&amp;&quot; n&quot;; IF([.D75]&gt;=0.000000000001; TEXT([.D75]*1000000000000; &quot;0.0#&quot;)&amp;&quot; p&quot;;TEXT([.D75]; &quot;0.0#&quot;))))))))" office:value-type="string" office:string-value="3.3" calcext:value-type="string">
            <text:p>3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7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[.B76]+[.C76]" office:value-type="float" office:value="3.6" calcext:value-type="float">
            <text:p>3.6</text:p>
          </table:table-cell>
          <table:table-cell table:style-name="ce6" table:formula="of:=IF([.D76]&gt;=1000000; TEXT([.D76]/1000000; &quot;0.0#&quot;)&amp;&quot; M&quot;; IF([.D76]&gt;=1000; TEXT([.D76]/1000; &quot;0.0#&quot;)&amp;&quot; k&quot;;  IF([.D76]&gt;=1; TEXT([.D76]; &quot;0.0#&quot;);IF([.D76]&gt;=0.001; TEXT([.D76]*1000; &quot;0.0#&quot;)&amp;&quot; m&quot;; IF([.D76]&gt;=0.000001; TEXT([.D76]*1000000; &quot;0.0#&quot;)&amp;&quot; µ&quot;;IF([.D76]&gt;=0.000000001; TEXT([.D76]*1000000000; &quot;0.0#&quot;)&amp;&quot; n&quot;; IF([.D76]&gt;=0.000000000001; TEXT([.D76]*1000000000000; &quot;0.0#&quot;)&amp;&quot; p&quot;;TEXT([.D76]; &quot;0.0#&quot;))))))))" office:value-type="string" office:string-value="3.6" calcext:value-type="string">
            <text:p>3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7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[.B77]+[.C77]" office:value-type="float" office:value="3.9" calcext:value-type="float">
            <text:p>3.9</text:p>
          </table:table-cell>
          <table:table-cell table:style-name="ce6" table:formula="of:=IF([.D77]&gt;=1000000; TEXT([.D77]/1000000; &quot;0.0#&quot;)&amp;&quot; M&quot;; IF([.D77]&gt;=1000; TEXT([.D77]/1000; &quot;0.0#&quot;)&amp;&quot; k&quot;;  IF([.D77]&gt;=1; TEXT([.D77]; &quot;0.0#&quot;);IF([.D77]&gt;=0.001; TEXT([.D77]*1000; &quot;0.0#&quot;)&amp;&quot; m&quot;; IF([.D77]&gt;=0.000001; TEXT([.D77]*1000000; &quot;0.0#&quot;)&amp;&quot; µ&quot;;IF([.D77]&gt;=0.000000001; TEXT([.D77]*1000000000; &quot;0.0#&quot;)&amp;&quot; n&quot;; IF([.D77]&gt;=0.000000000001; TEXT([.D77]*1000000000000; &quot;0.0#&quot;)&amp;&quot; p&quot;;TEXT([.D77]; &quot;0.0#&quot;))))))))" office:value-type="string" office:string-value="3.9" calcext:value-type="string">
            <text:p>3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7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B78]+[.C78]" office:value-type="float" office:value="27" calcext:value-type="float">
            <text:p>27</text:p>
          </table:table-cell>
          <table:table-cell table:style-name="ce6" table:formula="of:=IF([.D78]&gt;=1000000; TEXT([.D78]/1000000; &quot;0.0#&quot;)&amp;&quot; M&quot;; IF([.D78]&gt;=1000; TEXT([.D78]/1000; &quot;0.0#&quot;)&amp;&quot; k&quot;;  IF([.D78]&gt;=1; TEXT([.D78]; &quot;0.0#&quot;);IF([.D78]&gt;=0.001; TEXT([.D78]*1000; &quot;0.0#&quot;)&amp;&quot; m&quot;; IF([.D78]&gt;=0.000001; TEXT([.D78]*1000000; &quot;0.0#&quot;)&amp;&quot; µ&quot;;IF([.D78]&gt;=0.000000001; TEXT([.D78]*1000000000; &quot;0.0#&quot;)&amp;&quot; n&quot;; IF([.D78]&gt;=0.000000000001; TEXT([.D78]*1000000000000; &quot;0.0#&quot;)&amp;&quot; p&quot;;TEXT([.D78]; &quot;0.0#&quot;))))))))" office:value-type="string" office:string-value="27.0" calcext:value-type="string">
            <text:p>2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7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79]+[.C79]" office:value-type="float" office:value="30" calcext:value-type="float">
            <text:p>30</text:p>
          </table:table-cell>
          <table:table-cell table:style-name="ce6" table:formula="of:=IF([.D79]&gt;=1000000; TEXT([.D79]/1000000; &quot;0.0#&quot;)&amp;&quot; M&quot;; IF([.D79]&gt;=1000; TEXT([.D79]/1000; &quot;0.0#&quot;)&amp;&quot; k&quot;;  IF([.D79]&gt;=1; TEXT([.D79]; &quot;0.0#&quot;);IF([.D79]&gt;=0.001; TEXT([.D79]*1000; &quot;0.0#&quot;)&amp;&quot; m&quot;; IF([.D79]&gt;=0.000001; TEXT([.D79]*1000000; &quot;0.0#&quot;)&amp;&quot; µ&quot;;IF([.D79]&gt;=0.000000001; TEXT([.D79]*1000000000; &quot;0.0#&quot;)&amp;&quot; n&quot;; IF([.D79]&gt;=0.000000000001; TEXT([.D79]*1000000000000; &quot;0.0#&quot;)&amp;&quot; p&quot;;TEXT([.D79]; &quot;0.0#&quot;))))))))" office:value-type="string" office:string-value="30.0" calcext:value-type="string">
            <text:p>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7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B80]+[.C80]" office:value-type="float" office:value="33" calcext:value-type="float">
            <text:p>33</text:p>
          </table:table-cell>
          <table:table-cell table:style-name="ce6" table:formula="of:=IF([.D80]&gt;=1000000; TEXT([.D80]/1000000; &quot;0.0#&quot;)&amp;&quot; M&quot;; IF([.D80]&gt;=1000; TEXT([.D80]/1000; &quot;0.0#&quot;)&amp;&quot; k&quot;;  IF([.D80]&gt;=1; TEXT([.D80]; &quot;0.0#&quot;);IF([.D80]&gt;=0.001; TEXT([.D80]*1000; &quot;0.0#&quot;)&amp;&quot; m&quot;; IF([.D80]&gt;=0.000001; TEXT([.D80]*1000000; &quot;0.0#&quot;)&amp;&quot; µ&quot;;IF([.D80]&gt;=0.000000001; TEXT([.D80]*1000000000; &quot;0.0#&quot;)&amp;&quot; n&quot;; IF([.D80]&gt;=0.000000000001; TEXT([.D80]*1000000000000; &quot;0.0#&quot;)&amp;&quot; p&quot;;TEXT([.D80]; &quot;0.0#&quot;))))))))" office:value-type="string" office:string-value="33.0" calcext:value-type="string">
            <text:p>3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8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B81]+[.C81]" office:value-type="float" office:value="36" calcext:value-type="float">
            <text:p>36</text:p>
          </table:table-cell>
          <table:table-cell table:style-name="ce6" table:formula="of:=IF([.D81]&gt;=1000000; TEXT([.D81]/1000000; &quot;0.0#&quot;)&amp;&quot; M&quot;; IF([.D81]&gt;=1000; TEXT([.D81]/1000; &quot;0.0#&quot;)&amp;&quot; k&quot;;  IF([.D81]&gt;=1; TEXT([.D81]; &quot;0.0#&quot;);IF([.D81]&gt;=0.001; TEXT([.D81]*1000; &quot;0.0#&quot;)&amp;&quot; m&quot;; IF([.D81]&gt;=0.000001; TEXT([.D81]*1000000; &quot;0.0#&quot;)&amp;&quot; µ&quot;;IF([.D81]&gt;=0.000000001; TEXT([.D81]*1000000000; &quot;0.0#&quot;)&amp;&quot; n&quot;; IF([.D81]&gt;=0.000000000001; TEXT([.D81]*1000000000000; &quot;0.0#&quot;)&amp;&quot; p&quot;;TEXT([.D81]; &quot;0.0#&quot;))))))))" office:value-type="string" office:string-value="36.0" calcext:value-type="string">
            <text:p>3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8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B82]+[.C82]" office:value-type="float" office:value="220" calcext:value-type="float">
            <text:p>220</text:p>
          </table:table-cell>
          <table:table-cell table:style-name="ce6" table:formula="of:=IF([.D82]&gt;=1000000; TEXT([.D82]/1000000; &quot;0.0#&quot;)&amp;&quot; M&quot;; IF([.D82]&gt;=1000; TEXT([.D82]/1000; &quot;0.0#&quot;)&amp;&quot; k&quot;;  IF([.D82]&gt;=1; TEXT([.D82]; &quot;0.0#&quot;);IF([.D82]&gt;=0.001; TEXT([.D82]*1000; &quot;0.0#&quot;)&amp;&quot; m&quot;; IF([.D82]&gt;=0.000001; TEXT([.D82]*1000000; &quot;0.0#&quot;)&amp;&quot; µ&quot;;IF([.D82]&gt;=0.000000001; TEXT([.D82]*1000000000; &quot;0.0#&quot;)&amp;&quot; n&quot;; IF([.D82]&gt;=0.000000000001; TEXT([.D82]*1000000000000; &quot;0.0#&quot;)&amp;&quot; p&quot;;TEXT([.D82]; &quot;0.0#&quot;))))))))" office:value-type="string" office:string-value="220.0" calcext:value-type="string">
            <text:p>2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8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B83]+[.C83]" office:value-type="float" office:value="240" calcext:value-type="float">
            <text:p>240</text:p>
          </table:table-cell>
          <table:table-cell table:style-name="ce6" table:formula="of:=IF([.D83]&gt;=1000000; TEXT([.D83]/1000000; &quot;0.0#&quot;)&amp;&quot; M&quot;; IF([.D83]&gt;=1000; TEXT([.D83]/1000; &quot;0.0#&quot;)&amp;&quot; k&quot;;  IF([.D83]&gt;=1; TEXT([.D83]; &quot;0.0#&quot;);IF([.D83]&gt;=0.001; TEXT([.D83]*1000; &quot;0.0#&quot;)&amp;&quot; m&quot;; IF([.D83]&gt;=0.000001; TEXT([.D83]*1000000; &quot;0.0#&quot;)&amp;&quot; µ&quot;;IF([.D83]&gt;=0.000000001; TEXT([.D83]*1000000000; &quot;0.0#&quot;)&amp;&quot; n&quot;; IF([.D83]&gt;=0.000000000001; TEXT([.D83]*1000000000000; &quot;0.0#&quot;)&amp;&quot; p&quot;;TEXT([.D83]; &quot;0.0#&quot;))))))))" office:value-type="string" office:string-value="240.0" calcext:value-type="string">
            <text:p>24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8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[.B84]+[.C84]" office:value-type="float" office:value="270" calcext:value-type="float">
            <text:p>270</text:p>
          </table:table-cell>
          <table:table-cell table:style-name="ce6" table:formula="of:=IF([.D84]&gt;=1000000; TEXT([.D84]/1000000; &quot;0.0#&quot;)&amp;&quot; M&quot;; IF([.D84]&gt;=1000; TEXT([.D84]/1000; &quot;0.0#&quot;)&amp;&quot; k&quot;;  IF([.D84]&gt;=1; TEXT([.D84]; &quot;0.0#&quot;);IF([.D84]&gt;=0.001; TEXT([.D84]*1000; &quot;0.0#&quot;)&amp;&quot; m&quot;; IF([.D84]&gt;=0.000001; TEXT([.D84]*1000000; &quot;0.0#&quot;)&amp;&quot; µ&quot;;IF([.D84]&gt;=0.000000001; TEXT([.D84]*1000000000; &quot;0.0#&quot;)&amp;&quot; n&quot;; IF([.D84]&gt;=0.000000000001; TEXT([.D84]*1000000000000; &quot;0.0#&quot;)&amp;&quot; p&quot;;TEXT([.D84]; &quot;0.0#&quot;))))))))" office:value-type="string" office:string-value="270.0" calcext:value-type="string">
            <text:p>27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8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B85]+[.C85]" office:value-type="float" office:value="300" calcext:value-type="float">
            <text:p>300</text:p>
          </table:table-cell>
          <table:table-cell table:style-name="ce6" table:formula="of:=IF([.D85]&gt;=1000000; TEXT([.D85]/1000000; &quot;0.0#&quot;)&amp;&quot; M&quot;; IF([.D85]&gt;=1000; TEXT([.D85]/1000; &quot;0.0#&quot;)&amp;&quot; k&quot;;  IF([.D85]&gt;=1; TEXT([.D85]; &quot;0.0#&quot;);IF([.D85]&gt;=0.001; TEXT([.D85]*1000; &quot;0.0#&quot;)&amp;&quot; m&quot;; IF([.D85]&gt;=0.000001; TEXT([.D85]*1000000; &quot;0.0#&quot;)&amp;&quot; µ&quot;;IF([.D85]&gt;=0.000000001; TEXT([.D85]*1000000000; &quot;0.0#&quot;)&amp;&quot; n&quot;; IF([.D85]&gt;=0.000000000001; TEXT([.D85]*1000000000000; &quot;0.0#&quot;)&amp;&quot; p&quot;;TEXT([.D85]; &quot;0.0#&quot;))))))))" office:value-type="string" office:string-value="300.0" calcext:value-type="string">
            <text:p>3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8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B86]+[.C86]" office:value-type="float" office:value="2000" calcext:value-type="float">
            <text:p>2000</text:p>
          </table:table-cell>
          <table:table-cell table:style-name="ce6" table:formula="of:=IF([.D86]&gt;=1000000; TEXT([.D86]/1000000; &quot;0.0#&quot;)&amp;&quot; M&quot;; IF([.D86]&gt;=1000; TEXT([.D86]/1000; &quot;0.0#&quot;)&amp;&quot; k&quot;;  IF([.D86]&gt;=1; TEXT([.D86]; &quot;0.0#&quot;);IF([.D86]&gt;=0.001; TEXT([.D86]*1000; &quot;0.0#&quot;)&amp;&quot; m&quot;; IF([.D86]&gt;=0.000001; TEXT([.D86]*1000000; &quot;0.0#&quot;)&amp;&quot; µ&quot;;IF([.D86]&gt;=0.000000001; TEXT([.D86]*1000000000; &quot;0.0#&quot;)&amp;&quot; n&quot;; IF([.D86]&gt;=0.000000000001; TEXT([.D86]*1000000000000; &quot;0.0#&quot;)&amp;&quot; p&quot;;TEXT([.D86]; &quot;0.0#&quot;))))))))" office:value-type="string" office:string-value="2.0 k" calcext:value-type="string">
            <text:p>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8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" calcext:value-type="float">
            <text:p>2200</text:p>
          </table:table-cell>
          <table:table-cell/>
          <table:table-cell table:formula="of:=[.B87]+[.C87]" office:value-type="float" office:value="2200" calcext:value-type="float">
            <text:p>2200</text:p>
          </table:table-cell>
          <table:table-cell table:style-name="ce6" table:formula="of:=IF([.D87]&gt;=1000000; TEXT([.D87]/1000000; &quot;0.0#&quot;)&amp;&quot; M&quot;; IF([.D87]&gt;=1000; TEXT([.D87]/1000; &quot;0.0#&quot;)&amp;&quot; k&quot;;  IF([.D87]&gt;=1; TEXT([.D87]; &quot;0.0#&quot;);IF([.D87]&gt;=0.001; TEXT([.D87]*1000; &quot;0.0#&quot;)&amp;&quot; m&quot;; IF([.D87]&gt;=0.000001; TEXT([.D87]*1000000; &quot;0.0#&quot;)&amp;&quot; µ&quot;;IF([.D87]&gt;=0.000000001; TEXT([.D87]*1000000000; &quot;0.0#&quot;)&amp;&quot; n&quot;; IF([.D87]&gt;=0.000000000001; TEXT([.D87]*1000000000000; &quot;0.0#&quot;)&amp;&quot; p&quot;;TEXT([.D87]; &quot;0.0#&quot;))))))))" office:value-type="string" office:string-value="2.2 k" calcext:value-type="string">
            <text:p>2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8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" calcext:value-type="float">
            <text:p>2700</text:p>
          </table:table-cell>
          <table:table-cell/>
          <table:table-cell table:formula="of:=[.B88]+[.C88]" office:value-type="float" office:value="2700" calcext:value-type="float">
            <text:p>2700</text:p>
          </table:table-cell>
          <table:table-cell table:style-name="ce6" table:formula="of:=IF([.D88]&gt;=1000000; TEXT([.D88]/1000000; &quot;0.0#&quot;)&amp;&quot; M&quot;; IF([.D88]&gt;=1000; TEXT([.D88]/1000; &quot;0.0#&quot;)&amp;&quot; k&quot;;  IF([.D88]&gt;=1; TEXT([.D88]; &quot;0.0#&quot;);IF([.D88]&gt;=0.001; TEXT([.D88]*1000; &quot;0.0#&quot;)&amp;&quot; m&quot;; IF([.D88]&gt;=0.000001; TEXT([.D88]*1000000; &quot;0.0#&quot;)&amp;&quot; µ&quot;;IF([.D88]&gt;=0.000000001; TEXT([.D88]*1000000000; &quot;0.0#&quot;)&amp;&quot; n&quot;; IF([.D88]&gt;=0.000000000001; TEXT([.D88]*1000000000000; &quot;0.0#&quot;)&amp;&quot; p&quot;;TEXT([.D88]; &quot;0.0#&quot;))))))))" office:value-type="string" office:string-value="2.7 k" calcext:value-type="string">
            <text:p>2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8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0" calcext:value-type="float">
            <text:p>3000</text:p>
          </table:table-cell>
          <table:table-cell/>
          <table:table-cell table:formula="of:=[.B89]+[.C89]" office:value-type="float" office:value="3000" calcext:value-type="float">
            <text:p>3000</text:p>
          </table:table-cell>
          <table:table-cell table:style-name="ce6" table:formula="of:=IF([.D89]&gt;=1000000; TEXT([.D89]/1000000; &quot;0.0#&quot;)&amp;&quot; M&quot;; IF([.D89]&gt;=1000; TEXT([.D89]/1000; &quot;0.0#&quot;)&amp;&quot; k&quot;;  IF([.D89]&gt;=1; TEXT([.D89]; &quot;0.0#&quot;);IF([.D89]&gt;=0.001; TEXT([.D89]*1000; &quot;0.0#&quot;)&amp;&quot; m&quot;; IF([.D89]&gt;=0.000001; TEXT([.D89]*1000000; &quot;0.0#&quot;)&amp;&quot; µ&quot;;IF([.D89]&gt;=0.000000001; TEXT([.D89]*1000000000; &quot;0.0#&quot;)&amp;&quot; n&quot;; IF([.D89]&gt;=0.000000000001; TEXT([.D89]*1000000000000; &quot;0.0#&quot;)&amp;&quot; p&quot;;TEXT([.D89]; &quot;0.0#&quot;))))))))" office:value-type="string" office:string-value="3.0 k" calcext:value-type="string">
            <text:p>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8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000" calcext:value-type="float">
            <text:p>24000</text:p>
          </table:table-cell>
          <table:table-cell/>
          <table:table-cell table:formula="of:=[.B90]+[.C90]" office:value-type="float" office:value="24000" calcext:value-type="float">
            <text:p>24000</text:p>
          </table:table-cell>
          <table:table-cell table:style-name="ce6" table:formula="of:=IF([.D90]&gt;=1000000; TEXT([.D90]/1000000; &quot;0.0#&quot;)&amp;&quot; M&quot;; IF([.D90]&gt;=1000; TEXT([.D90]/1000; &quot;0.0#&quot;)&amp;&quot; k&quot;;  IF([.D90]&gt;=1; TEXT([.D90]; &quot;0.0#&quot;);IF([.D90]&gt;=0.001; TEXT([.D90]*1000; &quot;0.0#&quot;)&amp;&quot; m&quot;; IF([.D90]&gt;=0.000001; TEXT([.D90]*1000000; &quot;0.0#&quot;)&amp;&quot; µ&quot;;IF([.D90]&gt;=0.000000001; TEXT([.D90]*1000000000; &quot;0.0#&quot;)&amp;&quot; n&quot;; IF([.D90]&gt;=0.000000000001; TEXT([.D90]*1000000000000; &quot;0.0#&quot;)&amp;&quot; p&quot;;TEXT([.D90]; &quot;0.0#&quot;))))))))" office:value-type="string" office:string-value="24.0 k" calcext:value-type="string">
            <text:p>2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9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" calcext:value-type="float">
            <text:p>27000</text:p>
          </table:table-cell>
          <table:table-cell/>
          <table:table-cell table:formula="of:=[.B91]+[.C91]" office:value-type="float" office:value="27000" calcext:value-type="float">
            <text:p>27000</text:p>
          </table:table-cell>
          <table:table-cell table:style-name="ce6" table:formula="of:=IF([.D91]&gt;=1000000; TEXT([.D91]/1000000; &quot;0.0#&quot;)&amp;&quot; M&quot;; IF([.D91]&gt;=1000; TEXT([.D91]/1000; &quot;0.0#&quot;)&amp;&quot; k&quot;;  IF([.D91]&gt;=1; TEXT([.D91]; &quot;0.0#&quot;);IF([.D91]&gt;=0.001; TEXT([.D91]*1000; &quot;0.0#&quot;)&amp;&quot; m&quot;; IF([.D91]&gt;=0.000001; TEXT([.D91]*1000000; &quot;0.0#&quot;)&amp;&quot; µ&quot;;IF([.D91]&gt;=0.000000001; TEXT([.D91]*1000000000; &quot;0.0#&quot;)&amp;&quot; n&quot;; IF([.D91]&gt;=0.000000000001; TEXT([.D91]*1000000000000; &quot;0.0#&quot;)&amp;&quot; p&quot;;TEXT([.D91]; &quot;0.0#&quot;))))))))" office:value-type="string" office:string-value="27.0 k" calcext:value-type="string">
            <text:p>2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9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[.B92]+[.C92]" office:value-type="float" office:value="30000" calcext:value-type="float">
            <text:p>30000</text:p>
          </table:table-cell>
          <table:table-cell table:style-name="ce6" table:formula="of:=IF([.D92]&gt;=1000000; TEXT([.D92]/1000000; &quot;0.0#&quot;)&amp;&quot; M&quot;; IF([.D92]&gt;=1000; TEXT([.D92]/1000; &quot;0.0#&quot;)&amp;&quot; k&quot;;  IF([.D92]&gt;=1; TEXT([.D92]; &quot;0.0#&quot;);IF([.D92]&gt;=0.001; TEXT([.D92]*1000; &quot;0.0#&quot;)&amp;&quot; m&quot;; IF([.D92]&gt;=0.000001; TEXT([.D92]*1000000; &quot;0.0#&quot;)&amp;&quot; µ&quot;;IF([.D92]&gt;=0.000000001; TEXT([.D92]*1000000000; &quot;0.0#&quot;)&amp;&quot; n&quot;; IF([.D92]&gt;=0.000000000001; TEXT([.D92]*1000000000000; &quot;0.0#&quot;)&amp;&quot; p&quot;;TEXT([.D92]; &quot;0.0#&quot;))))))))" office:value-type="string" office:string-value="30.0 k" calcext:value-type="string">
            <text:p>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9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0" calcext:value-type="float">
            <text:p>33000</text:p>
          </table:table-cell>
          <table:table-cell/>
          <table:table-cell table:formula="of:=[.B93]+[.C93]" office:value-type="float" office:value="33000" calcext:value-type="float">
            <text:p>33000</text:p>
          </table:table-cell>
          <table:table-cell table:style-name="ce6" table:formula="of:=IF([.D93]&gt;=1000000; TEXT([.D93]/1000000; &quot;0.0#&quot;)&amp;&quot; M&quot;; IF([.D93]&gt;=1000; TEXT([.D93]/1000; &quot;0.0#&quot;)&amp;&quot; k&quot;;  IF([.D93]&gt;=1; TEXT([.D93]; &quot;0.0#&quot;);IF([.D93]&gt;=0.001; TEXT([.D93]*1000; &quot;0.0#&quot;)&amp;&quot; m&quot;; IF([.D93]&gt;=0.000001; TEXT([.D93]*1000000; &quot;0.0#&quot;)&amp;&quot; µ&quot;;IF([.D93]&gt;=0.000000001; TEXT([.D93]*1000000000; &quot;0.0#&quot;)&amp;&quot; n&quot;; IF([.D93]&gt;=0.000000000001; TEXT([.D93]*1000000000000; &quot;0.0#&quot;)&amp;&quot; p&quot;;TEXT([.D93]; &quot;0.0#&quot;))))))))" office:value-type="string" office:string-value="33.0 k" calcext:value-type="string">
            <text:p>3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9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000" calcext:value-type="float">
            <text:p>300000</text:p>
          </table:table-cell>
          <table:table-cell/>
          <table:table-cell table:formula="of:=[.B94]+[.C94]" office:value-type="float" office:value="300000" calcext:value-type="float">
            <text:p>300000</text:p>
          </table:table-cell>
          <table:table-cell table:style-name="ce6" table:formula="of:=IF([.D94]&gt;=1000000; TEXT([.D94]/1000000; &quot;0.0#&quot;)&amp;&quot; M&quot;; IF([.D94]&gt;=1000; TEXT([.D94]/1000; &quot;0.0#&quot;)&amp;&quot; k&quot;;  IF([.D94]&gt;=1; TEXT([.D94]; &quot;0.0#&quot;);IF([.D94]&gt;=0.001; TEXT([.D94]*1000; &quot;0.0#&quot;)&amp;&quot; m&quot;; IF([.D94]&gt;=0.000001; TEXT([.D94]*1000000; &quot;0.0#&quot;)&amp;&quot; µ&quot;;IF([.D94]&gt;=0.000000001; TEXT([.D94]*1000000000; &quot;0.0#&quot;)&amp;&quot; n&quot;; IF([.D94]&gt;=0.000000000001; TEXT([.D94]*1000000000000; &quot;0.0#&quot;)&amp;&quot; p&quot;;TEXT([.D94]; &quot;0.0#&quot;))))))))" office:value-type="string" office:string-value="300.0 k" calcext:value-type="string">
            <text:p>3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9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00" calcext:value-type="float">
            <text:p>330000</text:p>
          </table:table-cell>
          <table:table-cell/>
          <table:table-cell table:formula="of:=[.B95]+[.C95]" office:value-type="float" office:value="330000" calcext:value-type="float">
            <text:p>330000</text:p>
          </table:table-cell>
          <table:table-cell table:style-name="ce6" table:formula="of:=IF([.D95]&gt;=1000000; TEXT([.D95]/1000000; &quot;0.0#&quot;)&amp;&quot; M&quot;; IF([.D95]&gt;=1000; TEXT([.D95]/1000; &quot;0.0#&quot;)&amp;&quot; k&quot;;  IF([.D95]&gt;=1; TEXT([.D95]; &quot;0.0#&quot;);IF([.D95]&gt;=0.001; TEXT([.D95]*1000; &quot;0.0#&quot;)&amp;&quot; m&quot;; IF([.D95]&gt;=0.000001; TEXT([.D95]*1000000; &quot;0.0#&quot;)&amp;&quot; µ&quot;;IF([.D95]&gt;=0.000000001; TEXT([.D95]*1000000000; &quot;0.0#&quot;)&amp;&quot; n&quot;; IF([.D95]&gt;=0.000000000001; TEXT([.D95]*1000000000000; &quot;0.0#&quot;)&amp;&quot; p&quot;;TEXT([.D95]; &quot;0.0#&quot;))))))))" office:value-type="string" office:string-value="330.0 k" calcext:value-type="string">
            <text:p>3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9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0000" calcext:value-type="float">
            <text:p>360000</text:p>
          </table:table-cell>
          <table:table-cell/>
          <table:table-cell table:formula="of:=[.B96]+[.C96]" office:value-type="float" office:value="360000" calcext:value-type="float">
            <text:p>360000</text:p>
          </table:table-cell>
          <table:table-cell table:style-name="ce6" table:formula="of:=IF([.D96]&gt;=1000000; TEXT([.D96]/1000000; &quot;0.0#&quot;)&amp;&quot; M&quot;; IF([.D96]&gt;=1000; TEXT([.D96]/1000; &quot;0.0#&quot;)&amp;&quot; k&quot;;  IF([.D96]&gt;=1; TEXT([.D96]; &quot;0.0#&quot;);IF([.D96]&gt;=0.001; TEXT([.D96]*1000; &quot;0.0#&quot;)&amp;&quot; m&quot;; IF([.D96]&gt;=0.000001; TEXT([.D96]*1000000; &quot;0.0#&quot;)&amp;&quot; µ&quot;;IF([.D96]&gt;=0.000000001; TEXT([.D96]*1000000000; &quot;0.0#&quot;)&amp;&quot; n&quot;; IF([.D96]&gt;=0.000000000001; TEXT([.D96]*1000000000000; &quot;0.0#&quot;)&amp;&quot; p&quot;;TEXT([.D96]; &quot;0.0#&quot;))))))))" office:value-type="string" office:string-value="360.0 k" calcext:value-type="string">
            <text:p>36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9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00" calcext:value-type="float">
            <text:p>390000</text:p>
          </table:table-cell>
          <table:table-cell/>
          <table:table-cell table:formula="of:=[.B97]+[.C97]" office:value-type="float" office:value="390000" calcext:value-type="float">
            <text:p>390000</text:p>
          </table:table-cell>
          <table:table-cell table:style-name="ce6" table:formula="of:=IF([.D97]&gt;=1000000; TEXT([.D97]/1000000; &quot;0.0#&quot;)&amp;&quot; M&quot;; IF([.D97]&gt;=1000; TEXT([.D97]/1000; &quot;0.0#&quot;)&amp;&quot; k&quot;;  IF([.D97]&gt;=1; TEXT([.D97]; &quot;0.0#&quot;);IF([.D97]&gt;=0.001; TEXT([.D97]*1000; &quot;0.0#&quot;)&amp;&quot; m&quot;; IF([.D97]&gt;=0.000001; TEXT([.D97]*1000000; &quot;0.0#&quot;)&amp;&quot; µ&quot;;IF([.D97]&gt;=0.000000001; TEXT([.D97]*1000000000; &quot;0.0#&quot;)&amp;&quot; n&quot;; IF([.D97]&gt;=0.000000000001; TEXT([.D97]*1000000000000; &quot;0.0#&quot;)&amp;&quot; p&quot;;TEXT([.D97]; &quot;0.0#&quot;))))))))" office:value-type="string" office:string-value="390.0 k" calcext:value-type="string">
            <text:p>39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9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.3" calcext:value-type="float">
            <text:p>4.3</text:p>
          </table:table-cell>
          <table:table-cell/>
          <table:table-cell table:formula="of:=[.B98]+[.C98]" office:value-type="float" office:value="4.3" calcext:value-type="float">
            <text:p>4.3</text:p>
          </table:table-cell>
          <table:table-cell table:style-name="ce6" table:formula="of:=IF([.D98]&gt;=1000000; TEXT([.D98]/1000000; &quot;0.0#&quot;)&amp;&quot; M&quot;; IF([.D98]&gt;=1000; TEXT([.D98]/1000; &quot;0.0#&quot;)&amp;&quot; k&quot;;  IF([.D98]&gt;=1; TEXT([.D98]; &quot;0.0#&quot;);IF([.D98]&gt;=0.001; TEXT([.D98]*1000; &quot;0.0#&quot;)&amp;&quot; m&quot;; IF([.D98]&gt;=0.000001; TEXT([.D98]*1000000; &quot;0.0#&quot;)&amp;&quot; µ&quot;;IF([.D98]&gt;=0.000000001; TEXT([.D98]*1000000000; &quot;0.0#&quot;)&amp;&quot; n&quot;; IF([.D98]&gt;=0.000000000001; TEXT([.D98]*1000000000000; &quot;0.0#&quot;)&amp;&quot; p&quot;;TEXT([.D98]; &quot;0.0#&quot;))))))))" office:value-type="string" office:string-value="4.3" calcext:value-type="string">
            <text:p>4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9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.7" calcext:value-type="float">
            <text:p>4.7</text:p>
          </table:table-cell>
          <table:table-cell/>
          <table:table-cell table:formula="of:=[.B99]+[.C99]" office:value-type="float" office:value="4.7" calcext:value-type="float">
            <text:p>4.7</text:p>
          </table:table-cell>
          <table:table-cell table:style-name="ce6" table:formula="of:=IF([.D99]&gt;=1000000; TEXT([.D99]/1000000; &quot;0.0#&quot;)&amp;&quot; M&quot;; IF([.D99]&gt;=1000; TEXT([.D99]/1000; &quot;0.0#&quot;)&amp;&quot; k&quot;;  IF([.D99]&gt;=1; TEXT([.D99]; &quot;0.0#&quot;);IF([.D99]&gt;=0.001; TEXT([.D99]*1000; &quot;0.0#&quot;)&amp;&quot; m&quot;; IF([.D99]&gt;=0.000001; TEXT([.D99]*1000000; &quot;0.0#&quot;)&amp;&quot; µ&quot;;IF([.D99]&gt;=0.000000001; TEXT([.D99]*1000000000; &quot;0.0#&quot;)&amp;&quot; n&quot;; IF([.D99]&gt;=0.000000000001; TEXT([.D99]*1000000000000; &quot;0.0#&quot;)&amp;&quot; p&quot;;TEXT([.D99]; &quot;0.0#&quot;))))))))" office:value-type="string" office:string-value="4.7" calcext:value-type="string">
            <text:p>4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9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[.B100]+[.C100]" office:value-type="float" office:value="5.1" calcext:value-type="float">
            <text:p>5.1</text:p>
          </table:table-cell>
          <table:table-cell table:style-name="ce6" table:formula="of:=IF([.D100]&gt;=1000000; TEXT([.D100]/1000000; &quot;0.0#&quot;)&amp;&quot; M&quot;; IF([.D100]&gt;=1000; TEXT([.D100]/1000; &quot;0.0#&quot;)&amp;&quot; k&quot;;  IF([.D100]&gt;=1; TEXT([.D100]; &quot;0.0#&quot;);IF([.D100]&gt;=0.001; TEXT([.D100]*1000; &quot;0.0#&quot;)&amp;&quot; m&quot;; IF([.D100]&gt;=0.000001; TEXT([.D100]*1000000; &quot;0.0#&quot;)&amp;&quot; µ&quot;;IF([.D100]&gt;=0.000000001; TEXT([.D100]*1000000000; &quot;0.0#&quot;)&amp;&quot; n&quot;; IF([.D100]&gt;=0.000000000001; TEXT([.D100]*1000000000000; &quot;0.0#&quot;)&amp;&quot; p&quot;;TEXT([.D100]; &quot;0.0#&quot;))))))))" office:value-type="string" office:string-value="5.1" calcext:value-type="string">
            <text:p>5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0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.6" calcext:value-type="float">
            <text:p>5.6</text:p>
          </table:table-cell>
          <table:table-cell/>
          <table:table-cell table:formula="of:=[.B101]+[.C101]" office:value-type="float" office:value="5.6" calcext:value-type="float">
            <text:p>5.6</text:p>
          </table:table-cell>
          <table:table-cell table:style-name="ce6" table:formula="of:=IF([.D101]&gt;=1000000; TEXT([.D101]/1000000; &quot;0.0#&quot;)&amp;&quot; M&quot;; IF([.D101]&gt;=1000; TEXT([.D101]/1000; &quot;0.0#&quot;)&amp;&quot; k&quot;;  IF([.D101]&gt;=1; TEXT([.D101]; &quot;0.0#&quot;);IF([.D101]&gt;=0.001; TEXT([.D101]*1000; &quot;0.0#&quot;)&amp;&quot; m&quot;; IF([.D101]&gt;=0.000001; TEXT([.D101]*1000000; &quot;0.0#&quot;)&amp;&quot; µ&quot;;IF([.D101]&gt;=0.000000001; TEXT([.D101]*1000000000; &quot;0.0#&quot;)&amp;&quot; n&quot;; IF([.D101]&gt;=0.000000000001; TEXT([.D101]*1000000000000; &quot;0.0#&quot;)&amp;&quot; p&quot;;TEXT([.D101]; &quot;0.0#&quot;))))))))" office:value-type="string" office:string-value="5.6" calcext:value-type="string">
            <text:p>5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0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B102]+[.C102]" office:value-type="float" office:value="39" calcext:value-type="float">
            <text:p>39</text:p>
          </table:table-cell>
          <table:table-cell table:style-name="ce6" table:formula="of:=IF([.D102]&gt;=1000000; TEXT([.D102]/1000000; &quot;0.0#&quot;)&amp;&quot; M&quot;; IF([.D102]&gt;=1000; TEXT([.D102]/1000; &quot;0.0#&quot;)&amp;&quot; k&quot;;  IF([.D102]&gt;=1; TEXT([.D102]; &quot;0.0#&quot;);IF([.D102]&gt;=0.001; TEXT([.D102]*1000; &quot;0.0#&quot;)&amp;&quot; m&quot;; IF([.D102]&gt;=0.000001; TEXT([.D102]*1000000; &quot;0.0#&quot;)&amp;&quot; µ&quot;;IF([.D102]&gt;=0.000000001; TEXT([.D102]*1000000000; &quot;0.0#&quot;)&amp;&quot; n&quot;; IF([.D102]&gt;=0.000000000001; TEXT([.D102]*1000000000000; &quot;0.0#&quot;)&amp;&quot; p&quot;;TEXT([.D102]; &quot;0.0#&quot;))))))))" office:value-type="string" office:string-value="39.0" calcext:value-type="string">
            <text:p>3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0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B103]+[.C103]" office:value-type="float" office:value="43" calcext:value-type="float">
            <text:p>43</text:p>
          </table:table-cell>
          <table:table-cell table:style-name="ce6" table:formula="of:=IF([.D103]&gt;=1000000; TEXT([.D103]/1000000; &quot;0.0#&quot;)&amp;&quot; M&quot;; IF([.D103]&gt;=1000; TEXT([.D103]/1000; &quot;0.0#&quot;)&amp;&quot; k&quot;;  IF([.D103]&gt;=1; TEXT([.D103]; &quot;0.0#&quot;);IF([.D103]&gt;=0.001; TEXT([.D103]*1000; &quot;0.0#&quot;)&amp;&quot; m&quot;; IF([.D103]&gt;=0.000001; TEXT([.D103]*1000000; &quot;0.0#&quot;)&amp;&quot; µ&quot;;IF([.D103]&gt;=0.000000001; TEXT([.D103]*1000000000; &quot;0.0#&quot;)&amp;&quot; n&quot;; IF([.D103]&gt;=0.000000000001; TEXT([.D103]*1000000000000; &quot;0.0#&quot;)&amp;&quot; p&quot;;TEXT([.D103]; &quot;0.0#&quot;))))))))" office:value-type="string" office:string-value="43.0" calcext:value-type="string">
            <text:p>4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0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B104]+[.C104]" office:value-type="float" office:value="47" calcext:value-type="float">
            <text:p>47</text:p>
          </table:table-cell>
          <table:table-cell table:style-name="ce6" table:formula="of:=IF([.D104]&gt;=1000000; TEXT([.D104]/1000000; &quot;0.0#&quot;)&amp;&quot; M&quot;; IF([.D104]&gt;=1000; TEXT([.D104]/1000; &quot;0.0#&quot;)&amp;&quot; k&quot;;  IF([.D104]&gt;=1; TEXT([.D104]; &quot;0.0#&quot;);IF([.D104]&gt;=0.001; TEXT([.D104]*1000; &quot;0.0#&quot;)&amp;&quot; m&quot;; IF([.D104]&gt;=0.000001; TEXT([.D104]*1000000; &quot;0.0#&quot;)&amp;&quot; µ&quot;;IF([.D104]&gt;=0.000000001; TEXT([.D104]*1000000000; &quot;0.0#&quot;)&amp;&quot; n&quot;; IF([.D104]&gt;=0.000000000001; TEXT([.D104]*1000000000000; &quot;0.0#&quot;)&amp;&quot; p&quot;;TEXT([.D104]; &quot;0.0#&quot;))))))))" office:value-type="string" office:string-value="47.0" calcext:value-type="string">
            <text:p>4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0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B105]+[.C105]" office:value-type="float" office:value="51" calcext:value-type="float">
            <text:p>51</text:p>
          </table:table-cell>
          <table:table-cell table:style-name="ce6" table:formula="of:=IF([.D105]&gt;=1000000; TEXT([.D105]/1000000; &quot;0.0#&quot;)&amp;&quot; M&quot;; IF([.D105]&gt;=1000; TEXT([.D105]/1000; &quot;0.0#&quot;)&amp;&quot; k&quot;;  IF([.D105]&gt;=1; TEXT([.D105]; &quot;0.0#&quot;);IF([.D105]&gt;=0.001; TEXT([.D105]*1000; &quot;0.0#&quot;)&amp;&quot; m&quot;; IF([.D105]&gt;=0.000001; TEXT([.D105]*1000000; &quot;0.0#&quot;)&amp;&quot; µ&quot;;IF([.D105]&gt;=0.000000001; TEXT([.D105]*1000000000; &quot;0.0#&quot;)&amp;&quot; n&quot;; IF([.D105]&gt;=0.000000000001; TEXT([.D105]*1000000000000; &quot;0.0#&quot;)&amp;&quot; p&quot;;TEXT([.D105]; &quot;0.0#&quot;))))))))" office:value-type="string" office:string-value="51.0" calcext:value-type="string">
            <text:p>5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0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[.B106]+[.C106]" office:value-type="float" office:value="330" calcext:value-type="float">
            <text:p>330</text:p>
          </table:table-cell>
          <table:table-cell table:style-name="ce6" table:formula="of:=IF([.D106]&gt;=1000000; TEXT([.D106]/1000000; &quot;0.0#&quot;)&amp;&quot; M&quot;; IF([.D106]&gt;=1000; TEXT([.D106]/1000; &quot;0.0#&quot;)&amp;&quot; k&quot;;  IF([.D106]&gt;=1; TEXT([.D106]; &quot;0.0#&quot;);IF([.D106]&gt;=0.001; TEXT([.D106]*1000; &quot;0.0#&quot;)&amp;&quot; m&quot;; IF([.D106]&gt;=0.000001; TEXT([.D106]*1000000; &quot;0.0#&quot;)&amp;&quot; µ&quot;;IF([.D106]&gt;=0.000000001; TEXT([.D106]*1000000000; &quot;0.0#&quot;)&amp;&quot; n&quot;; IF([.D106]&gt;=0.000000000001; TEXT([.D106]*1000000000000; &quot;0.0#&quot;)&amp;&quot; p&quot;;TEXT([.D106]; &quot;0.0#&quot;))))))))" office:value-type="string" office:string-value="330.0" calcext:value-type="string">
            <text:p>3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0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B107]+[.C107]" office:value-type="float" office:value="360" calcext:value-type="float">
            <text:p>360</text:p>
          </table:table-cell>
          <table:table-cell table:style-name="ce6" table:formula="of:=IF([.D107]&gt;=1000000; TEXT([.D107]/1000000; &quot;0.0#&quot;)&amp;&quot; M&quot;; IF([.D107]&gt;=1000; TEXT([.D107]/1000; &quot;0.0#&quot;)&amp;&quot; k&quot;;  IF([.D107]&gt;=1; TEXT([.D107]; &quot;0.0#&quot;);IF([.D107]&gt;=0.001; TEXT([.D107]*1000; &quot;0.0#&quot;)&amp;&quot; m&quot;; IF([.D107]&gt;=0.000001; TEXT([.D107]*1000000; &quot;0.0#&quot;)&amp;&quot; µ&quot;;IF([.D107]&gt;=0.000000001; TEXT([.D107]*1000000000; &quot;0.0#&quot;)&amp;&quot; n&quot;; IF([.D107]&gt;=0.000000000001; TEXT([.D107]*1000000000000; &quot;0.0#&quot;)&amp;&quot; p&quot;;TEXT([.D107]; &quot;0.0#&quot;))))))))" office:value-type="string" office:string-value="360.0" calcext:value-type="string">
            <text:p>36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0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" calcext:value-type="float">
            <text:p>390</text:p>
          </table:table-cell>
          <table:table-cell/>
          <table:table-cell table:formula="of:=[.B108]+[.C108]" office:value-type="float" office:value="390" calcext:value-type="float">
            <text:p>390</text:p>
          </table:table-cell>
          <table:table-cell table:style-name="ce6" table:formula="of:=IF([.D108]&gt;=1000000; TEXT([.D108]/1000000; &quot;0.0#&quot;)&amp;&quot; M&quot;; IF([.D108]&gt;=1000; TEXT([.D108]/1000; &quot;0.0#&quot;)&amp;&quot; k&quot;;  IF([.D108]&gt;=1; TEXT([.D108]; &quot;0.0#&quot;);IF([.D108]&gt;=0.001; TEXT([.D108]*1000; &quot;0.0#&quot;)&amp;&quot; m&quot;; IF([.D108]&gt;=0.000001; TEXT([.D108]*1000000; &quot;0.0#&quot;)&amp;&quot; µ&quot;;IF([.D108]&gt;=0.000000001; TEXT([.D108]*1000000000; &quot;0.0#&quot;)&amp;&quot; n&quot;; IF([.D108]&gt;=0.000000000001; TEXT([.D108]*1000000000000; &quot;0.0#&quot;)&amp;&quot; p&quot;;TEXT([.D108]; &quot;0.0#&quot;))))))))" office:value-type="string" office:string-value="390.0" calcext:value-type="string">
            <text:p>39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0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[.B109]+[.C109]" office:value-type="float" office:value="430" calcext:value-type="float">
            <text:p>430</text:p>
          </table:table-cell>
          <table:table-cell table:style-name="ce6" table:formula="of:=IF([.D109]&gt;=1000000; TEXT([.D109]/1000000; &quot;0.0#&quot;)&amp;&quot; M&quot;; IF([.D109]&gt;=1000; TEXT([.D109]/1000; &quot;0.0#&quot;)&amp;&quot; k&quot;;  IF([.D109]&gt;=1; TEXT([.D109]; &quot;0.0#&quot;);IF([.D109]&gt;=0.001; TEXT([.D109]*1000; &quot;0.0#&quot;)&amp;&quot; m&quot;; IF([.D109]&gt;=0.000001; TEXT([.D109]*1000000; &quot;0.0#&quot;)&amp;&quot; µ&quot;;IF([.D109]&gt;=0.000000001; TEXT([.D109]*1000000000; &quot;0.0#&quot;)&amp;&quot; n&quot;; IF([.D109]&gt;=0.000000000001; TEXT([.D109]*1000000000000; &quot;0.0#&quot;)&amp;&quot; p&quot;;TEXT([.D109]; &quot;0.0#&quot;))))))))" office:value-type="string" office:string-value="430.0" calcext:value-type="string">
            <text:p>4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0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" calcext:value-type="float">
            <text:p>3300</text:p>
          </table:table-cell>
          <table:table-cell/>
          <table:table-cell table:formula="of:=[.B110]+[.C110]" office:value-type="float" office:value="3300" calcext:value-type="float">
            <text:p>3300</text:p>
          </table:table-cell>
          <table:table-cell table:style-name="ce6" table:formula="of:=IF([.D110]&gt;=1000000; TEXT([.D110]/1000000; &quot;0.0#&quot;)&amp;&quot; M&quot;; IF([.D110]&gt;=1000; TEXT([.D110]/1000; &quot;0.0#&quot;)&amp;&quot; k&quot;;  IF([.D110]&gt;=1; TEXT([.D110]; &quot;0.0#&quot;);IF([.D110]&gt;=0.001; TEXT([.D110]*1000; &quot;0.0#&quot;)&amp;&quot; m&quot;; IF([.D110]&gt;=0.000001; TEXT([.D110]*1000000; &quot;0.0#&quot;)&amp;&quot; µ&quot;;IF([.D110]&gt;=0.000000001; TEXT([.D110]*1000000000; &quot;0.0#&quot;)&amp;&quot; n&quot;; IF([.D110]&gt;=0.000000000001; TEXT([.D110]*1000000000000; &quot;0.0#&quot;)&amp;&quot; p&quot;;TEXT([.D110]; &quot;0.0#&quot;))))))))" office:value-type="string" office:string-value="3.3 k" calcext:value-type="string">
            <text:p>3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1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00" calcext:value-type="float">
            <text:p>3600</text:p>
          </table:table-cell>
          <table:table-cell/>
          <table:table-cell table:formula="of:=[.B111]+[.C111]" office:value-type="float" office:value="3600" calcext:value-type="float">
            <text:p>3600</text:p>
          </table:table-cell>
          <table:table-cell table:style-name="ce6" table:formula="of:=IF([.D111]&gt;=1000000; TEXT([.D111]/1000000; &quot;0.0#&quot;)&amp;&quot; M&quot;; IF([.D111]&gt;=1000; TEXT([.D111]/1000; &quot;0.0#&quot;)&amp;&quot; k&quot;;  IF([.D111]&gt;=1; TEXT([.D111]; &quot;0.0#&quot;);IF([.D111]&gt;=0.001; TEXT([.D111]*1000; &quot;0.0#&quot;)&amp;&quot; m&quot;; IF([.D111]&gt;=0.000001; TEXT([.D111]*1000000; &quot;0.0#&quot;)&amp;&quot; µ&quot;;IF([.D111]&gt;=0.000000001; TEXT([.D111]*1000000000; &quot;0.0#&quot;)&amp;&quot; n&quot;; IF([.D111]&gt;=0.000000000001; TEXT([.D111]*1000000000000; &quot;0.0#&quot;)&amp;&quot; p&quot;;TEXT([.D111]; &quot;0.0#&quot;))))))))" office:value-type="string" office:string-value="3.6 k" calcext:value-type="string">
            <text:p>3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1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" calcext:value-type="float">
            <text:p>3900</text:p>
          </table:table-cell>
          <table:table-cell/>
          <table:table-cell table:formula="of:=[.B112]+[.C112]" office:value-type="float" office:value="3900" calcext:value-type="float">
            <text:p>3900</text:p>
          </table:table-cell>
          <table:table-cell table:style-name="ce6" table:formula="of:=IF([.D112]&gt;=1000000; TEXT([.D112]/1000000; &quot;0.0#&quot;)&amp;&quot; M&quot;; IF([.D112]&gt;=1000; TEXT([.D112]/1000; &quot;0.0#&quot;)&amp;&quot; k&quot;;  IF([.D112]&gt;=1; TEXT([.D112]; &quot;0.0#&quot;);IF([.D112]&gt;=0.001; TEXT([.D112]*1000; &quot;0.0#&quot;)&amp;&quot; m&quot;; IF([.D112]&gt;=0.000001; TEXT([.D112]*1000000; &quot;0.0#&quot;)&amp;&quot; µ&quot;;IF([.D112]&gt;=0.000000001; TEXT([.D112]*1000000000; &quot;0.0#&quot;)&amp;&quot; n&quot;; IF([.D112]&gt;=0.000000000001; TEXT([.D112]*1000000000000; &quot;0.0#&quot;)&amp;&quot; p&quot;;TEXT([.D112]; &quot;0.0#&quot;))))))))" office:value-type="string" office:string-value="3.9 k" calcext:value-type="string">
            <text:p>3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1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300" calcext:value-type="float">
            <text:p>4300</text:p>
          </table:table-cell>
          <table:table-cell/>
          <table:table-cell table:formula="of:=[.B113]+[.C113]" office:value-type="float" office:value="4300" calcext:value-type="float">
            <text:p>4300</text:p>
          </table:table-cell>
          <table:table-cell table:style-name="ce6" table:formula="of:=IF([.D113]&gt;=1000000; TEXT([.D113]/1000000; &quot;0.0#&quot;)&amp;&quot; M&quot;; IF([.D113]&gt;=1000; TEXT([.D113]/1000; &quot;0.0#&quot;)&amp;&quot; k&quot;;  IF([.D113]&gt;=1; TEXT([.D113]; &quot;0.0#&quot;);IF([.D113]&gt;=0.001; TEXT([.D113]*1000; &quot;0.0#&quot;)&amp;&quot; m&quot;; IF([.D113]&gt;=0.000001; TEXT([.D113]*1000000; &quot;0.0#&quot;)&amp;&quot; µ&quot;;IF([.D113]&gt;=0.000000001; TEXT([.D113]*1000000000; &quot;0.0#&quot;)&amp;&quot; n&quot;; IF([.D113]&gt;=0.000000000001; TEXT([.D113]*1000000000000; &quot;0.0#&quot;)&amp;&quot; p&quot;;TEXT([.D113]; &quot;0.0#&quot;))))))))" office:value-type="string" office:string-value="4.3 k" calcext:value-type="string">
            <text:p>4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1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[.B114]+[.C114]" office:value-type="float" office:value="36000" calcext:value-type="float">
            <text:p>36000</text:p>
          </table:table-cell>
          <table:table-cell table:style-name="ce6" table:formula="of:=IF([.D114]&gt;=1000000; TEXT([.D114]/1000000; &quot;0.0#&quot;)&amp;&quot; M&quot;; IF([.D114]&gt;=1000; TEXT([.D114]/1000; &quot;0.0#&quot;)&amp;&quot; k&quot;;  IF([.D114]&gt;=1; TEXT([.D114]; &quot;0.0#&quot;);IF([.D114]&gt;=0.001; TEXT([.D114]*1000; &quot;0.0#&quot;)&amp;&quot; m&quot;; IF([.D114]&gt;=0.000001; TEXT([.D114]*1000000; &quot;0.0#&quot;)&amp;&quot; µ&quot;;IF([.D114]&gt;=0.000000001; TEXT([.D114]*1000000000; &quot;0.0#&quot;)&amp;&quot; n&quot;; IF([.D114]&gt;=0.000000000001; TEXT([.D114]*1000000000000; &quot;0.0#&quot;)&amp;&quot; p&quot;;TEXT([.D114]; &quot;0.0#&quot;))))))))" office:value-type="string" office:string-value="36.0 k" calcext:value-type="string">
            <text:p>3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1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0" calcext:value-type="float">
            <text:p>39000</text:p>
          </table:table-cell>
          <table:table-cell/>
          <table:table-cell table:formula="of:=[.B115]+[.C115]" office:value-type="float" office:value="39000" calcext:value-type="float">
            <text:p>39000</text:p>
          </table:table-cell>
          <table:table-cell table:style-name="ce6" table:formula="of:=IF([.D115]&gt;=1000000; TEXT([.D115]/1000000; &quot;0.0#&quot;)&amp;&quot; M&quot;; IF([.D115]&gt;=1000; TEXT([.D115]/1000; &quot;0.0#&quot;)&amp;&quot; k&quot;;  IF([.D115]&gt;=1; TEXT([.D115]; &quot;0.0#&quot;);IF([.D115]&gt;=0.001; TEXT([.D115]*1000; &quot;0.0#&quot;)&amp;&quot; m&quot;; IF([.D115]&gt;=0.000001; TEXT([.D115]*1000000; &quot;0.0#&quot;)&amp;&quot; µ&quot;;IF([.D115]&gt;=0.000000001; TEXT([.D115]*1000000000; &quot;0.0#&quot;)&amp;&quot; n&quot;; IF([.D115]&gt;=0.000000000001; TEXT([.D115]*1000000000000; &quot;0.0#&quot;)&amp;&quot; p&quot;;TEXT([.D115]; &quot;0.0#&quot;))))))))" office:value-type="string" office:string-value="39.0 k" calcext:value-type="string">
            <text:p>3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1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3000" calcext:value-type="float">
            <text:p>43000</text:p>
          </table:table-cell>
          <table:table-cell/>
          <table:table-cell table:formula="of:=[.B116]+[.C116]" office:value-type="float" office:value="43000" calcext:value-type="float">
            <text:p>43000</text:p>
          </table:table-cell>
          <table:table-cell table:style-name="ce6" table:formula="of:=IF([.D116]&gt;=1000000; TEXT([.D116]/1000000; &quot;0.0#&quot;)&amp;&quot; M&quot;; IF([.D116]&gt;=1000; TEXT([.D116]/1000; &quot;0.0#&quot;)&amp;&quot; k&quot;;  IF([.D116]&gt;=1; TEXT([.D116]; &quot;0.0#&quot;);IF([.D116]&gt;=0.001; TEXT([.D116]*1000; &quot;0.0#&quot;)&amp;&quot; m&quot;; IF([.D116]&gt;=0.000001; TEXT([.D116]*1000000; &quot;0.0#&quot;)&amp;&quot; µ&quot;;IF([.D116]&gt;=0.000000001; TEXT([.D116]*1000000000; &quot;0.0#&quot;)&amp;&quot; n&quot;; IF([.D116]&gt;=0.000000000001; TEXT([.D116]*1000000000000; &quot;0.0#&quot;)&amp;&quot; p&quot;;TEXT([.D116]; &quot;0.0#&quot;))))))))" office:value-type="string" office:string-value="43.0 k" calcext:value-type="string">
            <text:p>4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1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" calcext:value-type="float">
            <text:p>47000</text:p>
          </table:table-cell>
          <table:table-cell/>
          <table:table-cell table:formula="of:=[.B117]+[.C117]" office:value-type="float" office:value="47000" calcext:value-type="float">
            <text:p>47000</text:p>
          </table:table-cell>
          <table:table-cell table:style-name="ce6" table:formula="of:=IF([.D117]&gt;=1000000; TEXT([.D117]/1000000; &quot;0.0#&quot;)&amp;&quot; M&quot;; IF([.D117]&gt;=1000; TEXT([.D117]/1000; &quot;0.0#&quot;)&amp;&quot; k&quot;;  IF([.D117]&gt;=1; TEXT([.D117]; &quot;0.0#&quot;);IF([.D117]&gt;=0.001; TEXT([.D117]*1000; &quot;0.0#&quot;)&amp;&quot; m&quot;; IF([.D117]&gt;=0.000001; TEXT([.D117]*1000000; &quot;0.0#&quot;)&amp;&quot; µ&quot;;IF([.D117]&gt;=0.000000001; TEXT([.D117]*1000000000; &quot;0.0#&quot;)&amp;&quot; n&quot;; IF([.D117]&gt;=0.000000000001; TEXT([.D117]*1000000000000; &quot;0.0#&quot;)&amp;&quot; p&quot;;TEXT([.D117]; &quot;0.0#&quot;))))))))" office:value-type="string" office:string-value="47.0 k" calcext:value-type="string">
            <text:p>4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1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30000" calcext:value-type="float">
            <text:p>430000</text:p>
          </table:table-cell>
          <table:table-cell/>
          <table:table-cell table:formula="of:=[.B118]+[.C118]" office:value-type="float" office:value="430000" calcext:value-type="float">
            <text:p>430000</text:p>
          </table:table-cell>
          <table:table-cell table:style-name="ce6" table:formula="of:=IF([.D118]&gt;=1000000; TEXT([.D118]/1000000; &quot;0.0#&quot;)&amp;&quot; M&quot;; IF([.D118]&gt;=1000; TEXT([.D118]/1000; &quot;0.0#&quot;)&amp;&quot; k&quot;;  IF([.D118]&gt;=1; TEXT([.D118]; &quot;0.0#&quot;);IF([.D118]&gt;=0.001; TEXT([.D118]*1000; &quot;0.0#&quot;)&amp;&quot; m&quot;; IF([.D118]&gt;=0.000001; TEXT([.D118]*1000000; &quot;0.0#&quot;)&amp;&quot; µ&quot;;IF([.D118]&gt;=0.000000001; TEXT([.D118]*1000000000; &quot;0.0#&quot;)&amp;&quot; n&quot;; IF([.D118]&gt;=0.000000000001; TEXT([.D118]*1000000000000; &quot;0.0#&quot;)&amp;&quot; p&quot;;TEXT([.D118]; &quot;0.0#&quot;))))))))" office:value-type="string" office:string-value="430.0 k" calcext:value-type="string">
            <text:p>4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1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0" calcext:value-type="float">
            <text:p>470000</text:p>
          </table:table-cell>
          <table:table-cell/>
          <table:table-cell table:formula="of:=[.B119]+[.C119]" office:value-type="float" office:value="470000" calcext:value-type="float">
            <text:p>470000</text:p>
          </table:table-cell>
          <table:table-cell table:style-name="ce6" table:formula="of:=IF([.D119]&gt;=1000000; TEXT([.D119]/1000000; &quot;0.0#&quot;)&amp;&quot; M&quot;; IF([.D119]&gt;=1000; TEXT([.D119]/1000; &quot;0.0#&quot;)&amp;&quot; k&quot;;  IF([.D119]&gt;=1; TEXT([.D119]; &quot;0.0#&quot;);IF([.D119]&gt;=0.001; TEXT([.D119]*1000; &quot;0.0#&quot;)&amp;&quot; m&quot;; IF([.D119]&gt;=0.000001; TEXT([.D119]*1000000; &quot;0.0#&quot;)&amp;&quot; µ&quot;;IF([.D119]&gt;=0.000000001; TEXT([.D119]*1000000000; &quot;0.0#&quot;)&amp;&quot; n&quot;; IF([.D119]&gt;=0.000000000001; TEXT([.D119]*1000000000000; &quot;0.0#&quot;)&amp;&quot; p&quot;;TEXT([.D119]; &quot;0.0#&quot;))))))))" office:value-type="string" office:string-value="470.0 k" calcext:value-type="string">
            <text:p>47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1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000" calcext:value-type="float">
            <text:p>510000</text:p>
          </table:table-cell>
          <table:table-cell/>
          <table:table-cell table:formula="of:=[.B120]+[.C120]" office:value-type="float" office:value="510000" calcext:value-type="float">
            <text:p>510000</text:p>
          </table:table-cell>
          <table:table-cell table:style-name="ce6" table:formula="of:=IF([.D120]&gt;=1000000; TEXT([.D120]/1000000; &quot;0.0#&quot;)&amp;&quot; M&quot;; IF([.D120]&gt;=1000; TEXT([.D120]/1000; &quot;0.0#&quot;)&amp;&quot; k&quot;;  IF([.D120]&gt;=1; TEXT([.D120]; &quot;0.0#&quot;);IF([.D120]&gt;=0.001; TEXT([.D120]*1000; &quot;0.0#&quot;)&amp;&quot; m&quot;; IF([.D120]&gt;=0.000001; TEXT([.D120]*1000000; &quot;0.0#&quot;)&amp;&quot; µ&quot;;IF([.D120]&gt;=0.000000001; TEXT([.D120]*1000000000; &quot;0.0#&quot;)&amp;&quot; n&quot;; IF([.D120]&gt;=0.000000000001; TEXT([.D120]*1000000000000; &quot;0.0#&quot;)&amp;&quot; p&quot;;TEXT([.D120]; &quot;0.0#&quot;))))))))" office:value-type="string" office:string-value="510.0 k" calcext:value-type="string">
            <text:p>5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2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00" calcext:value-type="float">
            <text:p>560000</text:p>
          </table:table-cell>
          <table:table-cell/>
          <table:table-cell table:formula="of:=[.B121]+[.C121]" office:value-type="float" office:value="560000" calcext:value-type="float">
            <text:p>560000</text:p>
          </table:table-cell>
          <table:table-cell table:style-name="ce6" table:formula="of:=IF([.D121]&gt;=1000000; TEXT([.D121]/1000000; &quot;0.0#&quot;)&amp;&quot; M&quot;; IF([.D121]&gt;=1000; TEXT([.D121]/1000; &quot;0.0#&quot;)&amp;&quot; k&quot;;  IF([.D121]&gt;=1; TEXT([.D121]; &quot;0.0#&quot;);IF([.D121]&gt;=0.001; TEXT([.D121]*1000; &quot;0.0#&quot;)&amp;&quot; m&quot;; IF([.D121]&gt;=0.000001; TEXT([.D121]*1000000; &quot;0.0#&quot;)&amp;&quot; µ&quot;;IF([.D121]&gt;=0.000000001; TEXT([.D121]*1000000000; &quot;0.0#&quot;)&amp;&quot; n&quot;; IF([.D121]&gt;=0.000000000001; TEXT([.D121]*1000000000000; &quot;0.0#&quot;)&amp;&quot; p&quot;;TEXT([.D121]; &quot;0.0#&quot;))))))))" office:value-type="string" office:string-value="560.0 k" calcext:value-type="string">
            <text:p>56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2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.2" calcext:value-type="float">
            <text:p>6.2</text:p>
          </table:table-cell>
          <table:table-cell/>
          <table:table-cell table:formula="of:=[.B122]+[.C122]" office:value-type="float" office:value="6.2" calcext:value-type="float">
            <text:p>6.2</text:p>
          </table:table-cell>
          <table:table-cell table:style-name="ce6" table:formula="of:=IF([.D122]&gt;=1000000; TEXT([.D122]/1000000; &quot;0.0#&quot;)&amp;&quot; M&quot;; IF([.D122]&gt;=1000; TEXT([.D122]/1000; &quot;0.0#&quot;)&amp;&quot; k&quot;;  IF([.D122]&gt;=1; TEXT([.D122]; &quot;0.0#&quot;);IF([.D122]&gt;=0.001; TEXT([.D122]*1000; &quot;0.0#&quot;)&amp;&quot; m&quot;; IF([.D122]&gt;=0.000001; TEXT([.D122]*1000000; &quot;0.0#&quot;)&amp;&quot; µ&quot;;IF([.D122]&gt;=0.000000001; TEXT([.D122]*1000000000; &quot;0.0#&quot;)&amp;&quot; n&quot;; IF([.D122]&gt;=0.000000000001; TEXT([.D122]*1000000000000; &quot;0.0#&quot;)&amp;&quot; p&quot;;TEXT([.D122]; &quot;0.0#&quot;))))))))" office:value-type="string" office:string-value="6.2" calcext:value-type="string">
            <text:p>6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2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.8" calcext:value-type="float">
            <text:p>6.8</text:p>
          </table:table-cell>
          <table:table-cell/>
          <table:table-cell table:formula="of:=[.B123]+[.C123]" office:value-type="float" office:value="6.8" calcext:value-type="float">
            <text:p>6.8</text:p>
          </table:table-cell>
          <table:table-cell table:style-name="ce6" table:formula="of:=IF([.D123]&gt;=1000000; TEXT([.D123]/1000000; &quot;0.0#&quot;)&amp;&quot; M&quot;; IF([.D123]&gt;=1000; TEXT([.D123]/1000; &quot;0.0#&quot;)&amp;&quot; k&quot;;  IF([.D123]&gt;=1; TEXT([.D123]; &quot;0.0#&quot;);IF([.D123]&gt;=0.001; TEXT([.D123]*1000; &quot;0.0#&quot;)&amp;&quot; m&quot;; IF([.D123]&gt;=0.000001; TEXT([.D123]*1000000; &quot;0.0#&quot;)&amp;&quot; µ&quot;;IF([.D123]&gt;=0.000000001; TEXT([.D123]*1000000000; &quot;0.0#&quot;)&amp;&quot; n&quot;; IF([.D123]&gt;=0.000000000001; TEXT([.D123]*1000000000000; &quot;0.0#&quot;)&amp;&quot; p&quot;;TEXT([.D123]; &quot;0.0#&quot;))))))))" office:value-type="string" office:string-value="6.8" calcext:value-type="string">
            <text:p>6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2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.5" calcext:value-type="float">
            <text:p>7.5</text:p>
          </table:table-cell>
          <table:table-cell/>
          <table:table-cell table:formula="of:=[.B124]+[.C124]" office:value-type="float" office:value="7.5" calcext:value-type="float">
            <text:p>7.5</text:p>
          </table:table-cell>
          <table:table-cell table:style-name="ce6" table:formula="of:=IF([.D124]&gt;=1000000; TEXT([.D124]/1000000; &quot;0.0#&quot;)&amp;&quot; M&quot;; IF([.D124]&gt;=1000; TEXT([.D124]/1000; &quot;0.0#&quot;)&amp;&quot; k&quot;;  IF([.D124]&gt;=1; TEXT([.D124]; &quot;0.0#&quot;);IF([.D124]&gt;=0.001; TEXT([.D124]*1000; &quot;0.0#&quot;)&amp;&quot; m&quot;; IF([.D124]&gt;=0.000001; TEXT([.D124]*1000000; &quot;0.0#&quot;)&amp;&quot; µ&quot;;IF([.D124]&gt;=0.000000001; TEXT([.D124]*1000000000; &quot;0.0#&quot;)&amp;&quot; n&quot;; IF([.D124]&gt;=0.000000000001; TEXT([.D124]*1000000000000; &quot;0.0#&quot;)&amp;&quot; p&quot;;TEXT([.D124]; &quot;0.0#&quot;))))))))" office:value-type="string" office:string-value="7.5" calcext:value-type="string">
            <text:p>7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2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.2" calcext:value-type="float">
            <text:p>8.2</text:p>
          </table:table-cell>
          <table:table-cell/>
          <table:table-cell table:formula="of:=[.B125]+[.C125]" office:value-type="float" office:value="8.2" calcext:value-type="float">
            <text:p>8.2</text:p>
          </table:table-cell>
          <table:table-cell table:style-name="ce6" table:formula="of:=IF([.D125]&gt;=1000000; TEXT([.D125]/1000000; &quot;0.0#&quot;)&amp;&quot; M&quot;; IF([.D125]&gt;=1000; TEXT([.D125]/1000; &quot;0.0#&quot;)&amp;&quot; k&quot;;  IF([.D125]&gt;=1; TEXT([.D125]; &quot;0.0#&quot;);IF([.D125]&gt;=0.001; TEXT([.D125]*1000; &quot;0.0#&quot;)&amp;&quot; m&quot;; IF([.D125]&gt;=0.000001; TEXT([.D125]*1000000; &quot;0.0#&quot;)&amp;&quot; µ&quot;;IF([.D125]&gt;=0.000000001; TEXT([.D125]*1000000000; &quot;0.0#&quot;)&amp;&quot; n&quot;; IF([.D125]&gt;=0.000000000001; TEXT([.D125]*1000000000000; &quot;0.0#&quot;)&amp;&quot; p&quot;;TEXT([.D125]; &quot;0.0#&quot;))))))))" office:value-type="string" office:string-value="8.2" calcext:value-type="string">
            <text:p>8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2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126]+[.C126]" office:value-type="float" office:value="56" calcext:value-type="float">
            <text:p>56</text:p>
          </table:table-cell>
          <table:table-cell table:style-name="ce6" table:formula="of:=IF([.D126]&gt;=1000000; TEXT([.D126]/1000000; &quot;0.0#&quot;)&amp;&quot; M&quot;; IF([.D126]&gt;=1000; TEXT([.D126]/1000; &quot;0.0#&quot;)&amp;&quot; k&quot;;  IF([.D126]&gt;=1; TEXT([.D126]; &quot;0.0#&quot;);IF([.D126]&gt;=0.001; TEXT([.D126]*1000; &quot;0.0#&quot;)&amp;&quot; m&quot;; IF([.D126]&gt;=0.000001; TEXT([.D126]*1000000; &quot;0.0#&quot;)&amp;&quot; µ&quot;;IF([.D126]&gt;=0.000000001; TEXT([.D126]*1000000000; &quot;0.0#&quot;)&amp;&quot; n&quot;; IF([.D126]&gt;=0.000000000001; TEXT([.D126]*1000000000000; &quot;0.0#&quot;)&amp;&quot; p&quot;;TEXT([.D126]; &quot;0.0#&quot;))))))))" office:value-type="string" office:string-value="56.0" calcext:value-type="string">
            <text:p>5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2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127]+[.C127]" office:value-type="float" office:value="62" calcext:value-type="float">
            <text:p>62</text:p>
          </table:table-cell>
          <table:table-cell table:style-name="ce6" table:formula="of:=IF([.D127]&gt;=1000000; TEXT([.D127]/1000000; &quot;0.0#&quot;)&amp;&quot; M&quot;; IF([.D127]&gt;=1000; TEXT([.D127]/1000; &quot;0.0#&quot;)&amp;&quot; k&quot;;  IF([.D127]&gt;=1; TEXT([.D127]; &quot;0.0#&quot;);IF([.D127]&gt;=0.001; TEXT([.D127]*1000; &quot;0.0#&quot;)&amp;&quot; m&quot;; IF([.D127]&gt;=0.000001; TEXT([.D127]*1000000; &quot;0.0#&quot;)&amp;&quot; µ&quot;;IF([.D127]&gt;=0.000000001; TEXT([.D127]*1000000000; &quot;0.0#&quot;)&amp;&quot; n&quot;; IF([.D127]&gt;=0.000000000001; TEXT([.D127]*1000000000000; &quot;0.0#&quot;)&amp;&quot; p&quot;;TEXT([.D127]; &quot;0.0#&quot;))))))))" office:value-type="string" office:string-value="62.0" calcext:value-type="string">
            <text:p>6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2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B128]+[.C128]" office:value-type="float" office:value="68" calcext:value-type="float">
            <text:p>68</text:p>
          </table:table-cell>
          <table:table-cell table:style-name="ce6" table:formula="of:=IF([.D128]&gt;=1000000; TEXT([.D128]/1000000; &quot;0.0#&quot;)&amp;&quot; M&quot;; IF([.D128]&gt;=1000; TEXT([.D128]/1000; &quot;0.0#&quot;)&amp;&quot; k&quot;;  IF([.D128]&gt;=1; TEXT([.D128]; &quot;0.0#&quot;);IF([.D128]&gt;=0.001; TEXT([.D128]*1000; &quot;0.0#&quot;)&amp;&quot; m&quot;; IF([.D128]&gt;=0.000001; TEXT([.D128]*1000000; &quot;0.0#&quot;)&amp;&quot; µ&quot;;IF([.D128]&gt;=0.000000001; TEXT([.D128]*1000000000; &quot;0.0#&quot;)&amp;&quot; n&quot;; IF([.D128]&gt;=0.000000000001; TEXT([.D128]*1000000000000; &quot;0.0#&quot;)&amp;&quot; p&quot;;TEXT([.D128]; &quot;0.0#&quot;))))))))" office:value-type="string" office:string-value="68.0" calcext:value-type="string">
            <text:p>6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2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B129]+[.C129]" office:value-type="float" office:value="75" calcext:value-type="float">
            <text:p>75</text:p>
          </table:table-cell>
          <table:table-cell table:style-name="ce6" table:formula="of:=IF([.D129]&gt;=1000000; TEXT([.D129]/1000000; &quot;0.0#&quot;)&amp;&quot; M&quot;; IF([.D129]&gt;=1000; TEXT([.D129]/1000; &quot;0.0#&quot;)&amp;&quot; k&quot;;  IF([.D129]&gt;=1; TEXT([.D129]; &quot;0.0#&quot;);IF([.D129]&gt;=0.001; TEXT([.D129]*1000; &quot;0.0#&quot;)&amp;&quot; m&quot;; IF([.D129]&gt;=0.000001; TEXT([.D129]*1000000; &quot;0.0#&quot;)&amp;&quot; µ&quot;;IF([.D129]&gt;=0.000000001; TEXT([.D129]*1000000000; &quot;0.0#&quot;)&amp;&quot; n&quot;; IF([.D129]&gt;=0.000000000001; TEXT([.D129]*1000000000000; &quot;0.0#&quot;)&amp;&quot; p&quot;;TEXT([.D129]; &quot;0.0#&quot;))))))))" office:value-type="string" office:string-value="75.0" calcext:value-type="string">
            <text:p>7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2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[.B130]+[.C130]" office:value-type="float" office:value="470" calcext:value-type="float">
            <text:p>470</text:p>
          </table:table-cell>
          <table:table-cell table:style-name="ce6" table:formula="of:=IF([.D130]&gt;=1000000; TEXT([.D130]/1000000; &quot;0.0#&quot;)&amp;&quot; M&quot;; IF([.D130]&gt;=1000; TEXT([.D130]/1000; &quot;0.0#&quot;)&amp;&quot; k&quot;;  IF([.D130]&gt;=1; TEXT([.D130]; &quot;0.0#&quot;);IF([.D130]&gt;=0.001; TEXT([.D130]*1000; &quot;0.0#&quot;)&amp;&quot; m&quot;; IF([.D130]&gt;=0.000001; TEXT([.D130]*1000000; &quot;0.0#&quot;)&amp;&quot; µ&quot;;IF([.D130]&gt;=0.000000001; TEXT([.D130]*1000000000; &quot;0.0#&quot;)&amp;&quot; n&quot;; IF([.D130]&gt;=0.000000000001; TEXT([.D130]*1000000000000; &quot;0.0#&quot;)&amp;&quot; p&quot;;TEXT([.D130]; &quot;0.0#&quot;))))))))" office:value-type="string" office:string-value="470.0" calcext:value-type="string">
            <text:p>47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3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" calcext:value-type="float">
            <text:p>510</text:p>
          </table:table-cell>
          <table:table-cell/>
          <table:table-cell table:formula="of:=[.B131]+[.C131]" office:value-type="float" office:value="510" calcext:value-type="float">
            <text:p>510</text:p>
          </table:table-cell>
          <table:table-cell table:style-name="ce6" table:formula="of:=IF([.D131]&gt;=1000000; TEXT([.D131]/1000000; &quot;0.0#&quot;)&amp;&quot; M&quot;; IF([.D131]&gt;=1000; TEXT([.D131]/1000; &quot;0.0#&quot;)&amp;&quot; k&quot;;  IF([.D131]&gt;=1; TEXT([.D131]; &quot;0.0#&quot;);IF([.D131]&gt;=0.001; TEXT([.D131]*1000; &quot;0.0#&quot;)&amp;&quot; m&quot;; IF([.D131]&gt;=0.000001; TEXT([.D131]*1000000; &quot;0.0#&quot;)&amp;&quot; µ&quot;;IF([.D131]&gt;=0.000000001; TEXT([.D131]*1000000000; &quot;0.0#&quot;)&amp;&quot; n&quot;; IF([.D131]&gt;=0.000000000001; TEXT([.D131]*1000000000000; &quot;0.0#&quot;)&amp;&quot; p&quot;;TEXT([.D131]; &quot;0.0#&quot;))))))))" office:value-type="string" office:string-value="510.0" calcext:value-type="string">
            <text:p>5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3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[.B132]+[.C132]" office:value-type="float" office:value="560" calcext:value-type="float">
            <text:p>560</text:p>
          </table:table-cell>
          <table:table-cell table:style-name="ce6" table:formula="of:=IF([.D132]&gt;=1000000; TEXT([.D132]/1000000; &quot;0.0#&quot;)&amp;&quot; M&quot;; IF([.D132]&gt;=1000; TEXT([.D132]/1000; &quot;0.0#&quot;)&amp;&quot; k&quot;;  IF([.D132]&gt;=1; TEXT([.D132]; &quot;0.0#&quot;);IF([.D132]&gt;=0.001; TEXT([.D132]*1000; &quot;0.0#&quot;)&amp;&quot; m&quot;; IF([.D132]&gt;=0.000001; TEXT([.D132]*1000000; &quot;0.0#&quot;)&amp;&quot; µ&quot;;IF([.D132]&gt;=0.000000001; TEXT([.D132]*1000000000; &quot;0.0#&quot;)&amp;&quot; n&quot;; IF([.D132]&gt;=0.000000000001; TEXT([.D132]*1000000000000; &quot;0.0#&quot;)&amp;&quot; p&quot;;TEXT([.D132]; &quot;0.0#&quot;))))))))" office:value-type="string" office:string-value="560.0" calcext:value-type="string">
            <text:p>56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3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20" calcext:value-type="float">
            <text:p>620</text:p>
          </table:table-cell>
          <table:table-cell/>
          <table:table-cell table:formula="of:=[.B133]+[.C133]" office:value-type="float" office:value="620" calcext:value-type="float">
            <text:p>620</text:p>
          </table:table-cell>
          <table:table-cell table:style-name="ce6" table:formula="of:=IF([.D133]&gt;=1000000; TEXT([.D133]/1000000; &quot;0.0#&quot;)&amp;&quot; M&quot;; IF([.D133]&gt;=1000; TEXT([.D133]/1000; &quot;0.0#&quot;)&amp;&quot; k&quot;;  IF([.D133]&gt;=1; TEXT([.D133]; &quot;0.0#&quot;);IF([.D133]&gt;=0.001; TEXT([.D133]*1000; &quot;0.0#&quot;)&amp;&quot; m&quot;; IF([.D133]&gt;=0.000001; TEXT([.D133]*1000000; &quot;0.0#&quot;)&amp;&quot; µ&quot;;IF([.D133]&gt;=0.000000001; TEXT([.D133]*1000000000; &quot;0.0#&quot;)&amp;&quot; n&quot;; IF([.D133]&gt;=0.000000000001; TEXT([.D133]*1000000000000; &quot;0.0#&quot;)&amp;&quot; p&quot;;TEXT([.D133]; &quot;0.0#&quot;))))))))" office:value-type="string" office:string-value="620.0" calcext:value-type="string">
            <text:p>6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3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" calcext:value-type="float">
            <text:p>4700</text:p>
          </table:table-cell>
          <table:table-cell/>
          <table:table-cell table:formula="of:=[.B134]+[.C134]" office:value-type="float" office:value="4700" calcext:value-type="float">
            <text:p>4700</text:p>
          </table:table-cell>
          <table:table-cell table:style-name="ce6" table:formula="of:=IF([.D134]&gt;=1000000; TEXT([.D134]/1000000; &quot;0.0#&quot;)&amp;&quot; M&quot;; IF([.D134]&gt;=1000; TEXT([.D134]/1000; &quot;0.0#&quot;)&amp;&quot; k&quot;;  IF([.D134]&gt;=1; TEXT([.D134]; &quot;0.0#&quot;);IF([.D134]&gt;=0.001; TEXT([.D134]*1000; &quot;0.0#&quot;)&amp;&quot; m&quot;; IF([.D134]&gt;=0.000001; TEXT([.D134]*1000000; &quot;0.0#&quot;)&amp;&quot; µ&quot;;IF([.D134]&gt;=0.000000001; TEXT([.D134]*1000000000; &quot;0.0#&quot;)&amp;&quot; n&quot;; IF([.D134]&gt;=0.000000000001; TEXT([.D134]*1000000000000; &quot;0.0#&quot;)&amp;&quot; p&quot;;TEXT([.D134]; &quot;0.0#&quot;))))))))" office:value-type="string" office:string-value="4.7 k" calcext:value-type="string">
            <text:p>4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3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0" calcext:value-type="float">
            <text:p>5100</text:p>
          </table:table-cell>
          <table:table-cell/>
          <table:table-cell table:formula="of:=[.B135]+[.C135]" office:value-type="float" office:value="5100" calcext:value-type="float">
            <text:p>5100</text:p>
          </table:table-cell>
          <table:table-cell table:style-name="ce6" table:formula="of:=IF([.D135]&gt;=1000000; TEXT([.D135]/1000000; &quot;0.0#&quot;)&amp;&quot; M&quot;; IF([.D135]&gt;=1000; TEXT([.D135]/1000; &quot;0.0#&quot;)&amp;&quot; k&quot;;  IF([.D135]&gt;=1; TEXT([.D135]; &quot;0.0#&quot;);IF([.D135]&gt;=0.001; TEXT([.D135]*1000; &quot;0.0#&quot;)&amp;&quot; m&quot;; IF([.D135]&gt;=0.000001; TEXT([.D135]*1000000; &quot;0.0#&quot;)&amp;&quot; µ&quot;;IF([.D135]&gt;=0.000000001; TEXT([.D135]*1000000000; &quot;0.0#&quot;)&amp;&quot; n&quot;; IF([.D135]&gt;=0.000000000001; TEXT([.D135]*1000000000000; &quot;0.0#&quot;)&amp;&quot; p&quot;;TEXT([.D135]; &quot;0.0#&quot;))))))))" office:value-type="string" office:string-value="5.1 k" calcext:value-type="string">
            <text:p>5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3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" calcext:value-type="float">
            <text:p>5600</text:p>
          </table:table-cell>
          <table:table-cell/>
          <table:table-cell table:formula="of:=[.B136]+[.C136]" office:value-type="float" office:value="5600" calcext:value-type="float">
            <text:p>5600</text:p>
          </table:table-cell>
          <table:table-cell table:style-name="ce6" table:formula="of:=IF([.D136]&gt;=1000000; TEXT([.D136]/1000000; &quot;0.0#&quot;)&amp;&quot; M&quot;; IF([.D136]&gt;=1000; TEXT([.D136]/1000; &quot;0.0#&quot;)&amp;&quot; k&quot;;  IF([.D136]&gt;=1; TEXT([.D136]; &quot;0.0#&quot;);IF([.D136]&gt;=0.001; TEXT([.D136]*1000; &quot;0.0#&quot;)&amp;&quot; m&quot;; IF([.D136]&gt;=0.000001; TEXT([.D136]*1000000; &quot;0.0#&quot;)&amp;&quot; µ&quot;;IF([.D136]&gt;=0.000000001; TEXT([.D136]*1000000000; &quot;0.0#&quot;)&amp;&quot; n&quot;; IF([.D136]&gt;=0.000000000001; TEXT([.D136]*1000000000000; &quot;0.0#&quot;)&amp;&quot; p&quot;;TEXT([.D136]; &quot;0.0#&quot;))))))))" office:value-type="string" office:string-value="5.6 k" calcext:value-type="string">
            <text:p>5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3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200" calcext:value-type="float">
            <text:p>6200</text:p>
          </table:table-cell>
          <table:table-cell/>
          <table:table-cell table:formula="of:=[.B137]+[.C137]" office:value-type="float" office:value="6200" calcext:value-type="float">
            <text:p>6200</text:p>
          </table:table-cell>
          <table:table-cell table:style-name="ce6" table:formula="of:=IF([.D137]&gt;=1000000; TEXT([.D137]/1000000; &quot;0.0#&quot;)&amp;&quot; M&quot;; IF([.D137]&gt;=1000; TEXT([.D137]/1000; &quot;0.0#&quot;)&amp;&quot; k&quot;;  IF([.D137]&gt;=1; TEXT([.D137]; &quot;0.0#&quot;);IF([.D137]&gt;=0.001; TEXT([.D137]*1000; &quot;0.0#&quot;)&amp;&quot; m&quot;; IF([.D137]&gt;=0.000001; TEXT([.D137]*1000000; &quot;0.0#&quot;)&amp;&quot; µ&quot;;IF([.D137]&gt;=0.000000001; TEXT([.D137]*1000000000; &quot;0.0#&quot;)&amp;&quot; n&quot;; IF([.D137]&gt;=0.000000000001; TEXT([.D137]*1000000000000; &quot;0.0#&quot;)&amp;&quot; p&quot;;TEXT([.D137]; &quot;0.0#&quot;))))))))" office:value-type="string" office:string-value="6.2 k" calcext:value-type="string">
            <text:p>6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3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00" calcext:value-type="float">
            <text:p>51000</text:p>
          </table:table-cell>
          <table:table-cell/>
          <table:table-cell table:formula="of:=[.B138]+[.C138]" office:value-type="float" office:value="51000" calcext:value-type="float">
            <text:p>51000</text:p>
          </table:table-cell>
          <table:table-cell table:style-name="ce6" table:formula="of:=IF([.D138]&gt;=1000000; TEXT([.D138]/1000000; &quot;0.0#&quot;)&amp;&quot; M&quot;; IF([.D138]&gt;=1000; TEXT([.D138]/1000; &quot;0.0#&quot;)&amp;&quot; k&quot;;  IF([.D138]&gt;=1; TEXT([.D138]; &quot;0.0#&quot;);IF([.D138]&gt;=0.001; TEXT([.D138]*1000; &quot;0.0#&quot;)&amp;&quot; m&quot;; IF([.D138]&gt;=0.000001; TEXT([.D138]*1000000; &quot;0.0#&quot;)&amp;&quot; µ&quot;;IF([.D138]&gt;=0.000000001; TEXT([.D138]*1000000000; &quot;0.0#&quot;)&amp;&quot; n&quot;; IF([.D138]&gt;=0.000000000001; TEXT([.D138]*1000000000000; &quot;0.0#&quot;)&amp;&quot; p&quot;;TEXT([.D138]; &quot;0.0#&quot;))))))))" office:value-type="string" office:string-value="51.0 k" calcext:value-type="string">
            <text:p>5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3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0" calcext:value-type="float">
            <text:p>56000</text:p>
          </table:table-cell>
          <table:table-cell/>
          <table:table-cell table:formula="of:=[.B139]+[.C139]" office:value-type="float" office:value="56000" calcext:value-type="float">
            <text:p>56000</text:p>
          </table:table-cell>
          <table:table-cell table:style-name="ce6" table:formula="of:=IF([.D139]&gt;=1000000; TEXT([.D139]/1000000; &quot;0.0#&quot;)&amp;&quot; M&quot;; IF([.D139]&gt;=1000; TEXT([.D139]/1000; &quot;0.0#&quot;)&amp;&quot; k&quot;;  IF([.D139]&gt;=1; TEXT([.D139]; &quot;0.0#&quot;);IF([.D139]&gt;=0.001; TEXT([.D139]*1000; &quot;0.0#&quot;)&amp;&quot; m&quot;; IF([.D139]&gt;=0.000001; TEXT([.D139]*1000000; &quot;0.0#&quot;)&amp;&quot; µ&quot;;IF([.D139]&gt;=0.000000001; TEXT([.D139]*1000000000; &quot;0.0#&quot;)&amp;&quot; n&quot;; IF([.D139]&gt;=0.000000000001; TEXT([.D139]*1000000000000; &quot;0.0#&quot;)&amp;&quot; p&quot;;TEXT([.D139]; &quot;0.0#&quot;))))))))" office:value-type="string" office:string-value="56.0 k" calcext:value-type="string">
            <text:p>5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3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2000" calcext:value-type="float">
            <text:p>62000</text:p>
          </table:table-cell>
          <table:table-cell/>
          <table:table-cell table:formula="of:=[.B140]+[.C140]" office:value-type="float" office:value="62000" calcext:value-type="float">
            <text:p>62000</text:p>
          </table:table-cell>
          <table:table-cell table:style-name="ce6" table:formula="of:=IF([.D140]&gt;=1000000; TEXT([.D140]/1000000; &quot;0.0#&quot;)&amp;&quot; M&quot;; IF([.D140]&gt;=1000; TEXT([.D140]/1000; &quot;0.0#&quot;)&amp;&quot; k&quot;;  IF([.D140]&gt;=1; TEXT([.D140]; &quot;0.0#&quot;);IF([.D140]&gt;=0.001; TEXT([.D140]*1000; &quot;0.0#&quot;)&amp;&quot; m&quot;; IF([.D140]&gt;=0.000001; TEXT([.D140]*1000000; &quot;0.0#&quot;)&amp;&quot; µ&quot;;IF([.D140]&gt;=0.000000001; TEXT([.D140]*1000000000; &quot;0.0#&quot;)&amp;&quot; n&quot;; IF([.D140]&gt;=0.000000000001; TEXT([.D140]*1000000000000; &quot;0.0#&quot;)&amp;&quot; p&quot;;TEXT([.D140]; &quot;0.0#&quot;))))))))" office:value-type="string" office:string-value="62.0 k" calcext:value-type="string">
            <text:p>6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4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0" calcext:value-type="float">
            <text:p>68000</text:p>
          </table:table-cell>
          <table:table-cell/>
          <table:table-cell table:formula="of:=[.B141]+[.C141]" office:value-type="float" office:value="68000" calcext:value-type="float">
            <text:p>68000</text:p>
          </table:table-cell>
          <table:table-cell table:style-name="ce6" table:formula="of:=IF([.D141]&gt;=1000000; TEXT([.D141]/1000000; &quot;0.0#&quot;)&amp;&quot; M&quot;; IF([.D141]&gt;=1000; TEXT([.D141]/1000; &quot;0.0#&quot;)&amp;&quot; k&quot;;  IF([.D141]&gt;=1; TEXT([.D141]; &quot;0.0#&quot;);IF([.D141]&gt;=0.001; TEXT([.D141]*1000; &quot;0.0#&quot;)&amp;&quot; m&quot;; IF([.D141]&gt;=0.000001; TEXT([.D141]*1000000; &quot;0.0#&quot;)&amp;&quot; µ&quot;;IF([.D141]&gt;=0.000000001; TEXT([.D141]*1000000000; &quot;0.0#&quot;)&amp;&quot; n&quot;; IF([.D141]&gt;=0.000000000001; TEXT([.D141]*1000000000000; &quot;0.0#&quot;)&amp;&quot; p&quot;;TEXT([.D141]; &quot;0.0#&quot;))))))))" office:value-type="string" office:string-value="68.0 k" calcext:value-type="string">
            <text:p>6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4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20000" calcext:value-type="float">
            <text:p>620000</text:p>
          </table:table-cell>
          <table:table-cell/>
          <table:table-cell table:formula="of:=[.B142]+[.C142]" office:value-type="float" office:value="620000" calcext:value-type="float">
            <text:p>620000</text:p>
          </table:table-cell>
          <table:table-cell table:style-name="ce6" table:formula="of:=IF([.D142]&gt;=1000000; TEXT([.D142]/1000000; &quot;0.0#&quot;)&amp;&quot; M&quot;; IF([.D142]&gt;=1000; TEXT([.D142]/1000; &quot;0.0#&quot;)&amp;&quot; k&quot;;  IF([.D142]&gt;=1; TEXT([.D142]; &quot;0.0#&quot;);IF([.D142]&gt;=0.001; TEXT([.D142]*1000; &quot;0.0#&quot;)&amp;&quot; m&quot;; IF([.D142]&gt;=0.000001; TEXT([.D142]*1000000; &quot;0.0#&quot;)&amp;&quot; µ&quot;;IF([.D142]&gt;=0.000000001; TEXT([.D142]*1000000000; &quot;0.0#&quot;)&amp;&quot; n&quot;; IF([.D142]&gt;=0.000000000001; TEXT([.D142]*1000000000000; &quot;0.0#&quot;)&amp;&quot; p&quot;;TEXT([.D142]; &quot;0.0#&quot;))))))))" office:value-type="string" office:string-value="620.0 k" calcext:value-type="string">
            <text:p>6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4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00" calcext:value-type="float">
            <text:p>680000</text:p>
          </table:table-cell>
          <table:table-cell/>
          <table:table-cell table:formula="of:=[.B143]+[.C143]" office:value-type="float" office:value="680000" calcext:value-type="float">
            <text:p>680000</text:p>
          </table:table-cell>
          <table:table-cell table:style-name="ce6" table:formula="of:=IF([.D143]&gt;=1000000; TEXT([.D143]/1000000; &quot;0.0#&quot;)&amp;&quot; M&quot;; IF([.D143]&gt;=1000; TEXT([.D143]/1000; &quot;0.0#&quot;)&amp;&quot; k&quot;;  IF([.D143]&gt;=1; TEXT([.D143]; &quot;0.0#&quot;);IF([.D143]&gt;=0.001; TEXT([.D143]*1000; &quot;0.0#&quot;)&amp;&quot; m&quot;; IF([.D143]&gt;=0.000001; TEXT([.D143]*1000000; &quot;0.0#&quot;)&amp;&quot; µ&quot;;IF([.D143]&gt;=0.000000001; TEXT([.D143]*1000000000; &quot;0.0#&quot;)&amp;&quot; n&quot;; IF([.D143]&gt;=0.000000000001; TEXT([.D143]*1000000000000; &quot;0.0#&quot;)&amp;&quot; p&quot;;TEXT([.D143]; &quot;0.0#&quot;))))))))" office:value-type="string" office:string-value="680.0 k" calcext:value-type="string">
            <text:p>68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4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0" calcext:value-type="float">
            <text:p>750000</text:p>
          </table:table-cell>
          <table:table-cell/>
          <table:table-cell table:formula="of:=[.B144]+[.C144]" office:value-type="float" office:value="750000" calcext:value-type="float">
            <text:p>750000</text:p>
          </table:table-cell>
          <table:table-cell table:style-name="ce6" table:formula="of:=IF([.D144]&gt;=1000000; TEXT([.D144]/1000000; &quot;0.0#&quot;)&amp;&quot; M&quot;; IF([.D144]&gt;=1000; TEXT([.D144]/1000; &quot;0.0#&quot;)&amp;&quot; k&quot;;  IF([.D144]&gt;=1; TEXT([.D144]; &quot;0.0#&quot;);IF([.D144]&gt;=0.001; TEXT([.D144]*1000; &quot;0.0#&quot;)&amp;&quot; m&quot;; IF([.D144]&gt;=0.000001; TEXT([.D144]*1000000; &quot;0.0#&quot;)&amp;&quot; µ&quot;;IF([.D144]&gt;=0.000000001; TEXT([.D144]*1000000000; &quot;0.0#&quot;)&amp;&quot; n&quot;; IF([.D144]&gt;=0.000000000001; TEXT([.D144]*1000000000000; &quot;0.0#&quot;)&amp;&quot; p&quot;;TEXT([.D144]; &quot;0.0#&quot;))))))))" office:value-type="string" office:string-value="750.0 k" calcext:value-type="string">
            <text:p>75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4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00" calcext:value-type="float">
            <text:p>820000</text:p>
          </table:table-cell>
          <table:table-cell/>
          <table:table-cell table:formula="of:=[.B145]+[.C145]" office:value-type="float" office:value="820000" calcext:value-type="float">
            <text:p>820000</text:p>
          </table:table-cell>
          <table:table-cell table:style-name="ce6" table:formula="of:=IF([.D145]&gt;=1000000; TEXT([.D145]/1000000; &quot;0.0#&quot;)&amp;&quot; M&quot;; IF([.D145]&gt;=1000; TEXT([.D145]/1000; &quot;0.0#&quot;)&amp;&quot; k&quot;;  IF([.D145]&gt;=1; TEXT([.D145]; &quot;0.0#&quot;);IF([.D145]&gt;=0.001; TEXT([.D145]*1000; &quot;0.0#&quot;)&amp;&quot; m&quot;; IF([.D145]&gt;=0.000001; TEXT([.D145]*1000000; &quot;0.0#&quot;)&amp;&quot; µ&quot;;IF([.D145]&gt;=0.000000001; TEXT([.D145]*1000000000; &quot;0.0#&quot;)&amp;&quot; n&quot;; IF([.D145]&gt;=0.000000000001; TEXT([.D145]*1000000000000; &quot;0.0#&quot;)&amp;&quot; p&quot;;TEXT([.D145]; &quot;0.0#&quot;))))))))" office:value-type="string" office:string-value="820.0 k" calcext:value-type="string">
            <text:p>8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4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15" office:value-type="float" office:value="110000" calcext:value-type="float">
            <text:p>110000</text:p>
          </table:table-cell>
          <table:table-cell/>
          <table:table-cell table:formula="of:=[.B146]+[.C146]" office:value-type="float" office:value="110000" calcext:value-type="float">
            <text:p>110000</text:p>
          </table:table-cell>
          <table:table-cell table:style-name="ce6" table:formula="of:=IF([.D146]&gt;=1000000; TEXT([.D146]/1000000; &quot;0.0#&quot;)&amp;&quot; M&quot;; IF([.D146]&gt;=1000; TEXT([.D146]/1000; &quot;0.0#&quot;)&amp;&quot; k&quot;;  IF([.D146]&gt;=1; TEXT([.D146]; &quot;0.0#&quot;);IF([.D146]&gt;=0.001; TEXT([.D146]*1000; &quot;0.0#&quot;)&amp;&quot; m&quot;; IF([.D146]&gt;=0.000001; TEXT([.D146]*1000000; &quot;0.0#&quot;)&amp;&quot; µ&quot;;IF([.D146]&gt;=0.000000001; TEXT([.D146]*1000000000; &quot;0.0#&quot;)&amp;&quot; n&quot;; IF([.D146]&gt;=0.000000000001; TEXT([.D146]*1000000000000; &quot;0.0#&quot;)&amp;&quot; p&quot;;TEXT([.D146]; &quot;0.0#&quot;))))))))" office:value-type="string" office:string-value="110.0 k" calcext:value-type="string">
            <text:p>1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89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4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000" calcext:value-type="float">
            <text:p>113000</text:p>
          </table:table-cell>
          <table:table-cell/>
          <table:table-cell table:formula="of:=[.B147]+[.C147]" office:value-type="float" office:value="113000" calcext:value-type="float">
            <text:p>113000</text:p>
          </table:table-cell>
          <table:table-cell table:style-name="ce6" table:formula="of:=IF([.D147]&gt;=1000000; TEXT([.D147]/1000000; &quot;0.0#&quot;)&amp;&quot; M&quot;; IF([.D147]&gt;=1000; TEXT([.D147]/1000; &quot;0.0#&quot;)&amp;&quot; k&quot;;  IF([.D147]&gt;=1; TEXT([.D147]; &quot;0.0#&quot;);IF([.D147]&gt;=0.001; TEXT([.D147]*1000; &quot;0.0#&quot;)&amp;&quot; m&quot;; IF([.D147]&gt;=0.000001; TEXT([.D147]*1000000; &quot;0.0#&quot;)&amp;&quot; µ&quot;;IF([.D147]&gt;=0.000000001; TEXT([.D147]*1000000000; &quot;0.0#&quot;)&amp;&quot; n&quot;; IF([.D147]&gt;=0.000000000001; TEXT([.D147]*1000000000000; &quot;0.0#&quot;)&amp;&quot; p&quot;;TEXT([.D147]; &quot;0.0#&quot;))))))))" office:value-type="string" office:string-value="113.0 k" calcext:value-type="string">
            <text:p>1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4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00" calcext:value-type="float">
            <text:p>115000</text:p>
          </table:table-cell>
          <table:table-cell/>
          <table:table-cell table:formula="of:=[.B148]+[.C148]" office:value-type="float" office:value="115000" calcext:value-type="float">
            <text:p>115000</text:p>
          </table:table-cell>
          <table:table-cell table:style-name="ce6" table:formula="of:=IF([.D148]&gt;=1000000; TEXT([.D148]/1000000; &quot;0.0#&quot;)&amp;&quot; M&quot;; IF([.D148]&gt;=1000; TEXT([.D148]/1000; &quot;0.0#&quot;)&amp;&quot; k&quot;;  IF([.D148]&gt;=1; TEXT([.D148]; &quot;0.0#&quot;);IF([.D148]&gt;=0.001; TEXT([.D148]*1000; &quot;0.0#&quot;)&amp;&quot; m&quot;; IF([.D148]&gt;=0.000001; TEXT([.D148]*1000000; &quot;0.0#&quot;)&amp;&quot; µ&quot;;IF([.D148]&gt;=0.000000001; TEXT([.D148]*1000000000; &quot;0.0#&quot;)&amp;&quot; n&quot;; IF([.D148]&gt;=0.000000000001; TEXT([.D148]*1000000000000; &quot;0.0#&quot;)&amp;&quot; p&quot;;TEXT([.D148]; &quot;0.0#&quot;))))))))" office:value-type="string" office:string-value="115.0 k" calcext:value-type="string">
            <text:p>1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4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000" calcext:value-type="float">
            <text:p>118000</text:p>
          </table:table-cell>
          <table:table-cell/>
          <table:table-cell table:formula="of:=[.B149]+[.C149]" office:value-type="float" office:value="118000" calcext:value-type="float">
            <text:p>118000</text:p>
          </table:table-cell>
          <table:table-cell table:style-name="ce6" table:formula="of:=IF([.D149]&gt;=1000000; TEXT([.D149]/1000000; &quot;0.0#&quot;)&amp;&quot; M&quot;; IF([.D149]&gt;=1000; TEXT([.D149]/1000; &quot;0.0#&quot;)&amp;&quot; k&quot;;  IF([.D149]&gt;=1; TEXT([.D149]; &quot;0.0#&quot;);IF([.D149]&gt;=0.001; TEXT([.D149]*1000; &quot;0.0#&quot;)&amp;&quot; m&quot;; IF([.D149]&gt;=0.000001; TEXT([.D149]*1000000; &quot;0.0#&quot;)&amp;&quot; µ&quot;;IF([.D149]&gt;=0.000000001; TEXT([.D149]*1000000000; &quot;0.0#&quot;)&amp;&quot; n&quot;; IF([.D149]&gt;=0.000000000001; TEXT([.D149]*1000000000000; &quot;0.0#&quot;)&amp;&quot; p&quot;;TEXT([.D149]; &quot;0.0#&quot;))))))))" office:value-type="string" office:string-value="118.0 k" calcext:value-type="string">
            <text:p>11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4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0" calcext:value-type="float">
            <text:p>2150</text:p>
          </table:table-cell>
          <table:table-cell/>
          <table:table-cell table:formula="of:=[.B150]+[.C150]" office:value-type="float" office:value="2150" calcext:value-type="float">
            <text:p>2150</text:p>
          </table:table-cell>
          <table:table-cell table:style-name="ce6" table:formula="of:=IF([.D150]&gt;=1000000; TEXT([.D150]/1000000; &quot;0.0#&quot;)&amp;&quot; M&quot;; IF([.D150]&gt;=1000; TEXT([.D150]/1000; &quot;0.0#&quot;)&amp;&quot; k&quot;;  IF([.D150]&gt;=1; TEXT([.D150]; &quot;0.0#&quot;);IF([.D150]&gt;=0.001; TEXT([.D150]*1000; &quot;0.0#&quot;)&amp;&quot; m&quot;; IF([.D150]&gt;=0.000001; TEXT([.D150]*1000000; &quot;0.0#&quot;)&amp;&quot; µ&quot;;IF([.D150]&gt;=0.000000001; TEXT([.D150]*1000000000; &quot;0.0#&quot;)&amp;&quot; n&quot;; IF([.D150]&gt;=0.000000000001; TEXT([.D150]*1000000000000; &quot;0.0#&quot;)&amp;&quot; p&quot;;TEXT([.D150]; &quot;0.0#&quot;))))))))" office:value-type="string" office:string-value="2.15 k" calcext:value-type="string">
            <text:p>2.1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43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5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" calcext:value-type="float">
            <text:p>2210</text:p>
          </table:table-cell>
          <table:table-cell/>
          <table:table-cell table:formula="of:=[.B151]+[.C151]" office:value-type="float" office:value="2210" calcext:value-type="float">
            <text:p>2210</text:p>
          </table:table-cell>
          <table:table-cell table:style-name="ce6" table:formula="of:=IF([.D151]&gt;=1000000; TEXT([.D151]/1000000; &quot;0.0#&quot;)&amp;&quot; M&quot;; IF([.D151]&gt;=1000; TEXT([.D151]/1000; &quot;0.0#&quot;)&amp;&quot; k&quot;;  IF([.D151]&gt;=1; TEXT([.D151]; &quot;0.0#&quot;);IF([.D151]&gt;=0.001; TEXT([.D151]*1000; &quot;0.0#&quot;)&amp;&quot; m&quot;; IF([.D151]&gt;=0.000001; TEXT([.D151]*1000000; &quot;0.0#&quot;)&amp;&quot; µ&quot;;IF([.D151]&gt;=0.000000001; TEXT([.D151]*1000000000; &quot;0.0#&quot;)&amp;&quot; n&quot;; IF([.D151]&gt;=0.000000000001; TEXT([.D151]*1000000000000; &quot;0.0#&quot;)&amp;&quot; p&quot;;TEXT([.D151]; &quot;0.0#&quot;))))))))" office:value-type="string" office:string-value="2.21 k" calcext:value-type="string">
            <text:p>2.2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15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5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" calcext:value-type="float">
            <text:p>2260</text:p>
          </table:table-cell>
          <table:table-cell/>
          <table:table-cell table:formula="of:=[.B152]+[.C152]" office:value-type="float" office:value="2260" calcext:value-type="float">
            <text:p>2260</text:p>
          </table:table-cell>
          <table:table-cell table:style-name="ce6" table:formula="of:=IF([.D152]&gt;=1000000; TEXT([.D152]/1000000; &quot;0.0#&quot;)&amp;&quot; M&quot;; IF([.D152]&gt;=1000; TEXT([.D152]/1000; &quot;0.0#&quot;)&amp;&quot; k&quot;;  IF([.D152]&gt;=1; TEXT([.D152]; &quot;0.0#&quot;);IF([.D152]&gt;=0.001; TEXT([.D152]*1000; &quot;0.0#&quot;)&amp;&quot; m&quot;; IF([.D152]&gt;=0.000001; TEXT([.D152]*1000000; &quot;0.0#&quot;)&amp;&quot; µ&quot;;IF([.D152]&gt;=0.000000001; TEXT([.D152]*1000000000; &quot;0.0#&quot;)&amp;&quot; n&quot;; IF([.D152]&gt;=0.000000000001; TEXT([.D152]*1000000000000; &quot;0.0#&quot;)&amp;&quot; p&quot;;TEXT([.D152]; &quot;0.0#&quot;))))))))" office:value-type="string" office:string-value="2.26 k" calcext:value-type="string">
            <text:p>2.2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5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0" calcext:value-type="float">
            <text:p>2320</text:p>
          </table:table-cell>
          <table:table-cell/>
          <table:table-cell table:formula="of:=[.B153]+[.C153]" office:value-type="float" office:value="2320" calcext:value-type="float">
            <text:p>2320</text:p>
          </table:table-cell>
          <table:table-cell table:style-name="ce6" table:formula="of:=IF([.D153]&gt;=1000000; TEXT([.D153]/1000000; &quot;0.0#&quot;)&amp;&quot; M&quot;; IF([.D153]&gt;=1000; TEXT([.D153]/1000; &quot;0.0#&quot;)&amp;&quot; k&quot;;  IF([.D153]&gt;=1; TEXT([.D153]; &quot;0.0#&quot;);IF([.D153]&gt;=0.001; TEXT([.D153]*1000; &quot;0.0#&quot;)&amp;&quot; m&quot;; IF([.D153]&gt;=0.000001; TEXT([.D153]*1000000; &quot;0.0#&quot;)&amp;&quot; µ&quot;;IF([.D153]&gt;=0.000000001; TEXT([.D153]*1000000000; &quot;0.0#&quot;)&amp;&quot; n&quot;; IF([.D153]&gt;=0.000000000001; TEXT([.D153]*1000000000000; &quot;0.0#&quot;)&amp;&quot; p&quot;;TEXT([.D153]; &quot;0.0#&quot;))))))))" office:value-type="string" office:string-value="2.32 k" calcext:value-type="string">
            <text:p>2.3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5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9600" calcext:value-type="float">
            <text:p>19600</text:p>
          </table:table-cell>
          <table:table-cell/>
          <table:table-cell table:formula="of:=[.B154]+[.C154]" office:value-type="float" office:value="19600" calcext:value-type="float">
            <text:p>19600</text:p>
          </table:table-cell>
          <table:table-cell table:style-name="ce6" table:formula="of:=IF([.D154]&gt;=1000000; TEXT([.D154]/1000000; &quot;0.0#&quot;)&amp;&quot; M&quot;; IF([.D154]&gt;=1000; TEXT([.D154]/1000; &quot;0.0#&quot;)&amp;&quot; k&quot;;  IF([.D154]&gt;=1; TEXT([.D154]; &quot;0.0#&quot;);IF([.D154]&gt;=0.001; TEXT([.D154]*1000; &quot;0.0#&quot;)&amp;&quot; m&quot;; IF([.D154]&gt;=0.000001; TEXT([.D154]*1000000; &quot;0.0#&quot;)&amp;&quot; µ&quot;;IF([.D154]&gt;=0.000000001; TEXT([.D154]*1000000000; &quot;0.0#&quot;)&amp;&quot; n&quot;; IF([.D154]&gt;=0.000000000001; TEXT([.D154]*1000000000000; &quot;0.0#&quot;)&amp;&quot; p&quot;;TEXT([.D154]; &quot;0.0#&quot;))))))))" office:value-type="string" office:string-value="19.6 k" calcext:value-type="string">
            <text:p>19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94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5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B155]+[.C155]" office:value-type="float" office:value="20000" calcext:value-type="float">
            <text:p>20000</text:p>
          </table:table-cell>
          <table:table-cell table:style-name="ce6" table:formula="of:=IF([.D155]&gt;=1000000; TEXT([.D155]/1000000; &quot;0.0#&quot;)&amp;&quot; M&quot;; IF([.D155]&gt;=1000; TEXT([.D155]/1000; &quot;0.0#&quot;)&amp;&quot; k&quot;;  IF([.D155]&gt;=1; TEXT([.D155]; &quot;0.0#&quot;);IF([.D155]&gt;=0.001; TEXT([.D155]*1000; &quot;0.0#&quot;)&amp;&quot; m&quot;; IF([.D155]&gt;=0.000001; TEXT([.D155]*1000000; &quot;0.0#&quot;)&amp;&quot; µ&quot;;IF([.D155]&gt;=0.000000001; TEXT([.D155]*1000000000; &quot;0.0#&quot;)&amp;&quot; n&quot;; IF([.D155]&gt;=0.000000000001; TEXT([.D155]*1000000000000; &quot;0.0#&quot;)&amp;&quot; p&quot;;TEXT([.D155]; &quot;0.0#&quot;))))))))" office:value-type="string" office:string-value="20.0 k" calcext:value-type="string">
            <text:p>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36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5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500" calcext:value-type="float">
            <text:p>20500</text:p>
          </table:table-cell>
          <table:table-cell/>
          <table:table-cell table:formula="of:=[.B156]+[.C156]" office:value-type="float" office:value="20500" calcext:value-type="float">
            <text:p>20500</text:p>
          </table:table-cell>
          <table:table-cell table:style-name="ce6" table:formula="of:=IF([.D156]&gt;=1000000; TEXT([.D156]/1000000; &quot;0.0#&quot;)&amp;&quot; M&quot;; IF([.D156]&gt;=1000; TEXT([.D156]/1000; &quot;0.0#&quot;)&amp;&quot; k&quot;;  IF([.D156]&gt;=1; TEXT([.D156]; &quot;0.0#&quot;);IF([.D156]&gt;=0.001; TEXT([.D156]*1000; &quot;0.0#&quot;)&amp;&quot; m&quot;; IF([.D156]&gt;=0.000001; TEXT([.D156]*1000000; &quot;0.0#&quot;)&amp;&quot; µ&quot;;IF([.D156]&gt;=0.000000001; TEXT([.D156]*1000000000; &quot;0.0#&quot;)&amp;&quot; n&quot;; IF([.D156]&gt;=0.000000000001; TEXT([.D156]*1000000000000; &quot;0.0#&quot;)&amp;&quot; p&quot;;TEXT([.D156]; &quot;0.0#&quot;))))))))" office:value-type="string" office:string-value="20.5 k" calcext:value-type="string">
            <text:p>20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5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000" calcext:value-type="float">
            <text:p>21000</text:p>
          </table:table-cell>
          <table:table-cell/>
          <table:table-cell table:formula="of:=[.B157]+[.C157]" office:value-type="float" office:value="21000" calcext:value-type="float">
            <text:p>21000</text:p>
          </table:table-cell>
          <table:table-cell table:style-name="ce6" table:formula="of:=IF([.D157]&gt;=1000000; TEXT([.D157]/1000000; &quot;0.0#&quot;)&amp;&quot; M&quot;; IF([.D157]&gt;=1000; TEXT([.D157]/1000; &quot;0.0#&quot;)&amp;&quot; k&quot;;  IF([.D157]&gt;=1; TEXT([.D157]; &quot;0.0#&quot;);IF([.D157]&gt;=0.001; TEXT([.D157]*1000; &quot;0.0#&quot;)&amp;&quot; m&quot;; IF([.D157]&gt;=0.000001; TEXT([.D157]*1000000; &quot;0.0#&quot;)&amp;&quot; µ&quot;;IF([.D157]&gt;=0.000000001; TEXT([.D157]*1000000000; &quot;0.0#&quot;)&amp;&quot; n&quot;; IF([.D157]&gt;=0.000000000001; TEXT([.D157]*1000000000000; &quot;0.0#&quot;)&amp;&quot; p&quot;;TEXT([.D157]; &quot;0.0#&quot;))))))))" office:value-type="string" office:string-value="21.0 k" calcext:value-type="string">
            <text:p>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5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0" calcext:value-type="float">
            <text:p>121000</text:p>
          </table:table-cell>
          <table:table-cell/>
          <table:table-cell table:formula="of:=[.B158]+[.C158]" office:value-type="float" office:value="121000" calcext:value-type="float">
            <text:p>121000</text:p>
          </table:table-cell>
          <table:table-cell table:style-name="ce6" table:formula="of:=IF([.D158]&gt;=1000000; TEXT([.D158]/1000000; &quot;0.0#&quot;)&amp;&quot; M&quot;; IF([.D158]&gt;=1000; TEXT([.D158]/1000; &quot;0.0#&quot;)&amp;&quot; k&quot;;  IF([.D158]&gt;=1; TEXT([.D158]; &quot;0.0#&quot;);IF([.D158]&gt;=0.001; TEXT([.D158]*1000; &quot;0.0#&quot;)&amp;&quot; m&quot;; IF([.D158]&gt;=0.000001; TEXT([.D158]*1000000; &quot;0.0#&quot;)&amp;&quot; µ&quot;;IF([.D158]&gt;=0.000000001; TEXT([.D158]*1000000000; &quot;0.0#&quot;)&amp;&quot; n&quot;; IF([.D158]&gt;=0.000000000001; TEXT([.D158]*1000000000000; &quot;0.0#&quot;)&amp;&quot; p&quot;;TEXT([.D158]; &quot;0.0#&quot;))))))))" office:value-type="string" office:string-value="121.0 k" calcext:value-type="string">
            <text:p>1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5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00" calcext:value-type="float">
            <text:p>124000</text:p>
          </table:table-cell>
          <table:table-cell/>
          <table:table-cell table:formula="of:=[.B159]+[.C159]" office:value-type="float" office:value="124000" calcext:value-type="float">
            <text:p>124000</text:p>
          </table:table-cell>
          <table:table-cell table:style-name="ce6" table:formula="of:=IF([.D159]&gt;=1000000; TEXT([.D159]/1000000; &quot;0.0#&quot;)&amp;&quot; M&quot;; IF([.D159]&gt;=1000; TEXT([.D159]/1000; &quot;0.0#&quot;)&amp;&quot; k&quot;;  IF([.D159]&gt;=1; TEXT([.D159]; &quot;0.0#&quot;);IF([.D159]&gt;=0.001; TEXT([.D159]*1000; &quot;0.0#&quot;)&amp;&quot; m&quot;; IF([.D159]&gt;=0.000001; TEXT([.D159]*1000000; &quot;0.0#&quot;)&amp;&quot; µ&quot;;IF([.D159]&gt;=0.000000001; TEXT([.D159]*1000000000; &quot;0.0#&quot;)&amp;&quot; n&quot;; IF([.D159]&gt;=0.000000000001; TEXT([.D159]*1000000000000; &quot;0.0#&quot;)&amp;&quot; p&quot;;TEXT([.D159]; &quot;0.0#&quot;))))))))" office:value-type="string" office:string-value="124.0 k" calcext:value-type="string">
            <text:p>12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5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000" calcext:value-type="float">
            <text:p>127000</text:p>
          </table:table-cell>
          <table:table-cell/>
          <table:table-cell table:formula="of:=[.B160]+[.C160]" office:value-type="float" office:value="127000" calcext:value-type="float">
            <text:p>127000</text:p>
          </table:table-cell>
          <table:table-cell table:style-name="ce6" table:formula="of:=IF([.D160]&gt;=1000000; TEXT([.D160]/1000000; &quot;0.0#&quot;)&amp;&quot; M&quot;; IF([.D160]&gt;=1000; TEXT([.D160]/1000; &quot;0.0#&quot;)&amp;&quot; k&quot;;  IF([.D160]&gt;=1; TEXT([.D160]; &quot;0.0#&quot;);IF([.D160]&gt;=0.001; TEXT([.D160]*1000; &quot;0.0#&quot;)&amp;&quot; m&quot;; IF([.D160]&gt;=0.000001; TEXT([.D160]*1000000; &quot;0.0#&quot;)&amp;&quot; µ&quot;;IF([.D160]&gt;=0.000000001; TEXT([.D160]*1000000000; &quot;0.0#&quot;)&amp;&quot; n&quot;; IF([.D160]&gt;=0.000000000001; TEXT([.D160]*1000000000000; &quot;0.0#&quot;)&amp;&quot; p&quot;;TEXT([.D160]; &quot;0.0#&quot;))))))))" office:value-type="string" office:string-value="127.0 k" calcext:value-type="string">
            <text:p>12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6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0" calcext:value-type="float">
            <text:p>130000</text:p>
          </table:table-cell>
          <table:table-cell/>
          <table:table-cell table:formula="of:=[.B161]+[.C161]" office:value-type="float" office:value="130000" calcext:value-type="float">
            <text:p>130000</text:p>
          </table:table-cell>
          <table:table-cell table:style-name="ce6" table:formula="of:=IF([.D161]&gt;=1000000; TEXT([.D161]/1000000; &quot;0.0#&quot;)&amp;&quot; M&quot;; IF([.D161]&gt;=1000; TEXT([.D161]/1000; &quot;0.0#&quot;)&amp;&quot; k&quot;;  IF([.D161]&gt;=1; TEXT([.D161]; &quot;0.0#&quot;);IF([.D161]&gt;=0.001; TEXT([.D161]*1000; &quot;0.0#&quot;)&amp;&quot; m&quot;; IF([.D161]&gt;=0.000001; TEXT([.D161]*1000000; &quot;0.0#&quot;)&amp;&quot; µ&quot;;IF([.D161]&gt;=0.000000001; TEXT([.D161]*1000000000; &quot;0.0#&quot;)&amp;&quot; n&quot;; IF([.D161]&gt;=0.000000000001; TEXT([.D161]*1000000000000; &quot;0.0#&quot;)&amp;&quot; p&quot;;TEXT([.D161]; &quot;0.0#&quot;))))))))" office:value-type="string" office:string-value="130.0 k" calcext:value-type="string">
            <text:p>1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6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[.B162]+[.C162]" office:value-type="float" office:value="121" calcext:value-type="float">
            <text:p>121</text:p>
          </table:table-cell>
          <table:table-cell table:style-name="ce6" table:formula="of:=IF([.D162]&gt;=1000000; TEXT([.D162]/1000000; &quot;0.0#&quot;)&amp;&quot; M&quot;; IF([.D162]&gt;=1000; TEXT([.D162]/1000; &quot;0.0#&quot;)&amp;&quot; k&quot;;  IF([.D162]&gt;=1; TEXT([.D162]; &quot;0.0#&quot;);IF([.D162]&gt;=0.001; TEXT([.D162]*1000; &quot;0.0#&quot;)&amp;&quot; m&quot;; IF([.D162]&gt;=0.000001; TEXT([.D162]*1000000; &quot;0.0#&quot;)&amp;&quot; µ&quot;;IF([.D162]&gt;=0.000000001; TEXT([.D162]*1000000000; &quot;0.0#&quot;)&amp;&quot; n&quot;; IF([.D162]&gt;=0.000000000001; TEXT([.D162]*1000000000000; &quot;0.0#&quot;)&amp;&quot; p&quot;;TEXT([.D162]; &quot;0.0#&quot;))))))))" office:value-type="string" office:string-value="121.0" calcext:value-type="string">
            <text:p>12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6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[.B163]+[.C163]" office:value-type="float" office:value="124" calcext:value-type="float">
            <text:p>124</text:p>
          </table:table-cell>
          <table:table-cell table:style-name="ce6" table:formula="of:=IF([.D163]&gt;=1000000; TEXT([.D163]/1000000; &quot;0.0#&quot;)&amp;&quot; M&quot;; IF([.D163]&gt;=1000; TEXT([.D163]/1000; &quot;0.0#&quot;)&amp;&quot; k&quot;;  IF([.D163]&gt;=1; TEXT([.D163]; &quot;0.0#&quot;);IF([.D163]&gt;=0.001; TEXT([.D163]*1000; &quot;0.0#&quot;)&amp;&quot; m&quot;; IF([.D163]&gt;=0.000001; TEXT([.D163]*1000000; &quot;0.0#&quot;)&amp;&quot; µ&quot;;IF([.D163]&gt;=0.000000001; TEXT([.D163]*1000000000; &quot;0.0#&quot;)&amp;&quot; n&quot;; IF([.D163]&gt;=0.000000000001; TEXT([.D163]*1000000000000; &quot;0.0#&quot;)&amp;&quot; p&quot;;TEXT([.D163]; &quot;0.0#&quot;))))))))" office:value-type="string" office:string-value="124.0" calcext:value-type="string">
            <text:p>12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6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[.B164]+[.C164]" office:value-type="float" office:value="127" calcext:value-type="float">
            <text:p>127</text:p>
          </table:table-cell>
          <table:table-cell table:style-name="ce6" table:formula="of:=IF([.D164]&gt;=1000000; TEXT([.D164]/1000000; &quot;0.0#&quot;)&amp;&quot; M&quot;; IF([.D164]&gt;=1000; TEXT([.D164]/1000; &quot;0.0#&quot;)&amp;&quot; k&quot;;  IF([.D164]&gt;=1; TEXT([.D164]; &quot;0.0#&quot;);IF([.D164]&gt;=0.001; TEXT([.D164]*1000; &quot;0.0#&quot;)&amp;&quot; m&quot;; IF([.D164]&gt;=0.000001; TEXT([.D164]*1000000; &quot;0.0#&quot;)&amp;&quot; µ&quot;;IF([.D164]&gt;=0.000000001; TEXT([.D164]*1000000000; &quot;0.0#&quot;)&amp;&quot; n&quot;; IF([.D164]&gt;=0.000000000001; TEXT([.D164]*1000000000000; &quot;0.0#&quot;)&amp;&quot; p&quot;;TEXT([.D164]; &quot;0.0#&quot;))))))))" office:value-type="string" office:string-value="127.0" calcext:value-type="string">
            <text:p>12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6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B165]+[.C165]" office:value-type="float" office:value="130" calcext:value-type="float">
            <text:p>130</text:p>
          </table:table-cell>
          <table:table-cell table:style-name="ce6" table:formula="of:=IF([.D165]&gt;=1000000; TEXT([.D165]/1000000; &quot;0.0#&quot;)&amp;&quot; M&quot;; IF([.D165]&gt;=1000; TEXT([.D165]/1000; &quot;0.0#&quot;)&amp;&quot; k&quot;;  IF([.D165]&gt;=1; TEXT([.D165]; &quot;0.0#&quot;);IF([.D165]&gt;=0.001; TEXT([.D165]*1000; &quot;0.0#&quot;)&amp;&quot; m&quot;; IF([.D165]&gt;=0.000001; TEXT([.D165]*1000000; &quot;0.0#&quot;)&amp;&quot; µ&quot;;IF([.D165]&gt;=0.000000001; TEXT([.D165]*1000000000; &quot;0.0#&quot;)&amp;&quot; n&quot;; IF([.D165]&gt;=0.000000000001; TEXT([.D165]*1000000000000; &quot;0.0#&quot;)&amp;&quot; p&quot;;TEXT([.D165]; &quot;0.0#&quot;))))))))" office:value-type="string" office:string-value="130.0" calcext:value-type="string">
            <text:p>1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6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00" calcext:value-type="float">
            <text:p>162000</text:p>
          </table:table-cell>
          <table:table-cell/>
          <table:table-cell table:formula="of:=[.B166]+[.C166]" office:value-type="float" office:value="162000" calcext:value-type="float">
            <text:p>162000</text:p>
          </table:table-cell>
          <table:table-cell table:style-name="ce6" table:formula="of:=IF([.D166]&gt;=1000000; TEXT([.D166]/1000000; &quot;0.0#&quot;)&amp;&quot; M&quot;; IF([.D166]&gt;=1000; TEXT([.D166]/1000; &quot;0.0#&quot;)&amp;&quot; k&quot;;  IF([.D166]&gt;=1; TEXT([.D166]; &quot;0.0#&quot;);IF([.D166]&gt;=0.001; TEXT([.D166]*1000; &quot;0.0#&quot;)&amp;&quot; m&quot;; IF([.D166]&gt;=0.000001; TEXT([.D166]*1000000; &quot;0.0#&quot;)&amp;&quot; µ&quot;;IF([.D166]&gt;=0.000000001; TEXT([.D166]*1000000000; &quot;0.0#&quot;)&amp;&quot; n&quot;; IF([.D166]&gt;=0.000000000001; TEXT([.D166]*1000000000000; &quot;0.0#&quot;)&amp;&quot; p&quot;;TEXT([.D166]; &quot;0.0#&quot;))))))))" office:value-type="string" office:string-value="162.0 k" calcext:value-type="string">
            <text:p>16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6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5000" calcext:value-type="float">
            <text:p>165000</text:p>
          </table:table-cell>
          <table:table-cell/>
          <table:table-cell table:formula="of:=[.B167]+[.C167]" office:value-type="float" office:value="165000" calcext:value-type="float">
            <text:p>165000</text:p>
          </table:table-cell>
          <table:table-cell table:style-name="ce6" table:formula="of:=IF([.D167]&gt;=1000000; TEXT([.D167]/1000000; &quot;0.0#&quot;)&amp;&quot; M&quot;; IF([.D167]&gt;=1000; TEXT([.D167]/1000; &quot;0.0#&quot;)&amp;&quot; k&quot;;  IF([.D167]&gt;=1; TEXT([.D167]; &quot;0.0#&quot;);IF([.D167]&gt;=0.001; TEXT([.D167]*1000; &quot;0.0#&quot;)&amp;&quot; m&quot;; IF([.D167]&gt;=0.000001; TEXT([.D167]*1000000; &quot;0.0#&quot;)&amp;&quot; µ&quot;;IF([.D167]&gt;=0.000000001; TEXT([.D167]*1000000000; &quot;0.0#&quot;)&amp;&quot; n&quot;; IF([.D167]&gt;=0.000000000001; TEXT([.D167]*1000000000000; &quot;0.0#&quot;)&amp;&quot; p&quot;;TEXT([.D167]; &quot;0.0#&quot;))))))))" office:value-type="string" office:string-value="165.0 k" calcext:value-type="string">
            <text:p>16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50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6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9000" calcext:value-type="float">
            <text:p>169000</text:p>
          </table:table-cell>
          <table:table-cell/>
          <table:table-cell table:formula="of:=[.B168]+[.C168]" office:value-type="float" office:value="169000" calcext:value-type="float">
            <text:p>169000</text:p>
          </table:table-cell>
          <table:table-cell table:style-name="ce6" table:formula="of:=IF([.D168]&gt;=1000000; TEXT([.D168]/1000000; &quot;0.0#&quot;)&amp;&quot; M&quot;; IF([.D168]&gt;=1000; TEXT([.D168]/1000; &quot;0.0#&quot;)&amp;&quot; k&quot;;  IF([.D168]&gt;=1; TEXT([.D168]; &quot;0.0#&quot;);IF([.D168]&gt;=0.001; TEXT([.D168]*1000; &quot;0.0#&quot;)&amp;&quot; m&quot;; IF([.D168]&gt;=0.000001; TEXT([.D168]*1000000; &quot;0.0#&quot;)&amp;&quot; µ&quot;;IF([.D168]&gt;=0.000000001; TEXT([.D168]*1000000000; &quot;0.0#&quot;)&amp;&quot; n&quot;; IF([.D168]&gt;=0.000000000001; TEXT([.D168]*1000000000000; &quot;0.0#&quot;)&amp;&quot; p&quot;;TEXT([.D168]; &quot;0.0#&quot;))))))))" office:value-type="string" office:string-value="169.0 k" calcext:value-type="string">
            <text:p>16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6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4000" calcext:value-type="float">
            <text:p>174000</text:p>
          </table:table-cell>
          <table:table-cell/>
          <table:table-cell table:formula="of:=[.B169]+[.C169]" office:value-type="float" office:value="174000" calcext:value-type="float">
            <text:p>174000</text:p>
          </table:table-cell>
          <table:table-cell table:style-name="ce6" table:formula="of:=IF([.D169]&gt;=1000000; TEXT([.D169]/1000000; &quot;0.0#&quot;)&amp;&quot; M&quot;; IF([.D169]&gt;=1000; TEXT([.D169]/1000; &quot;0.0#&quot;)&amp;&quot; k&quot;;  IF([.D169]&gt;=1; TEXT([.D169]; &quot;0.0#&quot;);IF([.D169]&gt;=0.001; TEXT([.D169]*1000; &quot;0.0#&quot;)&amp;&quot; m&quot;; IF([.D169]&gt;=0.000001; TEXT([.D169]*1000000; &quot;0.0#&quot;)&amp;&quot; µ&quot;;IF([.D169]&gt;=0.000000001; TEXT([.D169]*1000000000; &quot;0.0#&quot;)&amp;&quot; n&quot;; IF([.D169]&gt;=0.000000000001; TEXT([.D169]*1000000000000; &quot;0.0#&quot;)&amp;&quot; p&quot;;TEXT([.D169]; &quot;0.0#&quot;))))))))" office:value-type="string" office:string-value="174.0 k" calcext:value-type="string">
            <text:p>17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6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B170]+[.C170]" office:value-type="float" office:value="110" calcext:value-type="float">
            <text:p>110</text:p>
          </table:table-cell>
          <table:table-cell table:style-name="ce6" table:formula="of:=IF([.D170]&gt;=1000000; TEXT([.D170]/1000000; &quot;0.0#&quot;)&amp;&quot; M&quot;; IF([.D170]&gt;=1000; TEXT([.D170]/1000; &quot;0.0#&quot;)&amp;&quot; k&quot;;  IF([.D170]&gt;=1; TEXT([.D170]; &quot;0.0#&quot;);IF([.D170]&gt;=0.001; TEXT([.D170]*1000; &quot;0.0#&quot;)&amp;&quot; m&quot;; IF([.D170]&gt;=0.000001; TEXT([.D170]*1000000; &quot;0.0#&quot;)&amp;&quot; µ&quot;;IF([.D170]&gt;=0.000000001; TEXT([.D170]*1000000000; &quot;0.0#&quot;)&amp;&quot; n&quot;; IF([.D170]&gt;=0.000000000001; TEXT([.D170]*1000000000000; &quot;0.0#&quot;)&amp;&quot; p&quot;;TEXT([.D170]; &quot;0.0#&quot;))))))))" office:value-type="string" office:string-value="110.0" calcext:value-type="string">
            <text:p>1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7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[.B171]+[.C171]" office:value-type="float" office:value="113" calcext:value-type="float">
            <text:p>113</text:p>
          </table:table-cell>
          <table:table-cell table:style-name="ce6" table:formula="of:=IF([.D171]&gt;=1000000; TEXT([.D171]/1000000; &quot;0.0#&quot;)&amp;&quot; M&quot;; IF([.D171]&gt;=1000; TEXT([.D171]/1000; &quot;0.0#&quot;)&amp;&quot; k&quot;;  IF([.D171]&gt;=1; TEXT([.D171]; &quot;0.0#&quot;);IF([.D171]&gt;=0.001; TEXT([.D171]*1000; &quot;0.0#&quot;)&amp;&quot; m&quot;; IF([.D171]&gt;=0.000001; TEXT([.D171]*1000000; &quot;0.0#&quot;)&amp;&quot; µ&quot;;IF([.D171]&gt;=0.000000001; TEXT([.D171]*1000000000; &quot;0.0#&quot;)&amp;&quot; n&quot;; IF([.D171]&gt;=0.000000000001; TEXT([.D171]*1000000000000; &quot;0.0#&quot;)&amp;&quot; p&quot;;TEXT([.D171]; &quot;0.0#&quot;))))))))" office:value-type="string" office:string-value="113.0" calcext:value-type="string">
            <text:p>11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7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B172]+[.C172]" office:value-type="float" office:value="115" calcext:value-type="float">
            <text:p>115</text:p>
          </table:table-cell>
          <table:table-cell table:style-name="ce6" table:formula="of:=IF([.D172]&gt;=1000000; TEXT([.D172]/1000000; &quot;0.0#&quot;)&amp;&quot; M&quot;; IF([.D172]&gt;=1000; TEXT([.D172]/1000; &quot;0.0#&quot;)&amp;&quot; k&quot;;  IF([.D172]&gt;=1; TEXT([.D172]; &quot;0.0#&quot;);IF([.D172]&gt;=0.001; TEXT([.D172]*1000; &quot;0.0#&quot;)&amp;&quot; m&quot;; IF([.D172]&gt;=0.000001; TEXT([.D172]*1000000; &quot;0.0#&quot;)&amp;&quot; µ&quot;;IF([.D172]&gt;=0.000000001; TEXT([.D172]*1000000000; &quot;0.0#&quot;)&amp;&quot; n&quot;; IF([.D172]&gt;=0.000000000001; TEXT([.D172]*1000000000000; &quot;0.0#&quot;)&amp;&quot; p&quot;;TEXT([.D172]; &quot;0.0#&quot;))))))))" office:value-type="string" office:string-value="115.0" calcext:value-type="string">
            <text:p>1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7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[.B173]+[.C173]" office:value-type="float" office:value="118" calcext:value-type="float">
            <text:p>118</text:p>
          </table:table-cell>
          <table:table-cell table:style-name="ce6" table:formula="of:=IF([.D173]&gt;=1000000; TEXT([.D173]/1000000; &quot;0.0#&quot;)&amp;&quot; M&quot;; IF([.D173]&gt;=1000; TEXT([.D173]/1000; &quot;0.0#&quot;)&amp;&quot; k&quot;;  IF([.D173]&gt;=1; TEXT([.D173]; &quot;0.0#&quot;);IF([.D173]&gt;=0.001; TEXT([.D173]*1000; &quot;0.0#&quot;)&amp;&quot; m&quot;; IF([.D173]&gt;=0.000001; TEXT([.D173]*1000000; &quot;0.0#&quot;)&amp;&quot; µ&quot;;IF([.D173]&gt;=0.000000001; TEXT([.D173]*1000000000; &quot;0.0#&quot;)&amp;&quot; n&quot;; IF([.D173]&gt;=0.000000000001; TEXT([.D173]*1000000000000; &quot;0.0#&quot;)&amp;&quot; p&quot;;TEXT([.D173]; &quot;0.0#&quot;))))))))" office:value-type="string" office:string-value="118.0" calcext:value-type="string">
            <text:p>11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7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string" calcext:value-type="string">
            <text:p>empty</text:p>
          </table:table-cell>
          <table:table-cell/>
          <table:table-cell table:formula="of:=[.B174]+[.C174]" office:value-type="string" office:string-value="" calcext:value-type="error">
            <text:p>#VALUE!</text:p>
          </table:table-cell>
          <table:table-cell table:style-name="ce6" table:formula="of:=IF([.D174]&gt;=1000000; TEXT([.D174]/1000000; &quot;0.0#&quot;)&amp;&quot; M&quot;; IF([.D174]&gt;=1000; TEXT([.D174]/1000; &quot;0.0#&quot;)&amp;&quot; k&quot;;  IF([.D174]&gt;=1; TEXT([.D174]; &quot;0.0#&quot;);IF([.D174]&gt;=0.001; TEXT([.D174]*1000; &quot;0.0#&quot;)&amp;&quot; m&quot;; IF([.D174]&gt;=0.000001; TEXT([.D174]*1000000; &quot;0.0#&quot;)&amp;&quot; µ&quot;;IF([.D174]&gt;=0.000000001; TEXT([.D174]*1000000000; &quot;0.0#&quot;)&amp;&quot; n&quot;; IF([.D174]&gt;=0.000000000001; TEXT([.D174]*1000000000000; &quot;0.0#&quot;)&amp;&quot; p&quot;;TEXT([.D174]; &quot;0.0#&quot;))))))))" office:value-type="string" office:string-value="" calcext:value-type="error">
            <text:p>#VALUE!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7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" calcext:value-type="float">
            <text:p>1100</text:p>
          </table:table-cell>
          <table:table-cell/>
          <table:table-cell table:formula="of:=[.B175]+[.C175]" office:value-type="float" office:value="1100" calcext:value-type="float">
            <text:p>1100</text:p>
          </table:table-cell>
          <table:table-cell table:style-name="ce6" table:formula="of:=IF([.D175]&gt;=1000000; TEXT([.D175]/1000000; &quot;0.0#&quot;)&amp;&quot; M&quot;; IF([.D175]&gt;=1000; TEXT([.D175]/1000; &quot;0.0#&quot;)&amp;&quot; k&quot;;  IF([.D175]&gt;=1; TEXT([.D175]; &quot;0.0#&quot;);IF([.D175]&gt;=0.001; TEXT([.D175]*1000; &quot;0.0#&quot;)&amp;&quot; m&quot;; IF([.D175]&gt;=0.000001; TEXT([.D175]*1000000; &quot;0.0#&quot;)&amp;&quot; µ&quot;;IF([.D175]&gt;=0.000000001; TEXT([.D175]*1000000000; &quot;0.0#&quot;)&amp;&quot; n&quot;; IF([.D175]&gt;=0.000000000001; TEXT([.D175]*1000000000000; &quot;0.0#&quot;)&amp;&quot; p&quot;;TEXT([.D175]; &quot;0.0#&quot;))))))))" office:value-type="string" office:string-value="1.1 k" calcext:value-type="string">
            <text:p>1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46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7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0" calcext:value-type="float">
            <text:p>1130</text:p>
          </table:table-cell>
          <table:table-cell/>
          <table:table-cell table:formula="of:=[.B176]+[.C176]" office:value-type="float" office:value="1130" calcext:value-type="float">
            <text:p>1130</text:p>
          </table:table-cell>
          <table:table-cell table:style-name="ce6" table:formula="of:=IF([.D176]&gt;=1000000; TEXT([.D176]/1000000; &quot;0.0#&quot;)&amp;&quot; M&quot;; IF([.D176]&gt;=1000; TEXT([.D176]/1000; &quot;0.0#&quot;)&amp;&quot; k&quot;;  IF([.D176]&gt;=1; TEXT([.D176]; &quot;0.0#&quot;);IF([.D176]&gt;=0.001; TEXT([.D176]*1000; &quot;0.0#&quot;)&amp;&quot; m&quot;; IF([.D176]&gt;=0.000001; TEXT([.D176]*1000000; &quot;0.0#&quot;)&amp;&quot; µ&quot;;IF([.D176]&gt;=0.000000001; TEXT([.D176]*1000000000; &quot;0.0#&quot;)&amp;&quot; n&quot;; IF([.D176]&gt;=0.000000000001; TEXT([.D176]*1000000000000; &quot;0.0#&quot;)&amp;&quot; p&quot;;TEXT([.D176]; &quot;0.0#&quot;))))))))" office:value-type="string" office:string-value="1.13 k" calcext:value-type="string">
            <text:p>1.1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7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" calcext:value-type="float">
            <text:p>1150</text:p>
          </table:table-cell>
          <table:table-cell/>
          <table:table-cell table:formula="of:=[.B177]+[.C177]" office:value-type="float" office:value="1150" calcext:value-type="float">
            <text:p>1150</text:p>
          </table:table-cell>
          <table:table-cell table:style-name="ce6" table:formula="of:=IF([.D177]&gt;=1000000; TEXT([.D177]/1000000; &quot;0.0#&quot;)&amp;&quot; M&quot;; IF([.D177]&gt;=1000; TEXT([.D177]/1000; &quot;0.0#&quot;)&amp;&quot; k&quot;;  IF([.D177]&gt;=1; TEXT([.D177]; &quot;0.0#&quot;);IF([.D177]&gt;=0.001; TEXT([.D177]*1000; &quot;0.0#&quot;)&amp;&quot; m&quot;; IF([.D177]&gt;=0.000001; TEXT([.D177]*1000000; &quot;0.0#&quot;)&amp;&quot; µ&quot;;IF([.D177]&gt;=0.000000001; TEXT([.D177]*1000000000; &quot;0.0#&quot;)&amp;&quot; n&quot;; IF([.D177]&gt;=0.000000000001; TEXT([.D177]*1000000000000; &quot;0.0#&quot;)&amp;&quot; p&quot;;TEXT([.D177]; &quot;0.0#&quot;))))))))" office:value-type="string" office:string-value="1.15 k" calcext:value-type="string">
            <text:p>1.1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7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0" calcext:value-type="float">
            <text:p>1180</text:p>
          </table:table-cell>
          <table:table-cell/>
          <table:table-cell table:formula="of:=[.B178]+[.C178]" office:value-type="float" office:value="1180" calcext:value-type="float">
            <text:p>1180</text:p>
          </table:table-cell>
          <table:table-cell table:style-name="ce6" table:formula="of:=IF([.D178]&gt;=1000000; TEXT([.D178]/1000000; &quot;0.0#&quot;)&amp;&quot; M&quot;; IF([.D178]&gt;=1000; TEXT([.D178]/1000; &quot;0.0#&quot;)&amp;&quot; k&quot;;  IF([.D178]&gt;=1; TEXT([.D178]; &quot;0.0#&quot;);IF([.D178]&gt;=0.001; TEXT([.D178]*1000; &quot;0.0#&quot;)&amp;&quot; m&quot;; IF([.D178]&gt;=0.000001; TEXT([.D178]*1000000; &quot;0.0#&quot;)&amp;&quot; µ&quot;;IF([.D178]&gt;=0.000000001; TEXT([.D178]*1000000000; &quot;0.0#&quot;)&amp;&quot; n&quot;; IF([.D178]&gt;=0.000000000001; TEXT([.D178]*1000000000000; &quot;0.0#&quot;)&amp;&quot; p&quot;;TEXT([.D178]; &quot;0.0#&quot;))))))))" office:value-type="string" office:string-value="1.18 k" calcext:value-type="string">
            <text:p>1.1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7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B179]+[.C179]" office:value-type="float" office:value="11000" calcext:value-type="float">
            <text:p>11000</text:p>
          </table:table-cell>
          <table:table-cell table:style-name="ce6" table:formula="of:=IF([.D179]&gt;=1000000; TEXT([.D179]/1000000; &quot;0.0#&quot;)&amp;&quot; M&quot;; IF([.D179]&gt;=1000; TEXT([.D179]/1000; &quot;0.0#&quot;)&amp;&quot; k&quot;;  IF([.D179]&gt;=1; TEXT([.D179]; &quot;0.0#&quot;);IF([.D179]&gt;=0.001; TEXT([.D179]*1000; &quot;0.0#&quot;)&amp;&quot; m&quot;; IF([.D179]&gt;=0.000001; TEXT([.D179]*1000000; &quot;0.0#&quot;)&amp;&quot; µ&quot;;IF([.D179]&gt;=0.000000001; TEXT([.D179]*1000000000; &quot;0.0#&quot;)&amp;&quot; n&quot;; IF([.D179]&gt;=0.000000000001; TEXT([.D179]*1000000000000; &quot;0.0#&quot;)&amp;&quot; p&quot;;TEXT([.D179]; &quot;0.0#&quot;))))))))" office:value-type="string" office:string-value="11.0 k" calcext:value-type="string">
            <text:p>1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49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7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00" calcext:value-type="float">
            <text:p>11300</text:p>
          </table:table-cell>
          <table:table-cell/>
          <table:table-cell table:formula="of:=[.B180]+[.C180]" office:value-type="float" office:value="11300" calcext:value-type="float">
            <text:p>11300</text:p>
          </table:table-cell>
          <table:table-cell table:style-name="ce6" table:formula="of:=IF([.D180]&gt;=1000000; TEXT([.D180]/1000000; &quot;0.0#&quot;)&amp;&quot; M&quot;; IF([.D180]&gt;=1000; TEXT([.D180]/1000; &quot;0.0#&quot;)&amp;&quot; k&quot;;  IF([.D180]&gt;=1; TEXT([.D180]; &quot;0.0#&quot;);IF([.D180]&gt;=0.001; TEXT([.D180]*1000; &quot;0.0#&quot;)&amp;&quot; m&quot;; IF([.D180]&gt;=0.000001; TEXT([.D180]*1000000; &quot;0.0#&quot;)&amp;&quot; µ&quot;;IF([.D180]&gt;=0.000000001; TEXT([.D180]*1000000000; &quot;0.0#&quot;)&amp;&quot; n&quot;; IF([.D180]&gt;=0.000000000001; TEXT([.D180]*1000000000000; &quot;0.0#&quot;)&amp;&quot; p&quot;;TEXT([.D180]; &quot;0.0#&quot;))))))))" office:value-type="string" office:string-value="11.3 k" calcext:value-type="string">
            <text:p>11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8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0" calcext:value-type="float">
            <text:p>11500</text:p>
          </table:table-cell>
          <table:table-cell/>
          <table:table-cell table:formula="of:=[.B181]+[.C181]" office:value-type="float" office:value="11500" calcext:value-type="float">
            <text:p>11500</text:p>
          </table:table-cell>
          <table:table-cell table:style-name="ce6" table:formula="of:=IF([.D181]&gt;=1000000; TEXT([.D181]/1000000; &quot;0.0#&quot;)&amp;&quot; M&quot;; IF([.D181]&gt;=1000; TEXT([.D181]/1000; &quot;0.0#&quot;)&amp;&quot; k&quot;;  IF([.D181]&gt;=1; TEXT([.D181]; &quot;0.0#&quot;);IF([.D181]&gt;=0.001; TEXT([.D181]*1000; &quot;0.0#&quot;)&amp;&quot; m&quot;; IF([.D181]&gt;=0.000001; TEXT([.D181]*1000000; &quot;0.0#&quot;)&amp;&quot; µ&quot;;IF([.D181]&gt;=0.000000001; TEXT([.D181]*1000000000; &quot;0.0#&quot;)&amp;&quot; n&quot;; IF([.D181]&gt;=0.000000000001; TEXT([.D181]*1000000000000; &quot;0.0#&quot;)&amp;&quot; p&quot;;TEXT([.D181]; &quot;0.0#&quot;))))))))" office:value-type="string" office:string-value="11.5 k" calcext:value-type="string">
            <text:p>1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8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00" calcext:value-type="float">
            <text:p>11800</text:p>
          </table:table-cell>
          <table:table-cell/>
          <table:table-cell table:formula="of:=[.B182]+[.C182]" office:value-type="float" office:value="11800" calcext:value-type="float">
            <text:p>11800</text:p>
          </table:table-cell>
          <table:table-cell table:style-name="ce6" table:formula="of:=IF([.D182]&gt;=1000000; TEXT([.D182]/1000000; &quot;0.0#&quot;)&amp;&quot; M&quot;; IF([.D182]&gt;=1000; TEXT([.D182]/1000; &quot;0.0#&quot;)&amp;&quot; k&quot;;  IF([.D182]&gt;=1; TEXT([.D182]; &quot;0.0#&quot;);IF([.D182]&gt;=0.001; TEXT([.D182]*1000; &quot;0.0#&quot;)&amp;&quot; m&quot;; IF([.D182]&gt;=0.000001; TEXT([.D182]*1000000; &quot;0.0#&quot;)&amp;&quot; µ&quot;;IF([.D182]&gt;=0.000000001; TEXT([.D182]*1000000000; &quot;0.0#&quot;)&amp;&quot; n&quot;; IF([.D182]&gt;=0.000000000001; TEXT([.D182]*1000000000000; &quot;0.0#&quot;)&amp;&quot; p&quot;;TEXT([.D182]; &quot;0.0#&quot;))))))))" office:value-type="string" office:string-value="11.8 k" calcext:value-type="string">
            <text:p>11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88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8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00" calcext:value-type="float">
            <text:p>21500</text:p>
          </table:table-cell>
          <table:table-cell/>
          <table:table-cell table:formula="of:=[.B183]+[.C183]" office:value-type="float" office:value="21500" calcext:value-type="float">
            <text:p>21500</text:p>
          </table:table-cell>
          <table:table-cell table:style-name="ce6" table:formula="of:=IF([.D183]&gt;=1000000; TEXT([.D183]/1000000; &quot;0.0#&quot;)&amp;&quot; M&quot;; IF([.D183]&gt;=1000; TEXT([.D183]/1000; &quot;0.0#&quot;)&amp;&quot; k&quot;;  IF([.D183]&gt;=1; TEXT([.D183]; &quot;0.0#&quot;);IF([.D183]&gt;=0.001; TEXT([.D183]*1000; &quot;0.0#&quot;)&amp;&quot; m&quot;; IF([.D183]&gt;=0.000001; TEXT([.D183]*1000000; &quot;0.0#&quot;)&amp;&quot; µ&quot;;IF([.D183]&gt;=0.000000001; TEXT([.D183]*1000000000; &quot;0.0#&quot;)&amp;&quot; n&quot;; IF([.D183]&gt;=0.000000000001; TEXT([.D183]*1000000000000; &quot;0.0#&quot;)&amp;&quot; p&quot;;TEXT([.D183]; &quot;0.0#&quot;))))))))" office:value-type="string" office:string-value="21.5 k" calcext:value-type="string">
            <text:p>2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8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" calcext:value-type="float">
            <text:p>22100</text:p>
          </table:table-cell>
          <table:table-cell/>
          <table:table-cell table:formula="of:=[.B184]+[.C184]" office:value-type="float" office:value="22100" calcext:value-type="float">
            <text:p>22100</text:p>
          </table:table-cell>
          <table:table-cell table:style-name="ce6" table:formula="of:=IF([.D184]&gt;=1000000; TEXT([.D184]/1000000; &quot;0.0#&quot;)&amp;&quot; M&quot;; IF([.D184]&gt;=1000; TEXT([.D184]/1000; &quot;0.0#&quot;)&amp;&quot; k&quot;;  IF([.D184]&gt;=1; TEXT([.D184]; &quot;0.0#&quot;);IF([.D184]&gt;=0.001; TEXT([.D184]*1000; &quot;0.0#&quot;)&amp;&quot; m&quot;; IF([.D184]&gt;=0.000001; TEXT([.D184]*1000000; &quot;0.0#&quot;)&amp;&quot; µ&quot;;IF([.D184]&gt;=0.000000001; TEXT([.D184]*1000000000; &quot;0.0#&quot;)&amp;&quot; n&quot;; IF([.D184]&gt;=0.000000000001; TEXT([.D184]*1000000000000; &quot;0.0#&quot;)&amp;&quot; p&quot;;TEXT([.D184]; &quot;0.0#&quot;))))))))" office:value-type="string" office:string-value="22.1 k" calcext:value-type="string">
            <text:p>2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13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8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0" calcext:value-type="float">
            <text:p>22600</text:p>
          </table:table-cell>
          <table:table-cell/>
          <table:table-cell table:formula="of:=[.B185]+[.C185]" office:value-type="float" office:value="22600" calcext:value-type="float">
            <text:p>22600</text:p>
          </table:table-cell>
          <table:table-cell table:style-name="ce6" table:formula="of:=IF([.D185]&gt;=1000000; TEXT([.D185]/1000000; &quot;0.0#&quot;)&amp;&quot; M&quot;; IF([.D185]&gt;=1000; TEXT([.D185]/1000; &quot;0.0#&quot;)&amp;&quot; k&quot;;  IF([.D185]&gt;=1; TEXT([.D185]; &quot;0.0#&quot;);IF([.D185]&gt;=0.001; TEXT([.D185]*1000; &quot;0.0#&quot;)&amp;&quot; m&quot;; IF([.D185]&gt;=0.000001; TEXT([.D185]*1000000; &quot;0.0#&quot;)&amp;&quot; µ&quot;;IF([.D185]&gt;=0.000000001; TEXT([.D185]*1000000000; &quot;0.0#&quot;)&amp;&quot; n&quot;; IF([.D185]&gt;=0.000000000001; TEXT([.D185]*1000000000000; &quot;0.0#&quot;)&amp;&quot; p&quot;;TEXT([.D185]; &quot;0.0#&quot;))))))))" office:value-type="string" office:string-value="22.6 k" calcext:value-type="string">
            <text:p>22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8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00" calcext:value-type="float">
            <text:p>23200</text:p>
          </table:table-cell>
          <table:table-cell/>
          <table:table-cell table:formula="of:=[.B186]+[.C186]" office:value-type="float" office:value="23200" calcext:value-type="float">
            <text:p>23200</text:p>
          </table:table-cell>
          <table:table-cell table:style-name="ce6" table:formula="of:=IF([.D186]&gt;=1000000; TEXT([.D186]/1000000; &quot;0.0#&quot;)&amp;&quot; M&quot;; IF([.D186]&gt;=1000; TEXT([.D186]/1000; &quot;0.0#&quot;)&amp;&quot; k&quot;;  IF([.D186]&gt;=1; TEXT([.D186]; &quot;0.0#&quot;);IF([.D186]&gt;=0.001; TEXT([.D186]*1000; &quot;0.0#&quot;)&amp;&quot; m&quot;; IF([.D186]&gt;=0.000001; TEXT([.D186]*1000000; &quot;0.0#&quot;)&amp;&quot; µ&quot;;IF([.D186]&gt;=0.000000001; TEXT([.D186]*1000000000; &quot;0.0#&quot;)&amp;&quot; n&quot;; IF([.D186]&gt;=0.000000000001; TEXT([.D186]*1000000000000; &quot;0.0#&quot;)&amp;&quot; p&quot;;TEXT([.D186]; &quot;0.0#&quot;))))))))" office:value-type="string" office:string-value="23.2 k" calcext:value-type="string">
            <text:p>23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8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[.B187]+[.C187]" office:value-type="float" office:value="12100" calcext:value-type="float">
            <text:p>12100</text:p>
          </table:table-cell>
          <table:table-cell table:style-name="ce6" table:formula="of:=IF([.D187]&gt;=1000000; TEXT([.D187]/1000000; &quot;0.0#&quot;)&amp;&quot; M&quot;; IF([.D187]&gt;=1000; TEXT([.D187]/1000; &quot;0.0#&quot;)&amp;&quot; k&quot;;  IF([.D187]&gt;=1; TEXT([.D187]; &quot;0.0#&quot;);IF([.D187]&gt;=0.001; TEXT([.D187]*1000; &quot;0.0#&quot;)&amp;&quot; m&quot;; IF([.D187]&gt;=0.000001; TEXT([.D187]*1000000; &quot;0.0#&quot;)&amp;&quot; µ&quot;;IF([.D187]&gt;=0.000000001; TEXT([.D187]*1000000000; &quot;0.0#&quot;)&amp;&quot; n&quot;; IF([.D187]&gt;=0.000000000001; TEXT([.D187]*1000000000000; &quot;0.0#&quot;)&amp;&quot; p&quot;;TEXT([.D187]; &quot;0.0#&quot;))))))))" office:value-type="string" office:string-value="12.1 k" calcext:value-type="string">
            <text:p>1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8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0" calcext:value-type="float">
            <text:p>12400</text:p>
          </table:table-cell>
          <table:table-cell/>
          <table:table-cell table:formula="of:=[.B188]+[.C188]" office:value-type="float" office:value="12400" calcext:value-type="float">
            <text:p>12400</text:p>
          </table:table-cell>
          <table:table-cell table:style-name="ce6" table:formula="of:=IF([.D188]&gt;=1000000; TEXT([.D188]/1000000; &quot;0.0#&quot;)&amp;&quot; M&quot;; IF([.D188]&gt;=1000; TEXT([.D188]/1000; &quot;0.0#&quot;)&amp;&quot; k&quot;;  IF([.D188]&gt;=1; TEXT([.D188]; &quot;0.0#&quot;);IF([.D188]&gt;=0.001; TEXT([.D188]*1000; &quot;0.0#&quot;)&amp;&quot; m&quot;; IF([.D188]&gt;=0.000001; TEXT([.D188]*1000000; &quot;0.0#&quot;)&amp;&quot; µ&quot;;IF([.D188]&gt;=0.000000001; TEXT([.D188]*1000000000; &quot;0.0#&quot;)&amp;&quot; n&quot;; IF([.D188]&gt;=0.000000000001; TEXT([.D188]*1000000000000; &quot;0.0#&quot;)&amp;&quot; p&quot;;TEXT([.D188]; &quot;0.0#&quot;))))))))" office:value-type="string" office:string-value="12.4 k" calcext:value-type="string">
            <text:p>12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8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00" calcext:value-type="float">
            <text:p>12700</text:p>
          </table:table-cell>
          <table:table-cell/>
          <table:table-cell table:formula="of:=[.B189]+[.C189]" office:value-type="float" office:value="12700" calcext:value-type="float">
            <text:p>12700</text:p>
          </table:table-cell>
          <table:table-cell table:style-name="ce6" table:formula="of:=IF([.D189]&gt;=1000000; TEXT([.D189]/1000000; &quot;0.0#&quot;)&amp;&quot; M&quot;; IF([.D189]&gt;=1000; TEXT([.D189]/1000; &quot;0.0#&quot;)&amp;&quot; k&quot;;  IF([.D189]&gt;=1; TEXT([.D189]; &quot;0.0#&quot;);IF([.D189]&gt;=0.001; TEXT([.D189]*1000; &quot;0.0#&quot;)&amp;&quot; m&quot;; IF([.D189]&gt;=0.000001; TEXT([.D189]*1000000; &quot;0.0#&quot;)&amp;&quot; µ&quot;;IF([.D189]&gt;=0.000000001; TEXT([.D189]*1000000000; &quot;0.0#&quot;)&amp;&quot; n&quot;; IF([.D189]&gt;=0.000000000001; TEXT([.D189]*1000000000000; &quot;0.0#&quot;)&amp;&quot; p&quot;;TEXT([.D189]; &quot;0.0#&quot;))))))))" office:value-type="string" office:string-value="12.7 k" calcext:value-type="string">
            <text:p>12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8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/>
          <table:table-cell table:formula="of:=[.B190]+[.C190]" office:value-type="float" office:value="13000" calcext:value-type="float">
            <text:p>13000</text:p>
          </table:table-cell>
          <table:table-cell table:style-name="ce6" table:formula="of:=IF([.D190]&gt;=1000000; TEXT([.D190]/1000000; &quot;0.0#&quot;)&amp;&quot; M&quot;; IF([.D190]&gt;=1000; TEXT([.D190]/1000; &quot;0.0#&quot;)&amp;&quot; k&quot;;  IF([.D190]&gt;=1; TEXT([.D190]; &quot;0.0#&quot;);IF([.D190]&gt;=0.001; TEXT([.D190]*1000; &quot;0.0#&quot;)&amp;&quot; m&quot;; IF([.D190]&gt;=0.000001; TEXT([.D190]*1000000; &quot;0.0#&quot;)&amp;&quot; µ&quot;;IF([.D190]&gt;=0.000000001; TEXT([.D190]*1000000000; &quot;0.0#&quot;)&amp;&quot; n&quot;; IF([.D190]&gt;=0.000000000001; TEXT([.D190]*1000000000000; &quot;0.0#&quot;)&amp;&quot; p&quot;;TEXT([.D190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9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B191]+[.C191]" office:value-type="float" office:value="1000" calcext:value-type="float">
            <text:p>1000</text:p>
          </table:table-cell>
          <table:table-cell table:style-name="ce6" table:formula="of:=IF([.D191]&gt;=1000000; TEXT([.D191]/1000000; &quot;0.0#&quot;)&amp;&quot; M&quot;; IF([.D191]&gt;=1000; TEXT([.D191]/1000; &quot;0.0#&quot;)&amp;&quot; k&quot;;  IF([.D191]&gt;=1; TEXT([.D191]; &quot;0.0#&quot;);IF([.D191]&gt;=0.001; TEXT([.D191]*1000; &quot;0.0#&quot;)&amp;&quot; m&quot;; IF([.D191]&gt;=0.000001; TEXT([.D191]*1000000; &quot;0.0#&quot;)&amp;&quot; µ&quot;;IF([.D191]&gt;=0.000000001; TEXT([.D191]*1000000000; &quot;0.0#&quot;)&amp;&quot; n&quot;; IF([.D191]&gt;=0.000000000001; TEXT([.D191]*1000000000000; &quot;0.0#&quot;)&amp;&quot; p&quot;;TEXT([.D191]; &quot;0.0#&quot;))))))))" office:value-type="string" office:string-value="1.0 k" calcext:value-type="string">
            <text:p>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27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9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20" calcext:value-type="float">
            <text:p>1020</text:p>
          </table:table-cell>
          <table:table-cell/>
          <table:table-cell table:formula="of:=[.B192]+[.C192]" office:value-type="float" office:value="1020" calcext:value-type="float">
            <text:p>1020</text:p>
          </table:table-cell>
          <table:table-cell table:style-name="ce6" table:formula="of:=IF([.D192]&gt;=1000000; TEXT([.D192]/1000000; &quot;0.0#&quot;)&amp;&quot; M&quot;; IF([.D192]&gt;=1000; TEXT([.D192]/1000; &quot;0.0#&quot;)&amp;&quot; k&quot;;  IF([.D192]&gt;=1; TEXT([.D192]; &quot;0.0#&quot;);IF([.D192]&gt;=0.001; TEXT([.D192]*1000; &quot;0.0#&quot;)&amp;&quot; m&quot;; IF([.D192]&gt;=0.000001; TEXT([.D192]*1000000; &quot;0.0#&quot;)&amp;&quot; µ&quot;;IF([.D192]&gt;=0.000000001; TEXT([.D192]*1000000000; &quot;0.0#&quot;)&amp;&quot; n&quot;; IF([.D192]&gt;=0.000000000001; TEXT([.D192]*1000000000000; &quot;0.0#&quot;)&amp;&quot; p&quot;;TEXT([.D192]; &quot;0.0#&quot;))))))))" office:value-type="string" office:string-value="1.02 k" calcext:value-type="string">
            <text:p>1.0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9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50" calcext:value-type="float">
            <text:p>1050</text:p>
          </table:table-cell>
          <table:table-cell/>
          <table:table-cell table:formula="of:=[.B193]+[.C193]" office:value-type="float" office:value="1050" calcext:value-type="float">
            <text:p>1050</text:p>
          </table:table-cell>
          <table:table-cell table:style-name="ce6" table:formula="of:=IF([.D193]&gt;=1000000; TEXT([.D193]/1000000; &quot;0.0#&quot;)&amp;&quot; M&quot;; IF([.D193]&gt;=1000; TEXT([.D193]/1000; &quot;0.0#&quot;)&amp;&quot; k&quot;;  IF([.D193]&gt;=1; TEXT([.D193]; &quot;0.0#&quot;);IF([.D193]&gt;=0.001; TEXT([.D193]*1000; &quot;0.0#&quot;)&amp;&quot; m&quot;; IF([.D193]&gt;=0.000001; TEXT([.D193]*1000000; &quot;0.0#&quot;)&amp;&quot; µ&quot;;IF([.D193]&gt;=0.000000001; TEXT([.D193]*1000000000; &quot;0.0#&quot;)&amp;&quot; n&quot;; IF([.D193]&gt;=0.000000000001; TEXT([.D193]*1000000000000; &quot;0.0#&quot;)&amp;&quot; p&quot;;TEXT([.D193]; &quot;0.0#&quot;))))))))" office:value-type="string" office:string-value="1.05 k" calcext:value-type="string">
            <text:p>1.0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9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70" calcext:value-type="float">
            <text:p>1070</text:p>
          </table:table-cell>
          <table:table-cell/>
          <table:table-cell table:formula="of:=[.B194]+[.C194]" office:value-type="float" office:value="1070" calcext:value-type="float">
            <text:p>1070</text:p>
          </table:table-cell>
          <table:table-cell table:style-name="ce6" table:formula="of:=IF([.D194]&gt;=1000000; TEXT([.D194]/1000000; &quot;0.0#&quot;)&amp;&quot; M&quot;; IF([.D194]&gt;=1000; TEXT([.D194]/1000; &quot;0.0#&quot;)&amp;&quot; k&quot;;  IF([.D194]&gt;=1; TEXT([.D194]; &quot;0.0#&quot;);IF([.D194]&gt;=0.001; TEXT([.D194]*1000; &quot;0.0#&quot;)&amp;&quot; m&quot;; IF([.D194]&gt;=0.000001; TEXT([.D194]*1000000; &quot;0.0#&quot;)&amp;&quot; µ&quot;;IF([.D194]&gt;=0.000000001; TEXT([.D194]*1000000000; &quot;0.0#&quot;)&amp;&quot; n&quot;; IF([.D194]&gt;=0.000000000001; TEXT([.D194]*1000000000000; &quot;0.0#&quot;)&amp;&quot; p&quot;;TEXT([.D194]; &quot;0.0#&quot;))))))))" office:value-type="string" office:string-value="1.07 k" calcext:value-type="string">
            <text:p>1.0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7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9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960" calcext:value-type="float">
            <text:p>1960</text:p>
          </table:table-cell>
          <table:table-cell/>
          <table:table-cell table:formula="of:=[.B195]+[.C195]" office:value-type="float" office:value="1960" calcext:value-type="float">
            <text:p>1960</text:p>
          </table:table-cell>
          <table:table-cell table:style-name="ce6" table:formula="of:=IF([.D195]&gt;=1000000; TEXT([.D195]/1000000; &quot;0.0#&quot;)&amp;&quot; M&quot;; IF([.D195]&gt;=1000; TEXT([.D195]/1000; &quot;0.0#&quot;)&amp;&quot; k&quot;;  IF([.D195]&gt;=1; TEXT([.D195]; &quot;0.0#&quot;);IF([.D195]&gt;=0.001; TEXT([.D195]*1000; &quot;0.0#&quot;)&amp;&quot; m&quot;; IF([.D195]&gt;=0.000001; TEXT([.D195]*1000000; &quot;0.0#&quot;)&amp;&quot; µ&quot;;IF([.D195]&gt;=0.000000001; TEXT([.D195]*1000000000; &quot;0.0#&quot;)&amp;&quot; n&quot;; IF([.D195]&gt;=0.000000000001; TEXT([.D195]*1000000000000; &quot;0.0#&quot;)&amp;&quot; p&quot;;TEXT([.D195]; &quot;0.0#&quot;))))))))" office:value-type="string" office:string-value="1.96 k" calcext:value-type="string">
            <text:p>1.9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9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B196]+[.C196]" office:value-type="float" office:value="2000" calcext:value-type="float">
            <text:p>2000</text:p>
          </table:table-cell>
          <table:table-cell table:style-name="ce6" table:formula="of:=IF([.D196]&gt;=1000000; TEXT([.D196]/1000000; &quot;0.0#&quot;)&amp;&quot; M&quot;; IF([.D196]&gt;=1000; TEXT([.D196]/1000; &quot;0.0#&quot;)&amp;&quot; k&quot;;  IF([.D196]&gt;=1; TEXT([.D196]; &quot;0.0#&quot;);IF([.D196]&gt;=0.001; TEXT([.D196]*1000; &quot;0.0#&quot;)&amp;&quot; m&quot;; IF([.D196]&gt;=0.000001; TEXT([.D196]*1000000; &quot;0.0#&quot;)&amp;&quot; µ&quot;;IF([.D196]&gt;=0.000000001; TEXT([.D196]*1000000000; &quot;0.0#&quot;)&amp;&quot; n&quot;; IF([.D196]&gt;=0.000000000001; TEXT([.D196]*1000000000000; &quot;0.0#&quot;)&amp;&quot; p&quot;;TEXT([.D196]; &quot;0.0#&quot;))))))))" office:value-type="string" office:string-value="2.0 k" calcext:value-type="string">
            <text:p>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2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9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50" calcext:value-type="float">
            <text:p>2050</text:p>
          </table:table-cell>
          <table:table-cell/>
          <table:table-cell table:formula="of:=[.B197]+[.C197]" office:value-type="float" office:value="2050" calcext:value-type="float">
            <text:p>2050</text:p>
          </table:table-cell>
          <table:table-cell table:style-name="ce6" table:formula="of:=IF([.D197]&gt;=1000000; TEXT([.D197]/1000000; &quot;0.0#&quot;)&amp;&quot; M&quot;; IF([.D197]&gt;=1000; TEXT([.D197]/1000; &quot;0.0#&quot;)&amp;&quot; k&quot;;  IF([.D197]&gt;=1; TEXT([.D197]; &quot;0.0#&quot;);IF([.D197]&gt;=0.001; TEXT([.D197]*1000; &quot;0.0#&quot;)&amp;&quot; m&quot;; IF([.D197]&gt;=0.000001; TEXT([.D197]*1000000; &quot;0.0#&quot;)&amp;&quot; µ&quot;;IF([.D197]&gt;=0.000000001; TEXT([.D197]*1000000000; &quot;0.0#&quot;)&amp;&quot; n&quot;; IF([.D197]&gt;=0.000000000001; TEXT([.D197]*1000000000000; &quot;0.0#&quot;)&amp;&quot; p&quot;;TEXT([.D197]; &quot;0.0#&quot;))))))))" office:value-type="string" office:string-value="2.05 k" calcext:value-type="string">
            <text:p>2.0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6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9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00" calcext:value-type="float">
            <text:p>2100</text:p>
          </table:table-cell>
          <table:table-cell/>
          <table:table-cell table:formula="of:=[.B198]+[.C198]" office:value-type="float" office:value="2100" calcext:value-type="float">
            <text:p>2100</text:p>
          </table:table-cell>
          <table:table-cell table:style-name="ce6" table:formula="of:=IF([.D198]&gt;=1000000; TEXT([.D198]/1000000; &quot;0.0#&quot;)&amp;&quot; M&quot;; IF([.D198]&gt;=1000; TEXT([.D198]/1000; &quot;0.0#&quot;)&amp;&quot; k&quot;;  IF([.D198]&gt;=1; TEXT([.D198]; &quot;0.0#&quot;);IF([.D198]&gt;=0.001; TEXT([.D198]*1000; &quot;0.0#&quot;)&amp;&quot; m&quot;; IF([.D198]&gt;=0.000001; TEXT([.D198]*1000000; &quot;0.0#&quot;)&amp;&quot; µ&quot;;IF([.D198]&gt;=0.000000001; TEXT([.D198]*1000000000; &quot;0.0#&quot;)&amp;&quot; n&quot;; IF([.D198]&gt;=0.000000000001; TEXT([.D198]*1000000000000; &quot;0.0#&quot;)&amp;&quot; p&quot;;TEXT([.D198]; &quot;0.0#&quot;))))))))" office:value-type="string" office:string-value="2.1 k" calcext:value-type="string">
            <text:p>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9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" calcext:value-type="float">
            <text:p>1210</text:p>
          </table:table-cell>
          <table:table-cell/>
          <table:table-cell table:formula="of:=[.B199]+[.C199]" office:value-type="float" office:value="1210" calcext:value-type="float">
            <text:p>1210</text:p>
          </table:table-cell>
          <table:table-cell table:style-name="ce6" table:formula="of:=IF([.D199]&gt;=1000000; TEXT([.D199]/1000000; &quot;0.0#&quot;)&amp;&quot; M&quot;; IF([.D199]&gt;=1000; TEXT([.D199]/1000; &quot;0.0#&quot;)&amp;&quot; k&quot;;  IF([.D199]&gt;=1; TEXT([.D199]; &quot;0.0#&quot;);IF([.D199]&gt;=0.001; TEXT([.D199]*1000; &quot;0.0#&quot;)&amp;&quot; m&quot;; IF([.D199]&gt;=0.000001; TEXT([.D199]*1000000; &quot;0.0#&quot;)&amp;&quot; µ&quot;;IF([.D199]&gt;=0.000000001; TEXT([.D199]*1000000000; &quot;0.0#&quot;)&amp;&quot; n&quot;; IF([.D199]&gt;=0.000000000001; TEXT([.D199]*1000000000000; &quot;0.0#&quot;)&amp;&quot; p&quot;;TEXT([.D199]; &quot;0.0#&quot;))))))))" office:value-type="string" office:string-value="1.21 k" calcext:value-type="string">
            <text:p>1.2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22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9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" calcext:value-type="float">
            <text:p>1240</text:p>
          </table:table-cell>
          <table:table-cell/>
          <table:table-cell table:formula="of:=[.B200]+[.C200]" office:value-type="float" office:value="1240" calcext:value-type="float">
            <text:p>1240</text:p>
          </table:table-cell>
          <table:table-cell table:style-name="ce6" table:formula="of:=IF([.D200]&gt;=1000000; TEXT([.D200]/1000000; &quot;0.0#&quot;)&amp;&quot; M&quot;; IF([.D200]&gt;=1000; TEXT([.D200]/1000; &quot;0.0#&quot;)&amp;&quot; k&quot;;  IF([.D200]&gt;=1; TEXT([.D200]; &quot;0.0#&quot;);IF([.D200]&gt;=0.001; TEXT([.D200]*1000; &quot;0.0#&quot;)&amp;&quot; m&quot;; IF([.D200]&gt;=0.000001; TEXT([.D200]*1000000; &quot;0.0#&quot;)&amp;&quot; µ&quot;;IF([.D200]&gt;=0.000000001; TEXT([.D200]*1000000000; &quot;0.0#&quot;)&amp;&quot; n&quot;; IF([.D200]&gt;=0.000000000001; TEXT([.D200]*1000000000000; &quot;0.0#&quot;)&amp;&quot; p&quot;;TEXT([.D200]; &quot;0.0#&quot;))))))))" office:value-type="string" office:string-value="1.24 k" calcext:value-type="string">
            <text:p>1.2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81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0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0" calcext:value-type="float">
            <text:p>1270</text:p>
          </table:table-cell>
          <table:table-cell/>
          <table:table-cell table:formula="of:=[.B201]+[.C201]" office:value-type="float" office:value="1270" calcext:value-type="float">
            <text:p>1270</text:p>
          </table:table-cell>
          <table:table-cell table:style-name="ce6" table:formula="of:=IF([.D201]&gt;=1000000; TEXT([.D201]/1000000; &quot;0.0#&quot;)&amp;&quot; M&quot;; IF([.D201]&gt;=1000; TEXT([.D201]/1000; &quot;0.0#&quot;)&amp;&quot; k&quot;;  IF([.D201]&gt;=1; TEXT([.D201]; &quot;0.0#&quot;);IF([.D201]&gt;=0.001; TEXT([.D201]*1000; &quot;0.0#&quot;)&amp;&quot; m&quot;; IF([.D201]&gt;=0.000001; TEXT([.D201]*1000000; &quot;0.0#&quot;)&amp;&quot; µ&quot;;IF([.D201]&gt;=0.000000001; TEXT([.D201]*1000000000; &quot;0.0#&quot;)&amp;&quot; n&quot;; IF([.D201]&gt;=0.000000000001; TEXT([.D201]*1000000000000; &quot;0.0#&quot;)&amp;&quot; p&quot;;TEXT([.D201]; &quot;0.0#&quot;))))))))" office:value-type="string" office:string-value="1.27 k" calcext:value-type="string">
            <text:p>1.2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0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" calcext:value-type="float">
            <text:p>1300</text:p>
          </table:table-cell>
          <table:table-cell/>
          <table:table-cell table:formula="of:=[.B202]+[.C202]" office:value-type="float" office:value="1300" calcext:value-type="float">
            <text:p>1300</text:p>
          </table:table-cell>
          <table:table-cell table:style-name="ce6" table:formula="of:=IF([.D202]&gt;=1000000; TEXT([.D202]/1000000; &quot;0.0#&quot;)&amp;&quot; M&quot;; IF([.D202]&gt;=1000; TEXT([.D202]/1000; &quot;0.0#&quot;)&amp;&quot; k&quot;;  IF([.D202]&gt;=1; TEXT([.D202]; &quot;0.0#&quot;);IF([.D202]&gt;=0.001; TEXT([.D202]*1000; &quot;0.0#&quot;)&amp;&quot; m&quot;; IF([.D202]&gt;=0.000001; TEXT([.D202]*1000000; &quot;0.0#&quot;)&amp;&quot; µ&quot;;IF([.D202]&gt;=0.000000001; TEXT([.D202]*1000000000; &quot;0.0#&quot;)&amp;&quot; n&quot;; IF([.D202]&gt;=0.000000000001; TEXT([.D202]*1000000000000; &quot;0.0#&quot;)&amp;&quot; p&quot;;TEXT([.D202]; &quot;0.0#&quot;))))))))" office:value-type="string" office:string-value="1.3 k" calcext:value-type="string">
            <text:p>1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0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203]+[.C203]" office:value-type="float" office:value="11" calcext:value-type="float">
            <text:p>11</text:p>
          </table:table-cell>
          <table:table-cell table:style-name="ce6" table:formula="of:=IF([.D203]&gt;=1000000; TEXT([.D203]/1000000; &quot;0.0#&quot;)&amp;&quot; M&quot;; IF([.D203]&gt;=1000; TEXT([.D203]/1000; &quot;0.0#&quot;)&amp;&quot; k&quot;;  IF([.D203]&gt;=1; TEXT([.D203]; &quot;0.0#&quot;);IF([.D203]&gt;=0.001; TEXT([.D203]*1000; &quot;0.0#&quot;)&amp;&quot; m&quot;; IF([.D203]&gt;=0.000001; TEXT([.D203]*1000000; &quot;0.0#&quot;)&amp;&quot; µ&quot;;IF([.D203]&gt;=0.000000001; TEXT([.D203]*1000000000; &quot;0.0#&quot;)&amp;&quot; n&quot;; IF([.D203]&gt;=0.000000000001; TEXT([.D203]*1000000000000; &quot;0.0#&quot;)&amp;&quot; p&quot;;TEXT([.D203]; &quot;0.0#&quot;))))))))" office:value-type="string" office:string-value="11.0" calcext:value-type="string">
            <text:p>1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0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.3" calcext:value-type="float">
            <text:p>11.3</text:p>
          </table:table-cell>
          <table:table-cell/>
          <table:table-cell table:formula="of:=[.B204]+[.C204]" office:value-type="float" office:value="11.3" calcext:value-type="float">
            <text:p>11.3</text:p>
          </table:table-cell>
          <table:table-cell table:style-name="ce6" table:formula="of:=IF([.D204]&gt;=1000000; TEXT([.D204]/1000000; &quot;0.0#&quot;)&amp;&quot; M&quot;; IF([.D204]&gt;=1000; TEXT([.D204]/1000; &quot;0.0#&quot;)&amp;&quot; k&quot;;  IF([.D204]&gt;=1; TEXT([.D204]; &quot;0.0#&quot;);IF([.D204]&gt;=0.001; TEXT([.D204]*1000; &quot;0.0#&quot;)&amp;&quot; m&quot;; IF([.D204]&gt;=0.000001; TEXT([.D204]*1000000; &quot;0.0#&quot;)&amp;&quot; µ&quot;;IF([.D204]&gt;=0.000000001; TEXT([.D204]*1000000000; &quot;0.0#&quot;)&amp;&quot; n&quot;; IF([.D204]&gt;=0.000000000001; TEXT([.D204]*1000000000000; &quot;0.0#&quot;)&amp;&quot; p&quot;;TEXT([.D204]; &quot;0.0#&quot;))))))))" office:value-type="string" office:string-value="11.3" calcext:value-type="string">
            <text:p>11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0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.5" calcext:value-type="float">
            <text:p>11.5</text:p>
          </table:table-cell>
          <table:table-cell/>
          <table:table-cell table:formula="of:=[.B205]+[.C205]" office:value-type="float" office:value="11.5" calcext:value-type="float">
            <text:p>11.5</text:p>
          </table:table-cell>
          <table:table-cell table:style-name="ce6" table:formula="of:=IF([.D205]&gt;=1000000; TEXT([.D205]/1000000; &quot;0.0#&quot;)&amp;&quot; M&quot;; IF([.D205]&gt;=1000; TEXT([.D205]/1000; &quot;0.0#&quot;)&amp;&quot; k&quot;;  IF([.D205]&gt;=1; TEXT([.D205]; &quot;0.0#&quot;);IF([.D205]&gt;=0.001; TEXT([.D205]*1000; &quot;0.0#&quot;)&amp;&quot; m&quot;; IF([.D205]&gt;=0.000001; TEXT([.D205]*1000000; &quot;0.0#&quot;)&amp;&quot; µ&quot;;IF([.D205]&gt;=0.000000001; TEXT([.D205]*1000000000; &quot;0.0#&quot;)&amp;&quot; n&quot;; IF([.D205]&gt;=0.000000000001; TEXT([.D205]*1000000000000; &quot;0.0#&quot;)&amp;&quot; p&quot;;TEXT([.D205]; &quot;0.0#&quot;))))))))" office:value-type="string" office:string-value="11.5" calcext:value-type="string">
            <text:p>11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0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.8" calcext:value-type="float">
            <text:p>11.8</text:p>
          </table:table-cell>
          <table:table-cell/>
          <table:table-cell table:formula="of:=[.B206]+[.C206]" office:value-type="float" office:value="11.8" calcext:value-type="float">
            <text:p>11.8</text:p>
          </table:table-cell>
          <table:table-cell table:style-name="ce6" table:formula="of:=IF([.D206]&gt;=1000000; TEXT([.D206]/1000000; &quot;0.0#&quot;)&amp;&quot; M&quot;; IF([.D206]&gt;=1000; TEXT([.D206]/1000; &quot;0.0#&quot;)&amp;&quot; k&quot;;  IF([.D206]&gt;=1; TEXT([.D206]; &quot;0.0#&quot;);IF([.D206]&gt;=0.001; TEXT([.D206]*1000; &quot;0.0#&quot;)&amp;&quot; m&quot;; IF([.D206]&gt;=0.000001; TEXT([.D206]*1000000; &quot;0.0#&quot;)&amp;&quot; µ&quot;;IF([.D206]&gt;=0.000000001; TEXT([.D206]*1000000000; &quot;0.0#&quot;)&amp;&quot; n&quot;; IF([.D206]&gt;=0.000000000001; TEXT([.D206]*1000000000000; &quot;0.0#&quot;)&amp;&quot; p&quot;;TEXT([.D206]; &quot;0.0#&quot;))))))))" office:value-type="string" office:string-value="11.8" calcext:value-type="string">
            <text:p>11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0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[.B207]+[.C207]" office:value-type="float" office:value="12000" calcext:value-type="float">
            <text:p>12000</text:p>
          </table:table-cell>
          <table:table-cell table:style-name="ce6" table:formula="of:=IF([.D207]&gt;=1000000; TEXT([.D207]/1000000; &quot;0.0#&quot;)&amp;&quot; M&quot;; IF([.D207]&gt;=1000; TEXT([.D207]/1000; &quot;0.0#&quot;)&amp;&quot; k&quot;;  IF([.D207]&gt;=1; TEXT([.D207]; &quot;0.0#&quot;);IF([.D207]&gt;=0.001; TEXT([.D207]*1000; &quot;0.0#&quot;)&amp;&quot; m&quot;; IF([.D207]&gt;=0.000001; TEXT([.D207]*1000000; &quot;0.0#&quot;)&amp;&quot; µ&quot;;IF([.D207]&gt;=0.000000001; TEXT([.D207]*1000000000; &quot;0.0#&quot;)&amp;&quot; n&quot;; IF([.D207]&gt;=0.000000000001; TEXT([.D207]*1000000000000; &quot;0.0#&quot;)&amp;&quot; p&quot;;TEXT([.D207]; &quot;0.0#&quot;))))))))" office:value-type="string" office:string-value="12.0 k" calcext:value-type="string">
            <text:p>1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0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0" calcext:value-type="float">
            <text:p>12400</text:p>
          </table:table-cell>
          <table:table-cell/>
          <table:table-cell table:formula="of:=[.B208]+[.C208]" office:value-type="float" office:value="12400" calcext:value-type="float">
            <text:p>12400</text:p>
          </table:table-cell>
          <table:table-cell table:style-name="ce6" table:formula="of:=IF([.D208]&gt;=1000000; TEXT([.D208]/1000000; &quot;0.0#&quot;)&amp;&quot; M&quot;; IF([.D208]&gt;=1000; TEXT([.D208]/1000; &quot;0.0#&quot;)&amp;&quot; k&quot;;  IF([.D208]&gt;=1; TEXT([.D208]; &quot;0.0#&quot;);IF([.D208]&gt;=0.001; TEXT([.D208]*1000; &quot;0.0#&quot;)&amp;&quot; m&quot;; IF([.D208]&gt;=0.000001; TEXT([.D208]*1000000; &quot;0.0#&quot;)&amp;&quot; µ&quot;;IF([.D208]&gt;=0.000000001; TEXT([.D208]*1000000000; &quot;0.0#&quot;)&amp;&quot; n&quot;; IF([.D208]&gt;=0.000000000001; TEXT([.D208]*1000000000000; &quot;0.0#&quot;)&amp;&quot; p&quot;;TEXT([.D208]; &quot;0.0#&quot;))))))))" office:value-type="string" office:string-value="12.4 k" calcext:value-type="string">
            <text:p>12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0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00" calcext:value-type="float">
            <text:p>12700</text:p>
          </table:table-cell>
          <table:table-cell/>
          <table:table-cell table:formula="of:=[.B209]+[.C209]" office:value-type="float" office:value="12700" calcext:value-type="float">
            <text:p>12700</text:p>
          </table:table-cell>
          <table:table-cell table:style-name="ce6" table:formula="of:=IF([.D209]&gt;=1000000; TEXT([.D209]/1000000; &quot;0.0#&quot;)&amp;&quot; M&quot;; IF([.D209]&gt;=1000; TEXT([.D209]/1000; &quot;0.0#&quot;)&amp;&quot; k&quot;;  IF([.D209]&gt;=1; TEXT([.D209]; &quot;0.0#&quot;);IF([.D209]&gt;=0.001; TEXT([.D209]*1000; &quot;0.0#&quot;)&amp;&quot; m&quot;; IF([.D209]&gt;=0.000001; TEXT([.D209]*1000000; &quot;0.0#&quot;)&amp;&quot; µ&quot;;IF([.D209]&gt;=0.000000001; TEXT([.D209]*1000000000; &quot;0.0#&quot;)&amp;&quot; n&quot;; IF([.D209]&gt;=0.000000000001; TEXT([.D209]*1000000000000; &quot;0.0#&quot;)&amp;&quot; p&quot;;TEXT([.D209]; &quot;0.0#&quot;))))))))" office:value-type="string" office:string-value="12.7 k" calcext:value-type="string">
            <text:p>12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0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/>
          <table:table-cell table:formula="of:=[.B210]+[.C210]" office:value-type="float" office:value="13000" calcext:value-type="float">
            <text:p>13000</text:p>
          </table:table-cell>
          <table:table-cell table:style-name="ce6" table:formula="of:=IF([.D210]&gt;=1000000; TEXT([.D210]/1000000; &quot;0.0#&quot;)&amp;&quot; M&quot;; IF([.D210]&gt;=1000; TEXT([.D210]/1000; &quot;0.0#&quot;)&amp;&quot; k&quot;;  IF([.D210]&gt;=1; TEXT([.D210]; &quot;0.0#&quot;);IF([.D210]&gt;=0.001; TEXT([.D210]*1000; &quot;0.0#&quot;)&amp;&quot; m&quot;; IF([.D210]&gt;=0.000001; TEXT([.D210]*1000000; &quot;0.0#&quot;)&amp;&quot; µ&quot;;IF([.D210]&gt;=0.000000001; TEXT([.D210]*1000000000; &quot;0.0#&quot;)&amp;&quot; n&quot;; IF([.D210]&gt;=0.000000000001; TEXT([.D210]*1000000000000; &quot;0.0#&quot;)&amp;&quot; p&quot;;TEXT([.D210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1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string" calcext:value-type="string">
            <text:p>Ferrite?</text:p>
          </table:table-cell>
          <table:table-cell/>
          <table:table-cell table:formula="of:=[.B211]+[.C211]" office:value-type="string" office:string-value="" calcext:value-type="error">
            <text:p>#VALUE!</text:p>
          </table:table-cell>
          <table:table-cell table:style-name="ce6" table:formula="of:=IF([.D211]&gt;=1000000; TEXT([.D211]/1000000; &quot;0.0#&quot;)&amp;&quot; M&quot;; IF([.D211]&gt;=1000; TEXT([.D211]/1000; &quot;0.0#&quot;)&amp;&quot; k&quot;;  IF([.D211]&gt;=1; TEXT([.D211]; &quot;0.0#&quot;);IF([.D211]&gt;=0.001; TEXT([.D211]*1000; &quot;0.0#&quot;)&amp;&quot; m&quot;; IF([.D211]&gt;=0.000001; TEXT([.D211]*1000000; &quot;0.0#&quot;)&amp;&quot; µ&quot;;IF([.D211]&gt;=0.000000001; TEXT([.D211]*1000000000; &quot;0.0#&quot;)&amp;&quot; n&quot;; IF([.D211]&gt;=0.000000000001; TEXT([.D211]*1000000000000; &quot;0.0#&quot;)&amp;&quot; p&quot;;TEXT([.D211]; &quot;0.0#&quot;))))))))" office:value-type="string" office:string-value="" calcext:value-type="error">
            <text:p>#VALUE!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errite Part Number 2967666681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1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000" calcext:value-type="float">
            <text:p>287000</text:p>
          </table:table-cell>
          <table:table-cell/>
          <table:table-cell table:formula="of:=[.B212]+[.C212]" office:value-type="float" office:value="287000" calcext:value-type="float">
            <text:p>287000</text:p>
          </table:table-cell>
          <table:table-cell table:style-name="ce6" table:formula="of:=IF([.D212]&gt;=1000000; TEXT([.D212]/1000000; &quot;0.0#&quot;)&amp;&quot; M&quot;; IF([.D212]&gt;=1000; TEXT([.D212]/1000; &quot;0.0#&quot;)&amp;&quot; k&quot;;  IF([.D212]&gt;=1; TEXT([.D212]; &quot;0.0#&quot;);IF([.D212]&gt;=0.001; TEXT([.D212]*1000; &quot;0.0#&quot;)&amp;&quot; m&quot;; IF([.D212]&gt;=0.000001; TEXT([.D212]*1000000; &quot;0.0#&quot;)&amp;&quot; µ&quot;;IF([.D212]&gt;=0.000000001; TEXT([.D212]*1000000000; &quot;0.0#&quot;)&amp;&quot; n&quot;; IF([.D212]&gt;=0.000000000001; TEXT([.D212]*1000000000000; &quot;0.0#&quot;)&amp;&quot; p&quot;;TEXT([.D212]; &quot;0.0#&quot;))))))))" office:value-type="string" office:string-value="287.0 k" calcext:value-type="string">
            <text:p>28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1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4000" calcext:value-type="float">
            <text:p>294000</text:p>
          </table:table-cell>
          <table:table-cell/>
          <table:table-cell table:formula="of:=[.B213]+[.C213]" office:value-type="float" office:value="294000" calcext:value-type="float">
            <text:p>294000</text:p>
          </table:table-cell>
          <table:table-cell table:style-name="ce6" table:formula="of:=IF([.D213]&gt;=1000000; TEXT([.D213]/1000000; &quot;0.0#&quot;)&amp;&quot; M&quot;; IF([.D213]&gt;=1000; TEXT([.D213]/1000; &quot;0.0#&quot;)&amp;&quot; k&quot;;  IF([.D213]&gt;=1; TEXT([.D213]; &quot;0.0#&quot;);IF([.D213]&gt;=0.001; TEXT([.D213]*1000; &quot;0.0#&quot;)&amp;&quot; m&quot;; IF([.D213]&gt;=0.000001; TEXT([.D213]*1000000; &quot;0.0#&quot;)&amp;&quot; µ&quot;;IF([.D213]&gt;=0.000000001; TEXT([.D213]*1000000000; &quot;0.0#&quot;)&amp;&quot; n&quot;; IF([.D213]&gt;=0.000000000001; TEXT([.D213]*1000000000000; &quot;0.0#&quot;)&amp;&quot; p&quot;;TEXT([.D213]; &quot;0.0#&quot;))))))))" office:value-type="string" office:string-value="294.0 k" calcext:value-type="string">
            <text:p>29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90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1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0" calcext:value-type="float">
            <text:p>301000</text:p>
          </table:table-cell>
          <table:table-cell/>
          <table:table-cell table:formula="of:=[.B214]+[.C214]" office:value-type="float" office:value="301000" calcext:value-type="float">
            <text:p>301000</text:p>
          </table:table-cell>
          <table:table-cell table:style-name="ce6" table:formula="of:=IF([.D214]&gt;=1000000; TEXT([.D214]/1000000; &quot;0.0#&quot;)&amp;&quot; M&quot;; IF([.D214]&gt;=1000; TEXT([.D214]/1000; &quot;0.0#&quot;)&amp;&quot; k&quot;;  IF([.D214]&gt;=1; TEXT([.D214]; &quot;0.0#&quot;);IF([.D214]&gt;=0.001; TEXT([.D214]*1000; &quot;0.0#&quot;)&amp;&quot; m&quot;; IF([.D214]&gt;=0.000001; TEXT([.D214]*1000000; &quot;0.0#&quot;)&amp;&quot; µ&quot;;IF([.D214]&gt;=0.000000001; TEXT([.D214]*1000000000; &quot;0.0#&quot;)&amp;&quot; n&quot;; IF([.D214]&gt;=0.000000000001; TEXT([.D214]*1000000000000; &quot;0.0#&quot;)&amp;&quot; p&quot;;TEXT([.D214]; &quot;0.0#&quot;))))))))" office:value-type="string" office:string-value="301.0 k" calcext:value-type="string">
            <text:p>30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111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1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00" calcext:value-type="float">
            <text:p>309000</text:p>
          </table:table-cell>
          <table:table-cell/>
          <table:table-cell table:formula="of:=[.B215]+[.C215]" office:value-type="float" office:value="309000" calcext:value-type="float">
            <text:p>309000</text:p>
          </table:table-cell>
          <table:table-cell table:style-name="ce6" table:formula="of:=IF([.D215]&gt;=1000000; TEXT([.D215]/1000000; &quot;0.0#&quot;)&amp;&quot; M&quot;; IF([.D215]&gt;=1000; TEXT([.D215]/1000; &quot;0.0#&quot;)&amp;&quot; k&quot;;  IF([.D215]&gt;=1; TEXT([.D215]; &quot;0.0#&quot;);IF([.D215]&gt;=0.001; TEXT([.D215]*1000; &quot;0.0#&quot;)&amp;&quot; m&quot;; IF([.D215]&gt;=0.000001; TEXT([.D215]*1000000; &quot;0.0#&quot;)&amp;&quot; µ&quot;;IF([.D215]&gt;=0.000000001; TEXT([.D215]*1000000000; &quot;0.0#&quot;)&amp;&quot; n&quot;; IF([.D215]&gt;=0.000000000001; TEXT([.D215]*1000000000000; &quot;0.0#&quot;)&amp;&quot; p&quot;;TEXT([.D215]; &quot;0.0#&quot;))))))))" office:value-type="string" office:string-value="309.0 k" calcext:value-type="string">
            <text:p>30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1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.7" calcext:value-type="float">
            <text:p>28.7</text:p>
          </table:table-cell>
          <table:table-cell/>
          <table:table-cell table:formula="of:=[.B216]+[.C216]" office:value-type="float" office:value="28.7" calcext:value-type="float">
            <text:p>28.7</text:p>
          </table:table-cell>
          <table:table-cell table:style-name="ce6" table:formula="of:=IF([.D216]&gt;=1000000; TEXT([.D216]/1000000; &quot;0.0#&quot;)&amp;&quot; M&quot;; IF([.D216]&gt;=1000; TEXT([.D216]/1000; &quot;0.0#&quot;)&amp;&quot; k&quot;;  IF([.D216]&gt;=1; TEXT([.D216]; &quot;0.0#&quot;);IF([.D216]&gt;=0.001; TEXT([.D216]*1000; &quot;0.0#&quot;)&amp;&quot; m&quot;; IF([.D216]&gt;=0.000001; TEXT([.D216]*1000000; &quot;0.0#&quot;)&amp;&quot; µ&quot;;IF([.D216]&gt;=0.000000001; TEXT([.D216]*1000000000; &quot;0.0#&quot;)&amp;&quot; n&quot;; IF([.D216]&gt;=0.000000000001; TEXT([.D216]*1000000000000; &quot;0.0#&quot;)&amp;&quot; p&quot;;TEXT([.D216]; &quot;0.0#&quot;))))))))" office:value-type="string" office:string-value="28.7" calcext:value-type="string">
            <text:p>28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1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.4" calcext:value-type="float">
            <text:p>29.4</text:p>
          </table:table-cell>
          <table:table-cell/>
          <table:table-cell table:formula="of:=[.B217]+[.C217]" office:value-type="float" office:value="29.4" calcext:value-type="float">
            <text:p>29.4</text:p>
          </table:table-cell>
          <table:table-cell table:style-name="ce6" table:formula="of:=IF([.D217]&gt;=1000000; TEXT([.D217]/1000000; &quot;0.0#&quot;)&amp;&quot; M&quot;; IF([.D217]&gt;=1000; TEXT([.D217]/1000; &quot;0.0#&quot;)&amp;&quot; k&quot;;  IF([.D217]&gt;=1; TEXT([.D217]; &quot;0.0#&quot;);IF([.D217]&gt;=0.001; TEXT([.D217]*1000; &quot;0.0#&quot;)&amp;&quot; m&quot;; IF([.D217]&gt;=0.000001; TEXT([.D217]*1000000; &quot;0.0#&quot;)&amp;&quot; µ&quot;;IF([.D217]&gt;=0.000000001; TEXT([.D217]*1000000000; &quot;0.0#&quot;)&amp;&quot; n&quot;; IF([.D217]&gt;=0.000000000001; TEXT([.D217]*1000000000000; &quot;0.0#&quot;)&amp;&quot; p&quot;;TEXT([.D217]; &quot;0.0#&quot;))))))))" office:value-type="string" office:string-value="29.4" calcext:value-type="string">
            <text:p>29.4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1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.1" calcext:value-type="float">
            <text:p>30.1</text:p>
          </table:table-cell>
          <table:table-cell/>
          <table:table-cell table:formula="of:=[.B218]+[.C218]" office:value-type="float" office:value="30.1" calcext:value-type="float">
            <text:p>30.1</text:p>
          </table:table-cell>
          <table:table-cell table:style-name="ce6" table:formula="of:=IF([.D218]&gt;=1000000; TEXT([.D218]/1000000; &quot;0.0#&quot;)&amp;&quot; M&quot;; IF([.D218]&gt;=1000; TEXT([.D218]/1000; &quot;0.0#&quot;)&amp;&quot; k&quot;;  IF([.D218]&gt;=1; TEXT([.D218]; &quot;0.0#&quot;);IF([.D218]&gt;=0.001; TEXT([.D218]*1000; &quot;0.0#&quot;)&amp;&quot; m&quot;; IF([.D218]&gt;=0.000001; TEXT([.D218]*1000000; &quot;0.0#&quot;)&amp;&quot; µ&quot;;IF([.D218]&gt;=0.000000001; TEXT([.D218]*1000000000; &quot;0.0#&quot;)&amp;&quot; n&quot;; IF([.D218]&gt;=0.000000000001; TEXT([.D218]*1000000000000; &quot;0.0#&quot;)&amp;&quot; p&quot;;TEXT([.D218]; &quot;0.0#&quot;))))))))" office:value-type="string" office:string-value="30.1" calcext:value-type="string">
            <text:p>30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1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.9" calcext:value-type="float">
            <text:p>30.9</text:p>
          </table:table-cell>
          <table:table-cell/>
          <table:table-cell table:formula="of:=[.B219]+[.C219]" office:value-type="float" office:value="30.9" calcext:value-type="float">
            <text:p>30.9</text:p>
          </table:table-cell>
          <table:table-cell table:style-name="ce6" table:formula="of:=IF([.D219]&gt;=1000000; TEXT([.D219]/1000000; &quot;0.0#&quot;)&amp;&quot; M&quot;; IF([.D219]&gt;=1000; TEXT([.D219]/1000; &quot;0.0#&quot;)&amp;&quot; k&quot;;  IF([.D219]&gt;=1; TEXT([.D219]; &quot;0.0#&quot;);IF([.D219]&gt;=0.001; TEXT([.D219]*1000; &quot;0.0#&quot;)&amp;&quot; m&quot;; IF([.D219]&gt;=0.000001; TEXT([.D219]*1000000; &quot;0.0#&quot;)&amp;&quot; µ&quot;;IF([.D219]&gt;=0.000000001; TEXT([.D219]*1000000000; &quot;0.0#&quot;)&amp;&quot; n&quot;; IF([.D219]&gt;=0.000000000001; TEXT([.D219]*1000000000000; &quot;0.0#&quot;)&amp;&quot; p&quot;;TEXT([.D219]; &quot;0.0#&quot;))))))))" office:value-type="string" office:string-value="30.9" calcext:value-type="string">
            <text:p>30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1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.5" calcext:value-type="float">
            <text:p>21.5</text:p>
          </table:table-cell>
          <table:table-cell/>
          <table:table-cell table:formula="of:=[.B220]+[.C220]" office:value-type="float" office:value="21.5" calcext:value-type="float">
            <text:p>21.5</text:p>
          </table:table-cell>
          <table:table-cell table:style-name="ce6" table:formula="of:=IF([.D220]&gt;=1000000; TEXT([.D220]/1000000; &quot;0.0#&quot;)&amp;&quot; M&quot;; IF([.D220]&gt;=1000; TEXT([.D220]/1000; &quot;0.0#&quot;)&amp;&quot; k&quot;;  IF([.D220]&gt;=1; TEXT([.D220]; &quot;0.0#&quot;);IF([.D220]&gt;=0.001; TEXT([.D220]*1000; &quot;0.0#&quot;)&amp;&quot; m&quot;; IF([.D220]&gt;=0.000001; TEXT([.D220]*1000000; &quot;0.0#&quot;)&amp;&quot; µ&quot;;IF([.D220]&gt;=0.000000001; TEXT([.D220]*1000000000; &quot;0.0#&quot;)&amp;&quot; n&quot;; IF([.D220]&gt;=0.000000000001; TEXT([.D220]*1000000000000; &quot;0.0#&quot;)&amp;&quot; p&quot;;TEXT([.D220]; &quot;0.0#&quot;))))))))" office:value-type="string" office:string-value="21.5" calcext:value-type="string">
            <text:p>21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2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.1" calcext:value-type="float">
            <text:p>22.1</text:p>
          </table:table-cell>
          <table:table-cell/>
          <table:table-cell table:formula="of:=[.B221]+[.C221]" office:value-type="float" office:value="22.1" calcext:value-type="float">
            <text:p>22.1</text:p>
          </table:table-cell>
          <table:table-cell table:style-name="ce6" table:formula="of:=IF([.D221]&gt;=1000000; TEXT([.D221]/1000000; &quot;0.0#&quot;)&amp;&quot; M&quot;; IF([.D221]&gt;=1000; TEXT([.D221]/1000; &quot;0.0#&quot;)&amp;&quot; k&quot;;  IF([.D221]&gt;=1; TEXT([.D221]; &quot;0.0#&quot;);IF([.D221]&gt;=0.001; TEXT([.D221]*1000; &quot;0.0#&quot;)&amp;&quot; m&quot;; IF([.D221]&gt;=0.000001; TEXT([.D221]*1000000; &quot;0.0#&quot;)&amp;&quot; µ&quot;;IF([.D221]&gt;=0.000000001; TEXT([.D221]*1000000000; &quot;0.0#&quot;)&amp;&quot; n&quot;; IF([.D221]&gt;=0.000000000001; TEXT([.D221]*1000000000000; &quot;0.0#&quot;)&amp;&quot; p&quot;;TEXT([.D221]; &quot;0.0#&quot;))))))))" office:value-type="string" office:string-value="22.1" calcext:value-type="string">
            <text:p>22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70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2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.6" calcext:value-type="float">
            <text:p>22.6</text:p>
          </table:table-cell>
          <table:table-cell/>
          <table:table-cell table:formula="of:=[.B222]+[.C222]" office:value-type="float" office:value="22.6" calcext:value-type="float">
            <text:p>22.6</text:p>
          </table:table-cell>
          <table:table-cell table:style-name="ce6" table:formula="of:=IF([.D222]&gt;=1000000; TEXT([.D222]/1000000; &quot;0.0#&quot;)&amp;&quot; M&quot;; IF([.D222]&gt;=1000; TEXT([.D222]/1000; &quot;0.0#&quot;)&amp;&quot; k&quot;;  IF([.D222]&gt;=1; TEXT([.D222]; &quot;0.0#&quot;);IF([.D222]&gt;=0.001; TEXT([.D222]*1000; &quot;0.0#&quot;)&amp;&quot; m&quot;; IF([.D222]&gt;=0.000001; TEXT([.D222]*1000000; &quot;0.0#&quot;)&amp;&quot; µ&quot;;IF([.D222]&gt;=0.000000001; TEXT([.D222]*1000000000; &quot;0.0#&quot;)&amp;&quot; n&quot;; IF([.D222]&gt;=0.000000000001; TEXT([.D222]*1000000000000; &quot;0.0#&quot;)&amp;&quot; p&quot;;TEXT([.D222]; &quot;0.0#&quot;))))))))" office:value-type="string" office:string-value="22.6" calcext:value-type="string">
            <text:p>22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2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.2" calcext:value-type="float">
            <text:p>23.2</text:p>
          </table:table-cell>
          <table:table-cell/>
          <table:table-cell table:formula="of:=[.B223]+[.C223]" office:value-type="float" office:value="23.2" calcext:value-type="float">
            <text:p>23.2</text:p>
          </table:table-cell>
          <table:table-cell table:style-name="ce6" table:formula="of:=IF([.D223]&gt;=1000000; TEXT([.D223]/1000000; &quot;0.0#&quot;)&amp;&quot; M&quot;; IF([.D223]&gt;=1000; TEXT([.D223]/1000; &quot;0.0#&quot;)&amp;&quot; k&quot;;  IF([.D223]&gt;=1; TEXT([.D223]; &quot;0.0#&quot;);IF([.D223]&gt;=0.001; TEXT([.D223]*1000; &quot;0.0#&quot;)&amp;&quot; m&quot;; IF([.D223]&gt;=0.000001; TEXT([.D223]*1000000; &quot;0.0#&quot;)&amp;&quot; µ&quot;;IF([.D223]&gt;=0.000000001; TEXT([.D223]*1000000000; &quot;0.0#&quot;)&amp;&quot; n&quot;; IF([.D223]&gt;=0.000000000001; TEXT([.D223]*1000000000000; &quot;0.0#&quot;)&amp;&quot; p&quot;;TEXT([.D223]; &quot;0.0#&quot;))))))))" office:value-type="string" office:string-value="23.2" calcext:value-type="string">
            <text:p>23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2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string" calcext:value-type="string">
            <text:p>empty</text:p>
          </table:table-cell>
          <table:table-cell/>
          <table:table-cell table:formula="of:=[.B224]+[.C224]" office:value-type="string" office:string-value="" calcext:value-type="error">
            <text:p>#VALUE!</text:p>
          </table:table-cell>
          <table:table-cell table:style-name="ce6" table:formula="of:=IF([.D224]&gt;=1000000; TEXT([.D224]/1000000; &quot;0.0#&quot;)&amp;&quot; M&quot;; IF([.D224]&gt;=1000; TEXT([.D224]/1000; &quot;0.0#&quot;)&amp;&quot; k&quot;;  IF([.D224]&gt;=1; TEXT([.D224]; &quot;0.0#&quot;);IF([.D224]&gt;=0.001; TEXT([.D224]*1000; &quot;0.0#&quot;)&amp;&quot; m&quot;; IF([.D224]&gt;=0.000001; TEXT([.D224]*1000000; &quot;0.0#&quot;)&amp;&quot; µ&quot;;IF([.D224]&gt;=0.000000001; TEXT([.D224]*1000000000; &quot;0.0#&quot;)&amp;&quot; n&quot;; IF([.D224]&gt;=0.000000000001; TEXT([.D224]*1000000000000; &quot;0.0#&quot;)&amp;&quot; p&quot;;TEXT([.D224]; &quot;0.0#&quot;))))))))" office:value-type="string" office:string-value="" calcext:value-type="error">
            <text:p>#VALUE!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2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/>
          <table:table-cell table:formula="of:=[.B225]+[.C225]" office:value-type="float" office:value="1000000" calcext:value-type="float">
            <text:p>1000000</text:p>
          </table:table-cell>
          <table:table-cell table:style-name="ce6" table:formula="of:=IF([.D225]&gt;=1000000; TEXT([.D225]/1000000; &quot;0.0#&quot;)&amp;&quot; M&quot;; IF([.D225]&gt;=1000; TEXT([.D225]/1000; &quot;0.0#&quot;)&amp;&quot; k&quot;;  IF([.D225]&gt;=1; TEXT([.D225]; &quot;0.0#&quot;);IF([.D225]&gt;=0.001; TEXT([.D225]*1000; &quot;0.0#&quot;)&amp;&quot; m&quot;; IF([.D225]&gt;=0.000001; TEXT([.D225]*1000000; &quot;0.0#&quot;)&amp;&quot; µ&quot;;IF([.D225]&gt;=0.000000001; TEXT([.D225]*1000000000; &quot;0.0#&quot;)&amp;&quot; n&quot;; IF([.D225]&gt;=0.000000000001; TEXT([.D225]*1000000000000; &quot;0.0#&quot;)&amp;&quot; p&quot;;TEXT([.D225]; &quot;0.0#&quot;))))))))" office:value-type="string" office:string-value="1.0 M" calcext:value-type="string">
            <text:p>1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32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2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00" calcext:value-type="float">
            <text:p>4700000</text:p>
          </table:table-cell>
          <table:table-cell/>
          <table:table-cell table:formula="of:=[.B226]+[.C226]" office:value-type="float" office:value="4700000" calcext:value-type="float">
            <text:p>4700000</text:p>
          </table:table-cell>
          <table:table-cell table:style-name="ce6" table:formula="of:=IF([.D226]&gt;=1000000; TEXT([.D226]/1000000; &quot;0.0#&quot;)&amp;&quot; M&quot;; IF([.D226]&gt;=1000; TEXT([.D226]/1000; &quot;0.0#&quot;)&amp;&quot; k&quot;;  IF([.D226]&gt;=1; TEXT([.D226]; &quot;0.0#&quot;);IF([.D226]&gt;=0.001; TEXT([.D226]*1000; &quot;0.0#&quot;)&amp;&quot; m&quot;; IF([.D226]&gt;=0.000001; TEXT([.D226]*1000000; &quot;0.0#&quot;)&amp;&quot; µ&quot;;IF([.D226]&gt;=0.000000001; TEXT([.D226]*1000000000; &quot;0.0#&quot;)&amp;&quot; n&quot;; IF([.D226]&gt;=0.000000000001; TEXT([.D226]*1000000000000; &quot;0.0#&quot;)&amp;&quot; p&quot;;TEXT([.D226]; &quot;0.0#&quot;))))))))" office:value-type="string" office:string-value="4.7 M" calcext:value-type="string">
            <text:p>4.7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35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2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0" calcext:value-type="float">
            <text:p>10000000</text:p>
          </table:table-cell>
          <table:table-cell/>
          <table:table-cell table:formula="of:=[.B227]+[.C227]" office:value-type="float" office:value="10000000" calcext:value-type="float">
            <text:p>10000000</text:p>
          </table:table-cell>
          <table:table-cell table:style-name="ce6" table:formula="of:=IF([.D227]&gt;=1000000; TEXT([.D227]/1000000; &quot;0.0#&quot;)&amp;&quot; M&quot;; IF([.D227]&gt;=1000; TEXT([.D227]/1000; &quot;0.0#&quot;)&amp;&quot; k&quot;;  IF([.D227]&gt;=1; TEXT([.D227]; &quot;0.0#&quot;);IF([.D227]&gt;=0.001; TEXT([.D227]*1000; &quot;0.0#&quot;)&amp;&quot; m&quot;; IF([.D227]&gt;=0.000001; TEXT([.D227]*1000000; &quot;0.0#&quot;)&amp;&quot; µ&quot;;IF([.D227]&gt;=0.000000001; TEXT([.D227]*1000000000; &quot;0.0#&quot;)&amp;&quot; n&quot;; IF([.D227]&gt;=0.000000000001; TEXT([.D227]*1000000000000; &quot;0.0#&quot;)&amp;&quot; p&quot;;TEXT([.D227]; &quot;0.0#&quot;))))))))" office:value-type="string" office:string-value="10.0 M" calcext:value-type="string">
            <text:p>10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2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000" calcext:value-type="float">
            <text:p>215000</text:p>
          </table:table-cell>
          <table:table-cell/>
          <table:table-cell table:formula="of:=[.B228]+[.C228]" office:value-type="float" office:value="215000" calcext:value-type="float">
            <text:p>215000</text:p>
          </table:table-cell>
          <table:table-cell table:style-name="ce6" table:formula="of:=IF([.D228]&gt;=1000000; TEXT([.D228]/1000000; &quot;0.0#&quot;)&amp;&quot; M&quot;; IF([.D228]&gt;=1000; TEXT([.D228]/1000; &quot;0.0#&quot;)&amp;&quot; k&quot;;  IF([.D228]&gt;=1; TEXT([.D228]; &quot;0.0#&quot;);IF([.D228]&gt;=0.001; TEXT([.D228]*1000; &quot;0.0#&quot;)&amp;&quot; m&quot;; IF([.D228]&gt;=0.000001; TEXT([.D228]*1000000; &quot;0.0#&quot;)&amp;&quot; µ&quot;;IF([.D228]&gt;=0.000000001; TEXT([.D228]*1000000000; &quot;0.0#&quot;)&amp;&quot; n&quot;; IF([.D228]&gt;=0.000000000001; TEXT([.D228]*1000000000000; &quot;0.0#&quot;)&amp;&quot; p&quot;;TEXT([.D228]; &quot;0.0#&quot;))))))))" office:value-type="string" office:string-value="215.0 k" calcext:value-type="string">
            <text:p>2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3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2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0" calcext:value-type="float">
            <text:p>221000</text:p>
          </table:table-cell>
          <table:table-cell/>
          <table:table-cell table:formula="of:=[.B229]+[.C229]" office:value-type="float" office:value="221000" calcext:value-type="float">
            <text:p>221000</text:p>
          </table:table-cell>
          <table:table-cell table:style-name="ce6" table:formula="of:=IF([.D229]&gt;=1000000; TEXT([.D229]/1000000; &quot;0.0#&quot;)&amp;&quot; M&quot;; IF([.D229]&gt;=1000; TEXT([.D229]/1000; &quot;0.0#&quot;)&amp;&quot; k&quot;;  IF([.D229]&gt;=1; TEXT([.D229]; &quot;0.0#&quot;);IF([.D229]&gt;=0.001; TEXT([.D229]*1000; &quot;0.0#&quot;)&amp;&quot; m&quot;; IF([.D229]&gt;=0.000001; TEXT([.D229]*1000000; &quot;0.0#&quot;)&amp;&quot; µ&quot;;IF([.D229]&gt;=0.000000001; TEXT([.D229]*1000000000; &quot;0.0#&quot;)&amp;&quot; n&quot;; IF([.D229]&gt;=0.000000000001; TEXT([.D229]*1000000000000; &quot;0.0#&quot;)&amp;&quot; p&quot;;TEXT([.D229]; &quot;0.0#&quot;))))))))" office:value-type="string" office:string-value="221.0 k" calcext:value-type="string">
            <text:p>2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2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00" calcext:value-type="float">
            <text:p>226000</text:p>
          </table:table-cell>
          <table:table-cell/>
          <table:table-cell table:formula="of:=[.B230]+[.C230]" office:value-type="float" office:value="226000" calcext:value-type="float">
            <text:p>226000</text:p>
          </table:table-cell>
          <table:table-cell table:style-name="ce6" table:formula="of:=IF([.D230]&gt;=1000000; TEXT([.D230]/1000000; &quot;0.0#&quot;)&amp;&quot; M&quot;; IF([.D230]&gt;=1000; TEXT([.D230]/1000; &quot;0.0#&quot;)&amp;&quot; k&quot;;  IF([.D230]&gt;=1; TEXT([.D230]; &quot;0.0#&quot;);IF([.D230]&gt;=0.001; TEXT([.D230]*1000; &quot;0.0#&quot;)&amp;&quot; m&quot;; IF([.D230]&gt;=0.000001; TEXT([.D230]*1000000; &quot;0.0#&quot;)&amp;&quot; µ&quot;;IF([.D230]&gt;=0.000000001; TEXT([.D230]*1000000000; &quot;0.0#&quot;)&amp;&quot; n&quot;; IF([.D230]&gt;=0.000000000001; TEXT([.D230]*1000000000000; &quot;0.0#&quot;)&amp;&quot; p&quot;;TEXT([.D230]; &quot;0.0#&quot;))))))))" office:value-type="string" office:string-value="226.0 k" calcext:value-type="string">
            <text:p>22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3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000" calcext:value-type="float">
            <text:p>232000</text:p>
          </table:table-cell>
          <table:table-cell/>
          <table:table-cell table:formula="of:=[.B231]+[.C231]" office:value-type="float" office:value="232000" calcext:value-type="float">
            <text:p>232000</text:p>
          </table:table-cell>
          <table:table-cell table:style-name="ce6" table:formula="of:=IF([.D231]&gt;=1000000; TEXT([.D231]/1000000; &quot;0.0#&quot;)&amp;&quot; M&quot;; IF([.D231]&gt;=1000; TEXT([.D231]/1000; &quot;0.0#&quot;)&amp;&quot; k&quot;;  IF([.D231]&gt;=1; TEXT([.D231]; &quot;0.0#&quot;);IF([.D231]&gt;=0.001; TEXT([.D231]*1000; &quot;0.0#&quot;)&amp;&quot; m&quot;; IF([.D231]&gt;=0.000001; TEXT([.D231]*1000000; &quot;0.0#&quot;)&amp;&quot; µ&quot;;IF([.D231]&gt;=0.000000001; TEXT([.D231]*1000000000; &quot;0.0#&quot;)&amp;&quot; n&quot;; IF([.D231]&gt;=0.000000000001; TEXT([.D231]*1000000000000; &quot;0.0#&quot;)&amp;&quot; p&quot;;TEXT([.D231]; &quot;0.0#&quot;))))))))" office:value-type="string" office:string-value="232.0 k" calcext:value-type="string">
            <text:p>23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3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.1" calcext:value-type="float">
            <text:p>26.1</text:p>
          </table:table-cell>
          <table:table-cell/>
          <table:table-cell table:formula="of:=[.B232]+[.C232]" office:value-type="float" office:value="26.1" calcext:value-type="float">
            <text:p>26.1</text:p>
          </table:table-cell>
          <table:table-cell table:style-name="ce6" table:formula="of:=IF([.D232]&gt;=1000000; TEXT([.D232]/1000000; &quot;0.0#&quot;)&amp;&quot; M&quot;; IF([.D232]&gt;=1000; TEXT([.D232]/1000; &quot;0.0#&quot;)&amp;&quot; k&quot;;  IF([.D232]&gt;=1; TEXT([.D232]; &quot;0.0#&quot;);IF([.D232]&gt;=0.001; TEXT([.D232]*1000; &quot;0.0#&quot;)&amp;&quot; m&quot;; IF([.D232]&gt;=0.000001; TEXT([.D232]*1000000; &quot;0.0#&quot;)&amp;&quot; µ&quot;;IF([.D232]&gt;=0.000000001; TEXT([.D232]*1000000000; &quot;0.0#&quot;)&amp;&quot; n&quot;; IF([.D232]&gt;=0.000000000001; TEXT([.D232]*1000000000000; &quot;0.0#&quot;)&amp;&quot; p&quot;;TEXT([.D232]; &quot;0.0#&quot;))))))))" office:value-type="string" office:string-value="26.1" calcext:value-type="string">
            <text:p>26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3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.7" calcext:value-type="float">
            <text:p>26.7</text:p>
          </table:table-cell>
          <table:table-cell/>
          <table:table-cell table:formula="of:=[.B233]+[.C233]" office:value-type="float" office:value="26.7" calcext:value-type="float">
            <text:p>26.7</text:p>
          </table:table-cell>
          <table:table-cell table:style-name="ce6" table:formula="of:=IF([.D233]&gt;=1000000; TEXT([.D233]/1000000; &quot;0.0#&quot;)&amp;&quot; M&quot;; IF([.D233]&gt;=1000; TEXT([.D233]/1000; &quot;0.0#&quot;)&amp;&quot; k&quot;;  IF([.D233]&gt;=1; TEXT([.D233]; &quot;0.0#&quot;);IF([.D233]&gt;=0.001; TEXT([.D233]*1000; &quot;0.0#&quot;)&amp;&quot; m&quot;; IF([.D233]&gt;=0.000001; TEXT([.D233]*1000000; &quot;0.0#&quot;)&amp;&quot; µ&quot;;IF([.D233]&gt;=0.000000001; TEXT([.D233]*1000000000; &quot;0.0#&quot;)&amp;&quot; n&quot;; IF([.D233]&gt;=0.000000000001; TEXT([.D233]*1000000000000; &quot;0.0#&quot;)&amp;&quot; p&quot;;TEXT([.D233]; &quot;0.0#&quot;))))))))" office:value-type="string" office:string-value="26.7" calcext:value-type="string">
            <text:p>26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3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.4" calcext:value-type="float">
            <text:p>27.4</text:p>
          </table:table-cell>
          <table:table-cell/>
          <table:table-cell table:formula="of:=[.B234]+[.C234]" office:value-type="float" office:value="27.4" calcext:value-type="float">
            <text:p>27.4</text:p>
          </table:table-cell>
          <table:table-cell table:style-name="ce6" table:formula="of:=IF([.D234]&gt;=1000000; TEXT([.D234]/1000000; &quot;0.0#&quot;)&amp;&quot; M&quot;; IF([.D234]&gt;=1000; TEXT([.D234]/1000; &quot;0.0#&quot;)&amp;&quot; k&quot;;  IF([.D234]&gt;=1; TEXT([.D234]; &quot;0.0#&quot;);IF([.D234]&gt;=0.001; TEXT([.D234]*1000; &quot;0.0#&quot;)&amp;&quot; m&quot;; IF([.D234]&gt;=0.000001; TEXT([.D234]*1000000; &quot;0.0#&quot;)&amp;&quot; µ&quot;;IF([.D234]&gt;=0.000000001; TEXT([.D234]*1000000000; &quot;0.0#&quot;)&amp;&quot; n&quot;; IF([.D234]&gt;=0.000000000001; TEXT([.D234]*1000000000000; &quot;0.0#&quot;)&amp;&quot; p&quot;;TEXT([.D234]; &quot;0.0#&quot;))))))))" office:value-type="string" office:string-value="27.4" calcext:value-type="string">
            <text:p>27.4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3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B235]+[.C235]" office:value-type="float" office:value="28" calcext:value-type="float">
            <text:p>28</text:p>
          </table:table-cell>
          <table:table-cell table:style-name="ce6" table:formula="of:=IF([.D235]&gt;=1000000; TEXT([.D235]/1000000; &quot;0.0#&quot;)&amp;&quot; M&quot;; IF([.D235]&gt;=1000; TEXT([.D235]/1000; &quot;0.0#&quot;)&amp;&quot; k&quot;;  IF([.D235]&gt;=1; TEXT([.D235]; &quot;0.0#&quot;);IF([.D235]&gt;=0.001; TEXT([.D235]*1000; &quot;0.0#&quot;)&amp;&quot; m&quot;; IF([.D235]&gt;=0.000001; TEXT([.D235]*1000000; &quot;0.0#&quot;)&amp;&quot; µ&quot;;IF([.D235]&gt;=0.000000001; TEXT([.D235]*1000000000; &quot;0.0#&quot;)&amp;&quot; n&quot;; IF([.D235]&gt;=0.000000000001; TEXT([.D235]*1000000000000; &quot;0.0#&quot;)&amp;&quot; p&quot;;TEXT([.D235]; &quot;0.0#&quot;))))))))" office:value-type="string" office:string-value="28.0" calcext:value-type="string">
            <text:p>2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3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0" calcext:value-type="float">
            <text:p>2870</text:p>
          </table:table-cell>
          <table:table-cell/>
          <table:table-cell table:formula="of:=[.B236]+[.C236]" office:value-type="float" office:value="2870" calcext:value-type="float">
            <text:p>2870</text:p>
          </table:table-cell>
          <table:table-cell table:style-name="ce6" table:formula="of:=IF([.D236]&gt;=1000000; TEXT([.D236]/1000000; &quot;0.0#&quot;)&amp;&quot; M&quot;; IF([.D236]&gt;=1000; TEXT([.D236]/1000; &quot;0.0#&quot;)&amp;&quot; k&quot;;  IF([.D236]&gt;=1; TEXT([.D236]; &quot;0.0#&quot;);IF([.D236]&gt;=0.001; TEXT([.D236]*1000; &quot;0.0#&quot;)&amp;&quot; m&quot;; IF([.D236]&gt;=0.000001; TEXT([.D236]*1000000; &quot;0.0#&quot;)&amp;&quot; µ&quot;;IF([.D236]&gt;=0.000000001; TEXT([.D236]*1000000000; &quot;0.0#&quot;)&amp;&quot; n&quot;; IF([.D236]&gt;=0.000000000001; TEXT([.D236]*1000000000000; &quot;0.0#&quot;)&amp;&quot; p&quot;;TEXT([.D236]; &quot;0.0#&quot;))))))))" office:value-type="string" office:string-value="2.87 k" calcext:value-type="string">
            <text:p>2.8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3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40" calcext:value-type="float">
            <text:p>2940</text:p>
          </table:table-cell>
          <table:table-cell/>
          <table:table-cell table:formula="of:=[.B237]+[.C237]" office:value-type="float" office:value="2940" calcext:value-type="float">
            <text:p>2940</text:p>
          </table:table-cell>
          <table:table-cell table:style-name="ce6" table:formula="of:=IF([.D237]&gt;=1000000; TEXT([.D237]/1000000; &quot;0.0#&quot;)&amp;&quot; M&quot;; IF([.D237]&gt;=1000; TEXT([.D237]/1000; &quot;0.0#&quot;)&amp;&quot; k&quot;;  IF([.D237]&gt;=1; TEXT([.D237]; &quot;0.0#&quot;);IF([.D237]&gt;=0.001; TEXT([.D237]*1000; &quot;0.0#&quot;)&amp;&quot; m&quot;; IF([.D237]&gt;=0.000001; TEXT([.D237]*1000000; &quot;0.0#&quot;)&amp;&quot; µ&quot;;IF([.D237]&gt;=0.000000001; TEXT([.D237]*1000000000; &quot;0.0#&quot;)&amp;&quot; n&quot;; IF([.D237]&gt;=0.000000000001; TEXT([.D237]*1000000000000; &quot;0.0#&quot;)&amp;&quot; p&quot;;TEXT([.D237]; &quot;0.0#&quot;))))))))" office:value-type="string" office:string-value="2.94 k" calcext:value-type="string">
            <text:p>2.9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3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" calcext:value-type="float">
            <text:p>3010</text:p>
          </table:table-cell>
          <table:table-cell/>
          <table:table-cell table:formula="of:=[.B238]+[.C238]" office:value-type="float" office:value="3010" calcext:value-type="float">
            <text:p>3010</text:p>
          </table:table-cell>
          <table:table-cell table:style-name="ce6" table:formula="of:=IF([.D238]&gt;=1000000; TEXT([.D238]/1000000; &quot;0.0#&quot;)&amp;&quot; M&quot;; IF([.D238]&gt;=1000; TEXT([.D238]/1000; &quot;0.0#&quot;)&amp;&quot; k&quot;;  IF([.D238]&gt;=1; TEXT([.D238]; &quot;0.0#&quot;);IF([.D238]&gt;=0.001; TEXT([.D238]*1000; &quot;0.0#&quot;)&amp;&quot; m&quot;; IF([.D238]&gt;=0.000001; TEXT([.D238]*1000000; &quot;0.0#&quot;)&amp;&quot; µ&quot;;IF([.D238]&gt;=0.000000001; TEXT([.D238]*1000000000; &quot;0.0#&quot;)&amp;&quot; n&quot;; IF([.D238]&gt;=0.000000000001; TEXT([.D238]*1000000000000; &quot;0.0#&quot;)&amp;&quot; p&quot;;TEXT([.D238]; &quot;0.0#&quot;))))))))" office:value-type="string" office:string-value="3.01 k" calcext:value-type="string">
            <text:p>3.0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44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3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" calcext:value-type="float">
            <text:p>3090</text:p>
          </table:table-cell>
          <table:table-cell/>
          <table:table-cell table:formula="of:=[.B239]+[.C239]" office:value-type="float" office:value="3090" calcext:value-type="float">
            <text:p>3090</text:p>
          </table:table-cell>
          <table:table-cell table:style-name="ce6" table:formula="of:=IF([.D239]&gt;=1000000; TEXT([.D239]/1000000; &quot;0.0#&quot;)&amp;&quot; M&quot;; IF([.D239]&gt;=1000; TEXT([.D239]/1000; &quot;0.0#&quot;)&amp;&quot; k&quot;;  IF([.D239]&gt;=1; TEXT([.D239]; &quot;0.0#&quot;);IF([.D239]&gt;=0.001; TEXT([.D239]*1000; &quot;0.0#&quot;)&amp;&quot; m&quot;; IF([.D239]&gt;=0.000001; TEXT([.D239]*1000000; &quot;0.0#&quot;)&amp;&quot; µ&quot;;IF([.D239]&gt;=0.000000001; TEXT([.D239]*1000000000; &quot;0.0#&quot;)&amp;&quot; n&quot;; IF([.D239]&gt;=0.000000000001; TEXT([.D239]*1000000000000; &quot;0.0#&quot;)&amp;&quot; p&quot;;TEXT([.D239]; &quot;0.0#&quot;))))))))" office:value-type="string" office:string-value="3.09 k" calcext:value-type="string">
            <text:p>3.0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3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00" calcext:value-type="float">
            <text:p>28700</text:p>
          </table:table-cell>
          <table:table-cell/>
          <table:table-cell table:formula="of:=[.B240]+[.C240]" office:value-type="float" office:value="28700" calcext:value-type="float">
            <text:p>28700</text:p>
          </table:table-cell>
          <table:table-cell table:style-name="ce6" table:formula="of:=IF([.D240]&gt;=1000000; TEXT([.D240]/1000000; &quot;0.0#&quot;)&amp;&quot; M&quot;; IF([.D240]&gt;=1000; TEXT([.D240]/1000; &quot;0.0#&quot;)&amp;&quot; k&quot;;  IF([.D240]&gt;=1; TEXT([.D240]; &quot;0.0#&quot;);IF([.D240]&gt;=0.001; TEXT([.D240]*1000; &quot;0.0#&quot;)&amp;&quot; m&quot;; IF([.D240]&gt;=0.000001; TEXT([.D240]*1000000; &quot;0.0#&quot;)&amp;&quot; µ&quot;;IF([.D240]&gt;=0.000000001; TEXT([.D240]*1000000000; &quot;0.0#&quot;)&amp;&quot; n&quot;; IF([.D240]&gt;=0.000000000001; TEXT([.D240]*1000000000000; &quot;0.0#&quot;)&amp;&quot; p&quot;;TEXT([.D240]; &quot;0.0#&quot;))))))))" office:value-type="string" office:string-value="28.7 k" calcext:value-type="string">
            <text:p>28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73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4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400" calcext:value-type="float">
            <text:p>29400</text:p>
          </table:table-cell>
          <table:table-cell/>
          <table:table-cell table:formula="of:=[.B241]+[.C241]" office:value-type="float" office:value="29400" calcext:value-type="float">
            <text:p>29400</text:p>
          </table:table-cell>
          <table:table-cell table:style-name="ce6" table:formula="of:=IF([.D241]&gt;=1000000; TEXT([.D241]/1000000; &quot;0.0#&quot;)&amp;&quot; M&quot;; IF([.D241]&gt;=1000; TEXT([.D241]/1000; &quot;0.0#&quot;)&amp;&quot; k&quot;;  IF([.D241]&gt;=1; TEXT([.D241]; &quot;0.0#&quot;);IF([.D241]&gt;=0.001; TEXT([.D241]*1000; &quot;0.0#&quot;)&amp;&quot; m&quot;; IF([.D241]&gt;=0.000001; TEXT([.D241]*1000000; &quot;0.0#&quot;)&amp;&quot; µ&quot;;IF([.D241]&gt;=0.000000001; TEXT([.D241]*1000000000; &quot;0.0#&quot;)&amp;&quot; n&quot;; IF([.D241]&gt;=0.000000000001; TEXT([.D241]*1000000000000; &quot;0.0#&quot;)&amp;&quot; p&quot;;TEXT([.D241]; &quot;0.0#&quot;))))))))" office:value-type="string" office:string-value="29.4 k" calcext:value-type="string">
            <text:p>29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4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" calcext:value-type="float">
            <text:p>30100</text:p>
          </table:table-cell>
          <table:table-cell/>
          <table:table-cell table:formula="of:=[.B242]+[.C242]" office:value-type="float" office:value="30100" calcext:value-type="float">
            <text:p>30100</text:p>
          </table:table-cell>
          <table:table-cell table:style-name="ce6" table:formula="of:=IF([.D242]&gt;=1000000; TEXT([.D242]/1000000; &quot;0.0#&quot;)&amp;&quot; M&quot;; IF([.D242]&gt;=1000; TEXT([.D242]/1000; &quot;0.0#&quot;)&amp;&quot; k&quot;;  IF([.D242]&gt;=1; TEXT([.D242]; &quot;0.0#&quot;);IF([.D242]&gt;=0.001; TEXT([.D242]*1000; &quot;0.0#&quot;)&amp;&quot; m&quot;; IF([.D242]&gt;=0.000001; TEXT([.D242]*1000000; &quot;0.0#&quot;)&amp;&quot; µ&quot;;IF([.D242]&gt;=0.000000001; TEXT([.D242]*1000000000; &quot;0.0#&quot;)&amp;&quot; n&quot;; IF([.D242]&gt;=0.000000000001; TEXT([.D242]*1000000000000; &quot;0.0#&quot;)&amp;&quot; p&quot;;TEXT([.D242]; &quot;0.0#&quot;))))))))" office:value-type="string" office:string-value="30.1 k" calcext:value-type="string">
            <text:p>30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4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0" calcext:value-type="float">
            <text:p>30900</text:p>
          </table:table-cell>
          <table:table-cell/>
          <table:table-cell table:formula="of:=[.B243]+[.C243]" office:value-type="float" office:value="30900" calcext:value-type="float">
            <text:p>30900</text:p>
          </table:table-cell>
          <table:table-cell table:style-name="ce6" table:formula="of:=IF([.D243]&gt;=1000000; TEXT([.D243]/1000000; &quot;0.0#&quot;)&amp;&quot; M&quot;; IF([.D243]&gt;=1000; TEXT([.D243]/1000; &quot;0.0#&quot;)&amp;&quot; k&quot;;  IF([.D243]&gt;=1; TEXT([.D243]; &quot;0.0#&quot;);IF([.D243]&gt;=0.001; TEXT([.D243]*1000; &quot;0.0#&quot;)&amp;&quot; m&quot;; IF([.D243]&gt;=0.000001; TEXT([.D243]*1000000; &quot;0.0#&quot;)&amp;&quot; µ&quot;;IF([.D243]&gt;=0.000000001; TEXT([.D243]*1000000000; &quot;0.0#&quot;)&amp;&quot; n&quot;; IF([.D243]&gt;=0.000000000001; TEXT([.D243]*1000000000000; &quot;0.0#&quot;)&amp;&quot; p&quot;;TEXT([.D243]; &quot;0.0#&quot;))))))))" office:value-type="string" office:string-value="30.9 k" calcext:value-type="string">
            <text:p>30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4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" calcext:value-type="float">
            <text:p>287</text:p>
          </table:table-cell>
          <table:table-cell/>
          <table:table-cell table:formula="of:=[.B244]+[.C244]" office:value-type="float" office:value="287" calcext:value-type="float">
            <text:p>287</text:p>
          </table:table-cell>
          <table:table-cell table:style-name="ce6" table:formula="of:=IF([.D244]&gt;=1000000; TEXT([.D244]/1000000; &quot;0.0#&quot;)&amp;&quot; M&quot;; IF([.D244]&gt;=1000; TEXT([.D244]/1000; &quot;0.0#&quot;)&amp;&quot; k&quot;;  IF([.D244]&gt;=1; TEXT([.D244]; &quot;0.0#&quot;);IF([.D244]&gt;=0.001; TEXT([.D244]*1000; &quot;0.0#&quot;)&amp;&quot; m&quot;; IF([.D244]&gt;=0.000001; TEXT([.D244]*1000000; &quot;0.0#&quot;)&amp;&quot; µ&quot;;IF([.D244]&gt;=0.000000001; TEXT([.D244]*1000000000; &quot;0.0#&quot;)&amp;&quot; n&quot;; IF([.D244]&gt;=0.000000000001; TEXT([.D244]*1000000000000; &quot;0.0#&quot;)&amp;&quot; p&quot;;TEXT([.D244]; &quot;0.0#&quot;))))))))" office:value-type="string" office:string-value="287.0" calcext:value-type="string">
            <text:p>28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4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4" calcext:value-type="float">
            <text:p>294</text:p>
          </table:table-cell>
          <table:table-cell/>
          <table:table-cell table:formula="of:=[.B245]+[.C245]" office:value-type="float" office:value="294" calcext:value-type="float">
            <text:p>294</text:p>
          </table:table-cell>
          <table:table-cell table:style-name="ce6" table:formula="of:=IF([.D245]&gt;=1000000; TEXT([.D245]/1000000; &quot;0.0#&quot;)&amp;&quot; M&quot;; IF([.D245]&gt;=1000; TEXT([.D245]/1000; &quot;0.0#&quot;)&amp;&quot; k&quot;;  IF([.D245]&gt;=1; TEXT([.D245]; &quot;0.0#&quot;);IF([.D245]&gt;=0.001; TEXT([.D245]*1000; &quot;0.0#&quot;)&amp;&quot; m&quot;; IF([.D245]&gt;=0.000001; TEXT([.D245]*1000000; &quot;0.0#&quot;)&amp;&quot; µ&quot;;IF([.D245]&gt;=0.000000001; TEXT([.D245]*1000000000; &quot;0.0#&quot;)&amp;&quot; n&quot;; IF([.D245]&gt;=0.000000000001; TEXT([.D245]*1000000000000; &quot;0.0#&quot;)&amp;&quot; p&quot;;TEXT([.D245]; &quot;0.0#&quot;))))))))" office:value-type="string" office:string-value="294.0" calcext:value-type="string">
            <text:p>29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4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B246]+[.C246]" office:value-type="float" office:value="301" calcext:value-type="float">
            <text:p>301</text:p>
          </table:table-cell>
          <table:table-cell table:style-name="ce6" table:formula="of:=IF([.D246]&gt;=1000000; TEXT([.D246]/1000000; &quot;0.0#&quot;)&amp;&quot; M&quot;; IF([.D246]&gt;=1000; TEXT([.D246]/1000; &quot;0.0#&quot;)&amp;&quot; k&quot;;  IF([.D246]&gt;=1; TEXT([.D246]; &quot;0.0#&quot;);IF([.D246]&gt;=0.001; TEXT([.D246]*1000; &quot;0.0#&quot;)&amp;&quot; m&quot;; IF([.D246]&gt;=0.000001; TEXT([.D246]*1000000; &quot;0.0#&quot;)&amp;&quot; µ&quot;;IF([.D246]&gt;=0.000000001; TEXT([.D246]*1000000000; &quot;0.0#&quot;)&amp;&quot; n&quot;; IF([.D246]&gt;=0.000000000001; TEXT([.D246]*1000000000000; &quot;0.0#&quot;)&amp;&quot; p&quot;;TEXT([.D246]; &quot;0.0#&quot;))))))))" office:value-type="string" office:string-value="301.0" calcext:value-type="string">
            <text:p>30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4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[.B247]+[.C247]" office:value-type="float" office:value="309" calcext:value-type="float">
            <text:p>309</text:p>
          </table:table-cell>
          <table:table-cell table:style-name="ce6" table:formula="of:=IF([.D247]&gt;=1000000; TEXT([.D247]/1000000; &quot;0.0#&quot;)&amp;&quot; M&quot;; IF([.D247]&gt;=1000; TEXT([.D247]/1000; &quot;0.0#&quot;)&amp;&quot; k&quot;;  IF([.D247]&gt;=1; TEXT([.D247]; &quot;0.0#&quot;);IF([.D247]&gt;=0.001; TEXT([.D247]*1000; &quot;0.0#&quot;)&amp;&quot; m&quot;; IF([.D247]&gt;=0.000001; TEXT([.D247]*1000000; &quot;0.0#&quot;)&amp;&quot; µ&quot;;IF([.D247]&gt;=0.000000001; TEXT([.D247]*1000000000; &quot;0.0#&quot;)&amp;&quot; n&quot;; IF([.D247]&gt;=0.000000000001; TEXT([.D247]*1000000000000; &quot;0.0#&quot;)&amp;&quot; p&quot;;TEXT([.D247]; &quot;0.0#&quot;))))))))" office:value-type="string" office:string-value="309.0" calcext:value-type="string">
            <text:p>30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4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470" calcext:value-type="float">
            <text:p>1470</text:p>
          </table:table-cell>
          <table:table-cell/>
          <table:table-cell table:formula="of:=[.B248]+[.C248]" office:value-type="float" office:value="1470" calcext:value-type="float">
            <text:p>1470</text:p>
          </table:table-cell>
          <table:table-cell table:style-name="ce6" table:formula="of:=IF([.D248]&gt;=1000000; TEXT([.D248]/1000000; &quot;0.0#&quot;)&amp;&quot; M&quot;; IF([.D248]&gt;=1000; TEXT([.D248]/1000; &quot;0.0#&quot;)&amp;&quot; k&quot;;  IF([.D248]&gt;=1; TEXT([.D248]; &quot;0.0#&quot;);IF([.D248]&gt;=0.001; TEXT([.D248]*1000; &quot;0.0#&quot;)&amp;&quot; m&quot;; IF([.D248]&gt;=0.000001; TEXT([.D248]*1000000; &quot;0.0#&quot;)&amp;&quot; µ&quot;;IF([.D248]&gt;=0.000000001; TEXT([.D248]*1000000000; &quot;0.0#&quot;)&amp;&quot; n&quot;; IF([.D248]&gt;=0.000000000001; TEXT([.D248]*1000000000000; &quot;0.0#&quot;)&amp;&quot; p&quot;;TEXT([.D248]; &quot;0.0#&quot;))))))))" office:value-type="string" office:string-value="1.47 k" calcext:value-type="string">
            <text:p>1.4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4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/>
          <table:table-cell table:formula="of:=[.B249]+[.C249]" office:value-type="float" office:value="1500" calcext:value-type="float">
            <text:p>1500</text:p>
          </table:table-cell>
          <table:table-cell table:style-name="ce6" table:formula="of:=IF([.D249]&gt;=1000000; TEXT([.D249]/1000000; &quot;0.0#&quot;)&amp;&quot; M&quot;; IF([.D249]&gt;=1000; TEXT([.D249]/1000; &quot;0.0#&quot;)&amp;&quot; k&quot;;  IF([.D249]&gt;=1; TEXT([.D249]; &quot;0.0#&quot;);IF([.D249]&gt;=0.001; TEXT([.D249]*1000; &quot;0.0#&quot;)&amp;&quot; m&quot;; IF([.D249]&gt;=0.000001; TEXT([.D249]*1000000; &quot;0.0#&quot;)&amp;&quot; µ&quot;;IF([.D249]&gt;=0.000000001; TEXT([.D249]*1000000000; &quot;0.0#&quot;)&amp;&quot; n&quot;; IF([.D249]&gt;=0.000000000001; TEXT([.D249]*1000000000000; &quot;0.0#&quot;)&amp;&quot; p&quot;;TEXT([.D249]; &quot;0.0#&quot;))))))))" office:value-type="string" office:string-value="1.5 k" calcext:value-type="string">
            <text:p>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0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4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40" calcext:value-type="float">
            <text:p>1540</text:p>
          </table:table-cell>
          <table:table-cell/>
          <table:table-cell table:formula="of:=[.B250]+[.C250]" office:value-type="float" office:value="1540" calcext:value-type="float">
            <text:p>1540</text:p>
          </table:table-cell>
          <table:table-cell table:style-name="ce6" table:formula="of:=IF([.D250]&gt;=1000000; TEXT([.D250]/1000000; &quot;0.0#&quot;)&amp;&quot; M&quot;; IF([.D250]&gt;=1000; TEXT([.D250]/1000; &quot;0.0#&quot;)&amp;&quot; k&quot;;  IF([.D250]&gt;=1; TEXT([.D250]; &quot;0.0#&quot;);IF([.D250]&gt;=0.001; TEXT([.D250]*1000; &quot;0.0#&quot;)&amp;&quot; m&quot;; IF([.D250]&gt;=0.000001; TEXT([.D250]*1000000; &quot;0.0#&quot;)&amp;&quot; µ&quot;;IF([.D250]&gt;=0.000000001; TEXT([.D250]*1000000000; &quot;0.0#&quot;)&amp;&quot; n&quot;; IF([.D250]&gt;=0.000000000001; TEXT([.D250]*1000000000000; &quot;0.0#&quot;)&amp;&quot; p&quot;;TEXT([.D250]; &quot;0.0#&quot;))))))))" office:value-type="string" office:string-value="1.54 k" calcext:value-type="string">
            <text:p>1.5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5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80" calcext:value-type="float">
            <text:p>1580</text:p>
          </table:table-cell>
          <table:table-cell/>
          <table:table-cell table:formula="of:=[.B251]+[.C251]" office:value-type="float" office:value="1580" calcext:value-type="float">
            <text:p>1580</text:p>
          </table:table-cell>
          <table:table-cell table:style-name="ce6" table:formula="of:=IF([.D251]&gt;=1000000; TEXT([.D251]/1000000; &quot;0.0#&quot;)&amp;&quot; M&quot;; IF([.D251]&gt;=1000; TEXT([.D251]/1000; &quot;0.0#&quot;)&amp;&quot; k&quot;;  IF([.D251]&gt;=1; TEXT([.D251]; &quot;0.0#&quot;);IF([.D251]&gt;=0.001; TEXT([.D251]*1000; &quot;0.0#&quot;)&amp;&quot; m&quot;; IF([.D251]&gt;=0.000001; TEXT([.D251]*1000000; &quot;0.0#&quot;)&amp;&quot; µ&quot;;IF([.D251]&gt;=0.000000001; TEXT([.D251]*1000000000; &quot;0.0#&quot;)&amp;&quot; n&quot;; IF([.D251]&gt;=0.000000000001; TEXT([.D251]*1000000000000; &quot;0.0#&quot;)&amp;&quot; p&quot;;TEXT([.D251]; &quot;0.0#&quot;))))))))" office:value-type="string" office:string-value="1.58 k" calcext:value-type="string">
            <text:p>1.5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26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5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[.B252]+[.C252]" office:value-type="float" office:value="100000" calcext:value-type="float">
            <text:p>100000</text:p>
          </table:table-cell>
          <table:table-cell table:style-name="ce6" table:formula="of:=IF([.D252]&gt;=1000000; TEXT([.D252]/1000000; &quot;0.0#&quot;)&amp;&quot; M&quot;; IF([.D252]&gt;=1000; TEXT([.D252]/1000; &quot;0.0#&quot;)&amp;&quot; k&quot;;  IF([.D252]&gt;=1; TEXT([.D252]; &quot;0.0#&quot;);IF([.D252]&gt;=0.001; TEXT([.D252]*1000; &quot;0.0#&quot;)&amp;&quot; m&quot;; IF([.D252]&gt;=0.000001; TEXT([.D252]*1000000; &quot;0.0#&quot;)&amp;&quot; µ&quot;;IF([.D252]&gt;=0.000000001; TEXT([.D252]*1000000000; &quot;0.0#&quot;)&amp;&quot; n&quot;; IF([.D252]&gt;=0.000000000001; TEXT([.D252]*1000000000000; &quot;0.0#&quot;)&amp;&quot; p&quot;;TEXT([.D252]; &quot;0.0#&quot;))))))))" office:value-type="string" office:string-value="100.0 k" calcext:value-type="string">
            <text:p>1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58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5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2000" calcext:value-type="float">
            <text:p>102000</text:p>
          </table:table-cell>
          <table:table-cell/>
          <table:table-cell table:formula="of:=[.B253]+[.C253]" office:value-type="float" office:value="102000" calcext:value-type="float">
            <text:p>102000</text:p>
          </table:table-cell>
          <table:table-cell table:style-name="ce6" table:formula="of:=IF([.D253]&gt;=1000000; TEXT([.D253]/1000000; &quot;0.0#&quot;)&amp;&quot; M&quot;; IF([.D253]&gt;=1000; TEXT([.D253]/1000; &quot;0.0#&quot;)&amp;&quot; k&quot;;  IF([.D253]&gt;=1; TEXT([.D253]; &quot;0.0#&quot;);IF([.D253]&gt;=0.001; TEXT([.D253]*1000; &quot;0.0#&quot;)&amp;&quot; m&quot;; IF([.D253]&gt;=0.000001; TEXT([.D253]*1000000; &quot;0.0#&quot;)&amp;&quot; µ&quot;;IF([.D253]&gt;=0.000000001; TEXT([.D253]*1000000000; &quot;0.0#&quot;)&amp;&quot; n&quot;; IF([.D253]&gt;=0.000000000001; TEXT([.D253]*1000000000000; &quot;0.0#&quot;)&amp;&quot; p&quot;;TEXT([.D253]; &quot;0.0#&quot;))))))))" office:value-type="string" office:string-value="102.0 k" calcext:value-type="string">
            <text:p>10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5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5000" calcext:value-type="float">
            <text:p>105000</text:p>
          </table:table-cell>
          <table:table-cell/>
          <table:table-cell table:formula="of:=[.B254]+[.C254]" office:value-type="float" office:value="105000" calcext:value-type="float">
            <text:p>105000</text:p>
          </table:table-cell>
          <table:table-cell table:style-name="ce6" table:formula="of:=IF([.D254]&gt;=1000000; TEXT([.D254]/1000000; &quot;0.0#&quot;)&amp;&quot; M&quot;; IF([.D254]&gt;=1000; TEXT([.D254]/1000; &quot;0.0#&quot;)&amp;&quot; k&quot;;  IF([.D254]&gt;=1; TEXT([.D254]; &quot;0.0#&quot;);IF([.D254]&gt;=0.001; TEXT([.D254]*1000; &quot;0.0#&quot;)&amp;&quot; m&quot;; IF([.D254]&gt;=0.000001; TEXT([.D254]*1000000; &quot;0.0#&quot;)&amp;&quot; µ&quot;;IF([.D254]&gt;=0.000000001; TEXT([.D254]*1000000000; &quot;0.0#&quot;)&amp;&quot; n&quot;; IF([.D254]&gt;=0.000000000001; TEXT([.D254]*1000000000000; &quot;0.0#&quot;)&amp;&quot; p&quot;;TEXT([.D254]; &quot;0.0#&quot;))))))))" office:value-type="string" office:string-value="105.0 k" calcext:value-type="string">
            <text:p>10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5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7000" calcext:value-type="float">
            <text:p>107000</text:p>
          </table:table-cell>
          <table:table-cell/>
          <table:table-cell table:formula="of:=[.B255]+[.C255]" office:value-type="float" office:value="107000" calcext:value-type="float">
            <text:p>107000</text:p>
          </table:table-cell>
          <table:table-cell table:style-name="ce6" table:formula="of:=IF([.D255]&gt;=1000000; TEXT([.D255]/1000000; &quot;0.0#&quot;)&amp;&quot; M&quot;; IF([.D255]&gt;=1000; TEXT([.D255]/1000; &quot;0.0#&quot;)&amp;&quot; k&quot;;  IF([.D255]&gt;=1; TEXT([.D255]; &quot;0.0#&quot;);IF([.D255]&gt;=0.001; TEXT([.D255]*1000; &quot;0.0#&quot;)&amp;&quot; m&quot;; IF([.D255]&gt;=0.000001; TEXT([.D255]*1000000; &quot;0.0#&quot;)&amp;&quot; µ&quot;;IF([.D255]&gt;=0.000000001; TEXT([.D255]*1000000000; &quot;0.0#&quot;)&amp;&quot; n&quot;; IF([.D255]&gt;=0.000000000001; TEXT([.D255]*1000000000000; &quot;0.0#&quot;)&amp;&quot; p&quot;;TEXT([.D255]; &quot;0.0#&quot;))))))))" office:value-type="string" office:string-value="107.0 k" calcext:value-type="string">
            <text:p>10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5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000" calcext:value-type="float">
            <text:p>261000</text:p>
          </table:table-cell>
          <table:table-cell/>
          <table:table-cell table:formula="of:=[.B256]+[.C256]" office:value-type="float" office:value="261000" calcext:value-type="float">
            <text:p>261000</text:p>
          </table:table-cell>
          <table:table-cell table:style-name="ce6" table:formula="of:=IF([.D256]&gt;=1000000; TEXT([.D256]/1000000; &quot;0.0#&quot;)&amp;&quot; M&quot;; IF([.D256]&gt;=1000; TEXT([.D256]/1000; &quot;0.0#&quot;)&amp;&quot; k&quot;;  IF([.D256]&gt;=1; TEXT([.D256]; &quot;0.0#&quot;);IF([.D256]&gt;=0.001; TEXT([.D256]*1000; &quot;0.0#&quot;)&amp;&quot; m&quot;; IF([.D256]&gt;=0.000001; TEXT([.D256]*1000000; &quot;0.0#&quot;)&amp;&quot; µ&quot;;IF([.D256]&gt;=0.000000001; TEXT([.D256]*1000000000; &quot;0.0#&quot;)&amp;&quot; n&quot;; IF([.D256]&gt;=0.000000000001; TEXT([.D256]*1000000000000; &quot;0.0#&quot;)&amp;&quot; p&quot;;TEXT([.D256]; &quot;0.0#&quot;))))))))" office:value-type="string" office:string-value="261.0 k" calcext:value-type="string">
            <text:p>26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5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7000" calcext:value-type="float">
            <text:p>267000</text:p>
          </table:table-cell>
          <table:table-cell/>
          <table:table-cell table:formula="of:=[.B257]+[.C257]" office:value-type="float" office:value="267000" calcext:value-type="float">
            <text:p>267000</text:p>
          </table:table-cell>
          <table:table-cell table:style-name="ce6" table:formula="of:=IF([.D257]&gt;=1000000; TEXT([.D257]/1000000; &quot;0.0#&quot;)&amp;&quot; M&quot;; IF([.D257]&gt;=1000; TEXT([.D257]/1000; &quot;0.0#&quot;)&amp;&quot; k&quot;;  IF([.D257]&gt;=1; TEXT([.D257]; &quot;0.0#&quot;);IF([.D257]&gt;=0.001; TEXT([.D257]*1000; &quot;0.0#&quot;)&amp;&quot; m&quot;; IF([.D257]&gt;=0.000001; TEXT([.D257]*1000000; &quot;0.0#&quot;)&amp;&quot; µ&quot;;IF([.D257]&gt;=0.000000001; TEXT([.D257]*1000000000; &quot;0.0#&quot;)&amp;&quot; n&quot;; IF([.D257]&gt;=0.000000000001; TEXT([.D257]*1000000000000; &quot;0.0#&quot;)&amp;&quot; p&quot;;TEXT([.D257]; &quot;0.0#&quot;))))))))" office:value-type="string" office:string-value="267.0 k" calcext:value-type="string">
            <text:p>26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5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00" calcext:value-type="float">
            <text:p>274000</text:p>
          </table:table-cell>
          <table:table-cell/>
          <table:table-cell table:formula="of:=[.B258]+[.C258]" office:value-type="float" office:value="274000" calcext:value-type="float">
            <text:p>274000</text:p>
          </table:table-cell>
          <table:table-cell table:style-name="ce6" table:formula="of:=IF([.D258]&gt;=1000000; TEXT([.D258]/1000000; &quot;0.0#&quot;)&amp;&quot; M&quot;; IF([.D258]&gt;=1000; TEXT([.D258]/1000; &quot;0.0#&quot;)&amp;&quot; k&quot;;  IF([.D258]&gt;=1; TEXT([.D258]; &quot;0.0#&quot;);IF([.D258]&gt;=0.001; TEXT([.D258]*1000; &quot;0.0#&quot;)&amp;&quot; m&quot;; IF([.D258]&gt;=0.000001; TEXT([.D258]*1000000; &quot;0.0#&quot;)&amp;&quot; µ&quot;;IF([.D258]&gt;=0.000000001; TEXT([.D258]*1000000000; &quot;0.0#&quot;)&amp;&quot; n&quot;; IF([.D258]&gt;=0.000000000001; TEXT([.D258]*1000000000000; &quot;0.0#&quot;)&amp;&quot; p&quot;;TEXT([.D258]; &quot;0.0#&quot;))))))))" office:value-type="string" office:string-value="274.0 k" calcext:value-type="string">
            <text:p>27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5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0000" calcext:value-type="float">
            <text:p>280000</text:p>
          </table:table-cell>
          <table:table-cell/>
          <table:table-cell table:formula="of:=[.B259]+[.C259]" office:value-type="float" office:value="280000" calcext:value-type="float">
            <text:p>280000</text:p>
          </table:table-cell>
          <table:table-cell table:style-name="ce6" table:formula="of:=IF([.D259]&gt;=1000000; TEXT([.D259]/1000000; &quot;0.0#&quot;)&amp;&quot; M&quot;; IF([.D259]&gt;=1000; TEXT([.D259]/1000; &quot;0.0#&quot;)&amp;&quot; k&quot;;  IF([.D259]&gt;=1; TEXT([.D259]; &quot;0.0#&quot;);IF([.D259]&gt;=0.001; TEXT([.D259]*1000; &quot;0.0#&quot;)&amp;&quot; m&quot;; IF([.D259]&gt;=0.000001; TEXT([.D259]*1000000; &quot;0.0#&quot;)&amp;&quot; µ&quot;;IF([.D259]&gt;=0.000000001; TEXT([.D259]*1000000000; &quot;0.0#&quot;)&amp;&quot; n&quot;; IF([.D259]&gt;=0.000000000001; TEXT([.D259]*1000000000000; &quot;0.0#&quot;)&amp;&quot; p&quot;;TEXT([.D259]; &quot;0.0#&quot;))))))))" office:value-type="string" office:string-value="280.0 k" calcext:value-type="string">
            <text:p>28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5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" calcext:value-type="float">
            <text:p>261</text:p>
          </table:table-cell>
          <table:table-cell/>
          <table:table-cell table:formula="of:=[.B260]+[.C260]" office:value-type="float" office:value="261" calcext:value-type="float">
            <text:p>261</text:p>
          </table:table-cell>
          <table:table-cell table:style-name="ce6" table:formula="of:=IF([.D260]&gt;=1000000; TEXT([.D260]/1000000; &quot;0.0#&quot;)&amp;&quot; M&quot;; IF([.D260]&gt;=1000; TEXT([.D260]/1000; &quot;0.0#&quot;)&amp;&quot; k&quot;;  IF([.D260]&gt;=1; TEXT([.D260]; &quot;0.0#&quot;);IF([.D260]&gt;=0.001; TEXT([.D260]*1000; &quot;0.0#&quot;)&amp;&quot; m&quot;; IF([.D260]&gt;=0.000001; TEXT([.D260]*1000000; &quot;0.0#&quot;)&amp;&quot; µ&quot;;IF([.D260]&gt;=0.000000001; TEXT([.D260]*1000000000; &quot;0.0#&quot;)&amp;&quot; n&quot;; IF([.D260]&gt;=0.000000000001; TEXT([.D260]*1000000000000; &quot;0.0#&quot;)&amp;&quot; p&quot;;TEXT([.D260]; &quot;0.0#&quot;))))))))" office:value-type="string" office:string-value="261.0" calcext:value-type="string">
            <text:p>26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6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7" calcext:value-type="float">
            <text:p>267</text:p>
          </table:table-cell>
          <table:table-cell/>
          <table:table-cell table:formula="of:=[.B261]+[.C261]" office:value-type="float" office:value="267" calcext:value-type="float">
            <text:p>267</text:p>
          </table:table-cell>
          <table:table-cell table:style-name="ce6" table:formula="of:=IF([.D261]&gt;=1000000; TEXT([.D261]/1000000; &quot;0.0#&quot;)&amp;&quot; M&quot;; IF([.D261]&gt;=1000; TEXT([.D261]/1000; &quot;0.0#&quot;)&amp;&quot; k&quot;;  IF([.D261]&gt;=1; TEXT([.D261]; &quot;0.0#&quot;);IF([.D261]&gt;=0.001; TEXT([.D261]*1000; &quot;0.0#&quot;)&amp;&quot; m&quot;; IF([.D261]&gt;=0.000001; TEXT([.D261]*1000000; &quot;0.0#&quot;)&amp;&quot; µ&quot;;IF([.D261]&gt;=0.000000001; TEXT([.D261]*1000000000; &quot;0.0#&quot;)&amp;&quot; n&quot;; IF([.D261]&gt;=0.000000000001; TEXT([.D261]*1000000000000; &quot;0.0#&quot;)&amp;&quot; p&quot;;TEXT([.D261]; &quot;0.0#&quot;))))))))" office:value-type="string" office:string-value="267.0" calcext:value-type="string">
            <text:p>26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18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6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[.B262]+[.C262]" office:value-type="float" office:value="274" calcext:value-type="float">
            <text:p>274</text:p>
          </table:table-cell>
          <table:table-cell table:style-name="ce6" table:formula="of:=IF([.D262]&gt;=1000000; TEXT([.D262]/1000000; &quot;0.0#&quot;)&amp;&quot; M&quot;; IF([.D262]&gt;=1000; TEXT([.D262]/1000; &quot;0.0#&quot;)&amp;&quot; k&quot;;  IF([.D262]&gt;=1; TEXT([.D262]; &quot;0.0#&quot;);IF([.D262]&gt;=0.001; TEXT([.D262]*1000; &quot;0.0#&quot;)&amp;&quot; m&quot;; IF([.D262]&gt;=0.000001; TEXT([.D262]*1000000; &quot;0.0#&quot;)&amp;&quot; µ&quot;;IF([.D262]&gt;=0.000000001; TEXT([.D262]*1000000000; &quot;0.0#&quot;)&amp;&quot; n&quot;; IF([.D262]&gt;=0.000000000001; TEXT([.D262]*1000000000000; &quot;0.0#&quot;)&amp;&quot; p&quot;;TEXT([.D262]; &quot;0.0#&quot;))))))))" office:value-type="string" office:string-value="274.0" calcext:value-type="string">
            <text:p>27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6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B263]+[.C263]" office:value-type="float" office:value="280" calcext:value-type="float">
            <text:p>280</text:p>
          </table:table-cell>
          <table:table-cell table:style-name="ce6" table:formula="of:=IF([.D263]&gt;=1000000; TEXT([.D263]/1000000; &quot;0.0#&quot;)&amp;&quot; M&quot;; IF([.D263]&gt;=1000; TEXT([.D263]/1000; &quot;0.0#&quot;)&amp;&quot; k&quot;;  IF([.D263]&gt;=1; TEXT([.D263]; &quot;0.0#&quot;);IF([.D263]&gt;=0.001; TEXT([.D263]*1000; &quot;0.0#&quot;)&amp;&quot; m&quot;; IF([.D263]&gt;=0.000001; TEXT([.D263]*1000000; &quot;0.0#&quot;)&amp;&quot; µ&quot;;IF([.D263]&gt;=0.000000001; TEXT([.D263]*1000000000; &quot;0.0#&quot;)&amp;&quot; n&quot;; IF([.D263]&gt;=0.000000000001; TEXT([.D263]*1000000000000; &quot;0.0#&quot;)&amp;&quot; p&quot;;TEXT([.D263]; &quot;0.0#&quot;))))))))" office:value-type="string" office:string-value="280.0" calcext:value-type="string">
            <text:p>2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6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0" calcext:value-type="float">
            <text:p>2610</text:p>
          </table:table-cell>
          <table:table-cell/>
          <table:table-cell table:formula="of:=[.B264]+[.C264]" office:value-type="float" office:value="2610" calcext:value-type="float">
            <text:p>2610</text:p>
          </table:table-cell>
          <table:table-cell table:style-name="ce6" table:formula="of:=IF([.D264]&gt;=1000000; TEXT([.D264]/1000000; &quot;0.0#&quot;)&amp;&quot; M&quot;; IF([.D264]&gt;=1000; TEXT([.D264]/1000; &quot;0.0#&quot;)&amp;&quot; k&quot;;  IF([.D264]&gt;=1; TEXT([.D264]; &quot;0.0#&quot;);IF([.D264]&gt;=0.001; TEXT([.D264]*1000; &quot;0.0#&quot;)&amp;&quot; m&quot;; IF([.D264]&gt;=0.000001; TEXT([.D264]*1000000; &quot;0.0#&quot;)&amp;&quot; µ&quot;;IF([.D264]&gt;=0.000000001; TEXT([.D264]*1000000000; &quot;0.0#&quot;)&amp;&quot; n&quot;; IF([.D264]&gt;=0.000000000001; TEXT([.D264]*1000000000000; &quot;0.0#&quot;)&amp;&quot; p&quot;;TEXT([.D264]; &quot;0.0#&quot;))))))))" office:value-type="string" office:string-value="2.61 k" calcext:value-type="string">
            <text:p>2.6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24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6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[.B265]+[.C265]" office:value-type="float" office:value="2670" calcext:value-type="float">
            <text:p>2670</text:p>
          </table:table-cell>
          <table:table-cell table:style-name="ce6" table:formula="of:=IF([.D265]&gt;=1000000; TEXT([.D265]/1000000; &quot;0.0#&quot;)&amp;&quot; M&quot;; IF([.D265]&gt;=1000; TEXT([.D265]/1000; &quot;0.0#&quot;)&amp;&quot; k&quot;;  IF([.D265]&gt;=1; TEXT([.D265]; &quot;0.0#&quot;);IF([.D265]&gt;=0.001; TEXT([.D265]*1000; &quot;0.0#&quot;)&amp;&quot; m&quot;; IF([.D265]&gt;=0.000001; TEXT([.D265]*1000000; &quot;0.0#&quot;)&amp;&quot; µ&quot;;IF([.D265]&gt;=0.000000001; TEXT([.D265]*1000000000; &quot;0.0#&quot;)&amp;&quot; n&quot;; IF([.D265]&gt;=0.000000000001; TEXT([.D265]*1000000000000; &quot;0.0#&quot;)&amp;&quot; p&quot;;TEXT([.D265]; &quot;0.0#&quot;))))))))" office:value-type="string" office:string-value="2.67 k" calcext:value-type="string">
            <text:p>2.6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6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" calcext:value-type="float">
            <text:p>2740</text:p>
          </table:table-cell>
          <table:table-cell/>
          <table:table-cell table:formula="of:=[.B266]+[.C266]" office:value-type="float" office:value="2740" calcext:value-type="float">
            <text:p>2740</text:p>
          </table:table-cell>
          <table:table-cell table:style-name="ce6" table:formula="of:=IF([.D266]&gt;=1000000; TEXT([.D266]/1000000; &quot;0.0#&quot;)&amp;&quot; M&quot;; IF([.D266]&gt;=1000; TEXT([.D266]/1000; &quot;0.0#&quot;)&amp;&quot; k&quot;;  IF([.D266]&gt;=1; TEXT([.D266]; &quot;0.0#&quot;);IF([.D266]&gt;=0.001; TEXT([.D266]*1000; &quot;0.0#&quot;)&amp;&quot; m&quot;; IF([.D266]&gt;=0.000001; TEXT([.D266]*1000000; &quot;0.0#&quot;)&amp;&quot; µ&quot;;IF([.D266]&gt;=0.000000001; TEXT([.D266]*1000000000; &quot;0.0#&quot;)&amp;&quot; n&quot;; IF([.D266]&gt;=0.000000000001; TEXT([.D266]*1000000000000; &quot;0.0#&quot;)&amp;&quot; p&quot;;TEXT([.D266]; &quot;0.0#&quot;))))))))" office:value-type="string" office:string-value="2.74 k" calcext:value-type="string">
            <text:p>2.7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6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[.B267]+[.C267]" office:value-type="float" office:value="2800" calcext:value-type="float">
            <text:p>2800</text:p>
          </table:table-cell>
          <table:table-cell table:style-name="ce6" table:formula="of:=IF([.D267]&gt;=1000000; TEXT([.D267]/1000000; &quot;0.0#&quot;)&amp;&quot; M&quot;; IF([.D267]&gt;=1000; TEXT([.D267]/1000; &quot;0.0#&quot;)&amp;&quot; k&quot;;  IF([.D267]&gt;=1; TEXT([.D267]; &quot;0.0#&quot;);IF([.D267]&gt;=0.001; TEXT([.D267]*1000; &quot;0.0#&quot;)&amp;&quot; m&quot;; IF([.D267]&gt;=0.000001; TEXT([.D267]*1000000; &quot;0.0#&quot;)&amp;&quot; µ&quot;;IF([.D267]&gt;=0.000000001; TEXT([.D267]*1000000000; &quot;0.0#&quot;)&amp;&quot; n&quot;; IF([.D267]&gt;=0.000000000001; TEXT([.D267]*1000000000000; &quot;0.0#&quot;)&amp;&quot; p&quot;;TEXT([.D267]; &quot;0.0#&quot;))))))))" office:value-type="string" office:string-value="2.8 k" calcext:value-type="string">
            <text:p>2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6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80" calcext:value-type="float">
            <text:p>1780</text:p>
          </table:table-cell>
          <table:table-cell/>
          <table:table-cell table:formula="of:=[.B268]+[.C268]" office:value-type="float" office:value="1780" calcext:value-type="float">
            <text:p>1780</text:p>
          </table:table-cell>
          <table:table-cell table:style-name="ce6" table:formula="of:=IF([.D268]&gt;=1000000; TEXT([.D268]/1000000; &quot;0.0#&quot;)&amp;&quot; M&quot;; IF([.D268]&gt;=1000; TEXT([.D268]/1000; &quot;0.0#&quot;)&amp;&quot; k&quot;;  IF([.D268]&gt;=1; TEXT([.D268]; &quot;0.0#&quot;);IF([.D268]&gt;=0.001; TEXT([.D268]*1000; &quot;0.0#&quot;)&amp;&quot; m&quot;; IF([.D268]&gt;=0.000001; TEXT([.D268]*1000000; &quot;0.0#&quot;)&amp;&quot; µ&quot;;IF([.D268]&gt;=0.000000001; TEXT([.D268]*1000000000; &quot;0.0#&quot;)&amp;&quot; n&quot;; IF([.D268]&gt;=0.000000000001; TEXT([.D268]*1000000000000; &quot;0.0#&quot;)&amp;&quot; p&quot;;TEXT([.D268]; &quot;0.0#&quot;))))))))" office:value-type="string" office:string-value="1.78 k" calcext:value-type="string">
            <text:p>1.7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6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20" calcext:value-type="float">
            <text:p>1820</text:p>
          </table:table-cell>
          <table:table-cell/>
          <table:table-cell table:formula="of:=[.B269]+[.C269]" office:value-type="float" office:value="1820" calcext:value-type="float">
            <text:p>1820</text:p>
          </table:table-cell>
          <table:table-cell table:style-name="ce6" table:formula="of:=IF([.D269]&gt;=1000000; TEXT([.D269]/1000000; &quot;0.0#&quot;)&amp;&quot; M&quot;; IF([.D269]&gt;=1000; TEXT([.D269]/1000; &quot;0.0#&quot;)&amp;&quot; k&quot;;  IF([.D269]&gt;=1; TEXT([.D269]; &quot;0.0#&quot;);IF([.D269]&gt;=0.001; TEXT([.D269]*1000; &quot;0.0#&quot;)&amp;&quot; m&quot;; IF([.D269]&gt;=0.000001; TEXT([.D269]*1000000; &quot;0.0#&quot;)&amp;&quot; µ&quot;;IF([.D269]&gt;=0.000000001; TEXT([.D269]*1000000000; &quot;0.0#&quot;)&amp;&quot; n&quot;; IF([.D269]&gt;=0.000000000001; TEXT([.D269]*1000000000000; &quot;0.0#&quot;)&amp;&quot; p&quot;;TEXT([.D269]; &quot;0.0#&quot;))))))))" office:value-type="string" office:string-value="1.82 k" calcext:value-type="string">
            <text:p>1.8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6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70" calcext:value-type="float">
            <text:p>1870</text:p>
          </table:table-cell>
          <table:table-cell/>
          <table:table-cell table:formula="of:=[.B270]+[.C270]" office:value-type="float" office:value="1870" calcext:value-type="float">
            <text:p>1870</text:p>
          </table:table-cell>
          <table:table-cell table:style-name="ce6" table:formula="of:=IF([.D270]&gt;=1000000; TEXT([.D270]/1000000; &quot;0.0#&quot;)&amp;&quot; M&quot;; IF([.D270]&gt;=1000; TEXT([.D270]/1000; &quot;0.0#&quot;)&amp;&quot; k&quot;;  IF([.D270]&gt;=1; TEXT([.D270]; &quot;0.0#&quot;);IF([.D270]&gt;=0.001; TEXT([.D270]*1000; &quot;0.0#&quot;)&amp;&quot; m&quot;; IF([.D270]&gt;=0.000001; TEXT([.D270]*1000000; &quot;0.0#&quot;)&amp;&quot; µ&quot;;IF([.D270]&gt;=0.000000001; TEXT([.D270]*1000000000; &quot;0.0#&quot;)&amp;&quot; n&quot;; IF([.D270]&gt;=0.000000000001; TEXT([.D270]*1000000000000; &quot;0.0#&quot;)&amp;&quot; p&quot;;TEXT([.D270]; &quot;0.0#&quot;))))))))" office:value-type="string" office:string-value="1.87 k" calcext:value-type="string">
            <text:p>1.8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7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910" calcext:value-type="float">
            <text:p>1910</text:p>
          </table:table-cell>
          <table:table-cell/>
          <table:table-cell table:formula="of:=[.B271]+[.C271]" office:value-type="float" office:value="1910" calcext:value-type="float">
            <text:p>1910</text:p>
          </table:table-cell>
          <table:table-cell table:style-name="ce6" table:formula="of:=IF([.D271]&gt;=1000000; TEXT([.D271]/1000000; &quot;0.0#&quot;)&amp;&quot; M&quot;; IF([.D271]&gt;=1000; TEXT([.D271]/1000; &quot;0.0#&quot;)&amp;&quot; k&quot;;  IF([.D271]&gt;=1; TEXT([.D271]; &quot;0.0#&quot;);IF([.D271]&gt;=0.001; TEXT([.D271]*1000; &quot;0.0#&quot;)&amp;&quot; m&quot;; IF([.D271]&gt;=0.000001; TEXT([.D271]*1000000; &quot;0.0#&quot;)&amp;&quot; µ&quot;;IF([.D271]&gt;=0.000000001; TEXT([.D271]*1000000000; &quot;0.0#&quot;)&amp;&quot; n&quot;; IF([.D271]&gt;=0.000000000001; TEXT([.D271]*1000000000000; &quot;0.0#&quot;)&amp;&quot; p&quot;;TEXT([.D271]; &quot;0.0#&quot;))))))))" office:value-type="string" office:string-value="1.91 k" calcext:value-type="string">
            <text:p>1.9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7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[.B272]+[.C272]" office:value-type="float" office:value="178" calcext:value-type="float">
            <text:p>178</text:p>
          </table:table-cell>
          <table:table-cell table:style-name="ce6" table:formula="of:=IF([.D272]&gt;=1000000; TEXT([.D272]/1000000; &quot;0.0#&quot;)&amp;&quot; M&quot;; IF([.D272]&gt;=1000; TEXT([.D272]/1000; &quot;0.0#&quot;)&amp;&quot; k&quot;;  IF([.D272]&gt;=1; TEXT([.D272]; &quot;0.0#&quot;);IF([.D272]&gt;=0.001; TEXT([.D272]*1000; &quot;0.0#&quot;)&amp;&quot; m&quot;; IF([.D272]&gt;=0.000001; TEXT([.D272]*1000000; &quot;0.0#&quot;)&amp;&quot; µ&quot;;IF([.D272]&gt;=0.000000001; TEXT([.D272]*1000000000; &quot;0.0#&quot;)&amp;&quot; n&quot;; IF([.D272]&gt;=0.000000000001; TEXT([.D272]*1000000000000; &quot;0.0#&quot;)&amp;&quot; p&quot;;TEXT([.D272]; &quot;0.0#&quot;))))))))" office:value-type="string" office:string-value="178.0" calcext:value-type="string">
            <text:p>17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7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[.B273]+[.C273]" office:value-type="float" office:value="182" calcext:value-type="float">
            <text:p>182</text:p>
          </table:table-cell>
          <table:table-cell table:style-name="ce6" table:formula="of:=IF([.D273]&gt;=1000000; TEXT([.D273]/1000000; &quot;0.0#&quot;)&amp;&quot; M&quot;; IF([.D273]&gt;=1000; TEXT([.D273]/1000; &quot;0.0#&quot;)&amp;&quot; k&quot;;  IF([.D273]&gt;=1; TEXT([.D273]; &quot;0.0#&quot;);IF([.D273]&gt;=0.001; TEXT([.D273]*1000; &quot;0.0#&quot;)&amp;&quot; m&quot;; IF([.D273]&gt;=0.000001; TEXT([.D273]*1000000; &quot;0.0#&quot;)&amp;&quot; µ&quot;;IF([.D273]&gt;=0.000000001; TEXT([.D273]*1000000000; &quot;0.0#&quot;)&amp;&quot; n&quot;; IF([.D273]&gt;=0.000000000001; TEXT([.D273]*1000000000000; &quot;0.0#&quot;)&amp;&quot; p&quot;;TEXT([.D273]; &quot;0.0#&quot;))))))))" office:value-type="string" office:string-value="182.0" calcext:value-type="string">
            <text:p>18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7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[.B274]+[.C274]" office:value-type="float" office:value="187" calcext:value-type="float">
            <text:p>187</text:p>
          </table:table-cell>
          <table:table-cell table:style-name="ce6" table:formula="of:=IF([.D274]&gt;=1000000; TEXT([.D274]/1000000; &quot;0.0#&quot;)&amp;&quot; M&quot;; IF([.D274]&gt;=1000; TEXT([.D274]/1000; &quot;0.0#&quot;)&amp;&quot; k&quot;;  IF([.D274]&gt;=1; TEXT([.D274]; &quot;0.0#&quot;);IF([.D274]&gt;=0.001; TEXT([.D274]*1000; &quot;0.0#&quot;)&amp;&quot; m&quot;; IF([.D274]&gt;=0.000001; TEXT([.D274]*1000000; &quot;0.0#&quot;)&amp;&quot; µ&quot;;IF([.D274]&gt;=0.000000001; TEXT([.D274]*1000000000; &quot;0.0#&quot;)&amp;&quot; n&quot;; IF([.D274]&gt;=0.000000000001; TEXT([.D274]*1000000000000; &quot;0.0#&quot;)&amp;&quot; p&quot;;TEXT([.D274]; &quot;0.0#&quot;))))))))" office:value-type="string" office:string-value="187.0" calcext:value-type="string">
            <text:p>18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7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91" calcext:value-type="float">
            <text:p>191</text:p>
          </table:table-cell>
          <table:table-cell/>
          <table:table-cell table:formula="of:=[.B275]+[.C275]" office:value-type="float" office:value="191" calcext:value-type="float">
            <text:p>191</text:p>
          </table:table-cell>
          <table:table-cell table:style-name="ce6" table:formula="of:=IF([.D275]&gt;=1000000; TEXT([.D275]/1000000; &quot;0.0#&quot;)&amp;&quot; M&quot;; IF([.D275]&gt;=1000; TEXT([.D275]/1000; &quot;0.0#&quot;)&amp;&quot; k&quot;;  IF([.D275]&gt;=1; TEXT([.D275]; &quot;0.0#&quot;);IF([.D275]&gt;=0.001; TEXT([.D275]*1000; &quot;0.0#&quot;)&amp;&quot; m&quot;; IF([.D275]&gt;=0.000001; TEXT([.D275]*1000000; &quot;0.0#&quot;)&amp;&quot; µ&quot;;IF([.D275]&gt;=0.000000001; TEXT([.D275]*1000000000; &quot;0.0#&quot;)&amp;&quot; n&quot;; IF([.D275]&gt;=0.000000000001; TEXT([.D275]*1000000000000; &quot;0.0#&quot;)&amp;&quot; p&quot;;TEXT([.D275]; &quot;0.0#&quot;))))))))" office:value-type="string" office:string-value="191.0" calcext:value-type="string">
            <text:p>19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7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[.B276]+[.C276]" office:value-type="float" office:value="215" calcext:value-type="float">
            <text:p>215</text:p>
          </table:table-cell>
          <table:table-cell table:style-name="ce6" table:formula="of:=IF([.D276]&gt;=1000000; TEXT([.D276]/1000000; &quot;0.0#&quot;)&amp;&quot; M&quot;; IF([.D276]&gt;=1000; TEXT([.D276]/1000; &quot;0.0#&quot;)&amp;&quot; k&quot;;  IF([.D276]&gt;=1; TEXT([.D276]; &quot;0.0#&quot;);IF([.D276]&gt;=0.001; TEXT([.D276]*1000; &quot;0.0#&quot;)&amp;&quot; m&quot;; IF([.D276]&gt;=0.000001; TEXT([.D276]*1000000; &quot;0.0#&quot;)&amp;&quot; µ&quot;;IF([.D276]&gt;=0.000000001; TEXT([.D276]*1000000000; &quot;0.0#&quot;)&amp;&quot; n&quot;; IF([.D276]&gt;=0.000000000001; TEXT([.D276]*1000000000000; &quot;0.0#&quot;)&amp;&quot; p&quot;;TEXT([.D276]; &quot;0.0#&quot;))))))))" office:value-type="string" office:string-value="215.0" calcext:value-type="string">
            <text:p>2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7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[.B277]+[.C277]" office:value-type="float" office:value="221" calcext:value-type="float">
            <text:p>221</text:p>
          </table:table-cell>
          <table:table-cell table:style-name="ce6" table:formula="of:=IF([.D277]&gt;=1000000; TEXT([.D277]/1000000; &quot;0.0#&quot;)&amp;&quot; M&quot;; IF([.D277]&gt;=1000; TEXT([.D277]/1000; &quot;0.0#&quot;)&amp;&quot; k&quot;;  IF([.D277]&gt;=1; TEXT([.D277]; &quot;0.0#&quot;);IF([.D277]&gt;=0.001; TEXT([.D277]*1000; &quot;0.0#&quot;)&amp;&quot; m&quot;; IF([.D277]&gt;=0.000001; TEXT([.D277]*1000000; &quot;0.0#&quot;)&amp;&quot; µ&quot;;IF([.D277]&gt;=0.000000001; TEXT([.D277]*1000000000; &quot;0.0#&quot;)&amp;&quot; n&quot;; IF([.D277]&gt;=0.000000000001; TEXT([.D277]*1000000000000; &quot;0.0#&quot;)&amp;&quot; p&quot;;TEXT([.D277]; &quot;0.0#&quot;))))))))" office:value-type="string" office:string-value="221.0" calcext:value-type="string">
            <text:p>22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7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" calcext:value-type="float">
            <text:p>226</text:p>
          </table:table-cell>
          <table:table-cell/>
          <table:table-cell table:formula="of:=[.B278]+[.C278]" office:value-type="float" office:value="226" calcext:value-type="float">
            <text:p>226</text:p>
          </table:table-cell>
          <table:table-cell table:style-name="ce6" table:formula="of:=IF([.D278]&gt;=1000000; TEXT([.D278]/1000000; &quot;0.0#&quot;)&amp;&quot; M&quot;; IF([.D278]&gt;=1000; TEXT([.D278]/1000; &quot;0.0#&quot;)&amp;&quot; k&quot;;  IF([.D278]&gt;=1; TEXT([.D278]; &quot;0.0#&quot;);IF([.D278]&gt;=0.001; TEXT([.D278]*1000; &quot;0.0#&quot;)&amp;&quot; m&quot;; IF([.D278]&gt;=0.000001; TEXT([.D278]*1000000; &quot;0.0#&quot;)&amp;&quot; µ&quot;;IF([.D278]&gt;=0.000000001; TEXT([.D278]*1000000000; &quot;0.0#&quot;)&amp;&quot; n&quot;; IF([.D278]&gt;=0.000000000001; TEXT([.D278]*1000000000000; &quot;0.0#&quot;)&amp;&quot; p&quot;;TEXT([.D278]; &quot;0.0#&quot;))))))))" office:value-type="string" office:string-value="226.0" calcext:value-type="string">
            <text:p>22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7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B279]+[.C279]" office:value-type="float" office:value="232" calcext:value-type="float">
            <text:p>232</text:p>
          </table:table-cell>
          <table:table-cell table:style-name="ce6" table:formula="of:=IF([.D279]&gt;=1000000; TEXT([.D279]/1000000; &quot;0.0#&quot;)&amp;&quot; M&quot;; IF([.D279]&gt;=1000; TEXT([.D279]/1000; &quot;0.0#&quot;)&amp;&quot; k&quot;;  IF([.D279]&gt;=1; TEXT([.D279]; &quot;0.0#&quot;);IF([.D279]&gt;=0.001; TEXT([.D279]*1000; &quot;0.0#&quot;)&amp;&quot; m&quot;; IF([.D279]&gt;=0.000001; TEXT([.D279]*1000000; &quot;0.0#&quot;)&amp;&quot; µ&quot;;IF([.D279]&gt;=0.000000001; TEXT([.D279]*1000000000; &quot;0.0#&quot;)&amp;&quot; n&quot;; IF([.D279]&gt;=0.000000000001; TEXT([.D279]*1000000000000; &quot;0.0#&quot;)&amp;&quot; p&quot;;TEXT([.D279]; &quot;0.0#&quot;))))))))" office:value-type="string" office:string-value="232.0" calcext:value-type="string">
            <text:p>23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7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28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28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28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N28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28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/>
          <table:table-cell table:number-columns-repeated="4"/>
          <table:table-cell table:style-name="ce10" table:formula="of:=HYPERLINK([.N28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28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28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5"/>
          <table:table-cell table:style-name="ce2"/>
          <table:table-cell table:number-columns-repeated="3"/>
          <table:table-cell table:style-name="ce10" table:formula="of:=HYPERLINK([.N28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N28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29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29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/>
          <table:table-cell table:style-name="ce2"/>
          <table:table-cell table:number-columns-repeated="3"/>
          <table:table-cell table:style-name="ce10" table:formula="of:=HYPERLINK([.N29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5"/>
          <table:table-cell table:style-name="ce2"/>
          <table:table-cell table:number-columns-repeated="3"/>
          <table:table-cell table:style-name="ce10" table:formula="of:=HYPERLINK([.N29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6"/>
          <table:table-cell table:style-name="ce2"/>
          <table:table-cell table:number-columns-repeated="2"/>
          <table:table-cell table:style-name="ce10" table:formula="of:=HYPERLINK([.N29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N29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5"/>
          <table:table-cell table:style-name="ce2" table:number-columns-repeated="2"/>
          <table:table-cell table:number-columns-repeated="2"/>
          <table:table-cell table:style-name="ce10" table:formula="of:=HYPERLINK([.N29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5"/>
          <table:table-cell table:style-name="ce2" table:number-columns-repeated="2"/>
          <table:table-cell table:number-columns-repeated="2"/>
          <table:table-cell table:style-name="ce10" table:formula="of:=HYPERLINK([.N29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N29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29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30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30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30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30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6"/>
          <table:table-cell table:style-name="ce2"/>
          <table:table-cell table:number-columns-repeated="2"/>
          <table:table-cell table:style-name="ce10" table:formula="of:=HYPERLINK([.N30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30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30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30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30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30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31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31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"/>
          <table:table-cell/>
          <table:table-cell table:style-name="ce6"/>
          <table:table-cell table:number-columns-repeated="3"/>
          <table:table-cell table:style-name="ce8" table:number-columns-repeated="2"/>
          <table:table-cell table:number-columns-repeated="4"/>
          <table:table-cell table:style-name="ce10" table:formula="of:=HYPERLINK([.N31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"/>
          <table:table-cell/>
          <table:table-cell table:style-name="ce6"/>
          <table:table-cell table:number-columns-repeated="9"/>
          <table:table-cell table:style-name="ce10" table:formula="of:=HYPERLINK([.N313]; &quot;View Image&quot;)" office:value-type="string" office:string-value="View Image" calcext:value-type="string">
            <text:p>View Image</text:p>
          </table:table-cell>
          <table:table-cell table:style-name="ce13"/>
          <table:table-cell table:number-columns-repeated="16368"/>
        </table:table-row>
        <table:table-row table:style-name="ro1">
          <table:table-cell table:number-columns-repeated="2"/>
          <table:table-cell table:style-name="ce3"/>
          <table:table-cell/>
          <table:table-cell table:style-name="ce6"/>
          <table:table-cell table:number-columns-repeated="9"/>
          <table:table-cell table:style-name="ce10" table:formula="of:=HYPERLINK([.N31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"/>
          <table:table-cell/>
          <table:table-cell table:style-name="ce6"/>
          <table:table-cell table:number-columns-repeated="9"/>
          <table:table-cell table:style-name="ce10" table:formula="of:=HYPERLINK([.N31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 table:number-rows-repeated="10">
          <table:table-cell table:number-columns-repeated="2"/>
          <table:table-cell table:style-name="ce3"/>
          <table:table-cell/>
          <table:table-cell table:style-name="ce6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16381"/>
        </table:table-row>
        <table:table-row table:style-name="ro1" table:number-rows-repeated="104824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2" number:min-decimal-places="12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/00/0000</text:date>, <text:time style:data-style-name="N2" text:time-value="16:05:36.4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6T18:53:12</meta:creation-date>
    <dc:language>en-US</dc:language>
    <dc:date>2026-01-25T16:21:51.705000000</dc:date>
    <meta:editing-cycles>31</meta:editing-cycles>
    <meta:editing-duration>P2DT16H10M19S</meta:editing-duration>
    <meta:generator>LibreOffice/24.2.5.2$Windows_X86_64 LibreOffice_project/bffef4ea93e59bebbeaf7f431bb02b1a39ee8a59</meta:generator>
    <meta:document-statistic meta:table-count="1" meta:cell-count="3143" meta:object-count="0"/>
    <meta:user-defined meta:name="AppVersion">15.0000</meta:user-defined>
  </office:meta>
</office:document-meta>
</file>